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45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8209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48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Time Delta</text:p>
          </table:table-cell>
          <table:table-cell office:value-type="string">
            <text:p>Run Avg</text:p>
          </table:table-cell>
          <table:table-cell office:value-type="string">
            <text:p>5pt SMA</text:p>
          </table:table-cell>
          <table:table-cell office:value-type="string">
            <text:p>Light Value</text:p>
          </table:table-cell>
          <table:table-cell office:value-type="string">
            <text:p>Delta Value</text:p>
          </table:table-cell>
          <table:table-cell office:value-type="string">
            <text:p>Count</text:p>
          </table:table-cell>
          <table:table-cell>
            <draw:frame table:end-cell-address="Sheet1.U31" table:end-x="0.7638in" table:end-y="0.1051in" draw:z-index="0" draw:style-name="gr1" draw:text-style-name="P1" svg:width="11.9189in" svg:height="5.0858in" svg:x="0.402in" svg:y="0.0417in">
              <draw:object draw:notify-on-update-of-ranges="Sheet1.B1:Sheet1.B1 Sheet1.B2:Sheet1.B387 Sheet1.C1:Sheet1.C1 Sheet1.C2:Sheet1.C387 Sheet1.D1:Sheet1.D1 Sheet1.D2:Sheet1.D38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11766435.31904">
            <text:p>1611766435.31904</text:p>
          </table:table-cell>
          <table:table-cell table:number-columns-repeated="2" office:value-type="float" office:value="0.000854969024658203">
            <text:p>0.000854969</text:p>
          </table:table-cell>
          <table:table-cell table:formula="of:=[.C2]" office:value-type="float" office:value="0.000854969024658203">
            <text:p>0.000854969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11766435.57688">
            <text:p>1611766435.57688</text:p>
          </table:table-cell>
          <table:table-cell office:value-type="float" office:value="0.000974655151367188">
            <text:p>0.0009746552</text:p>
          </table:table-cell>
          <table:table-cell office:value-type="float" office:value="0.000914812088012695">
            <text:p>0.0009148121</text:p>
          </table:table-cell>
          <table:table-cell table:formula="of:=AVERAGE([.C2:.C3])" office:value-type="float" office:value="0.000884890556335449">
            <text:p>0.0008848906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11766436.31948">
            <text:p>1611766436.31948</text:p>
          </table:table-cell>
          <table:table-cell office:value-type="float" office:value="0.00103163719177246">
            <text:p>0.0010316372</text:p>
          </table:table-cell>
          <table:table-cell office:value-type="float" office:value="0.00242905616760254">
            <text:p>0.0024290562</text:p>
          </table:table-cell>
          <table:table-cell table:formula="of:=AVERAGE([.C2:.C4])" office:value-type="float" office:value="0.00139961242675781">
            <text:p>0.0013996124</text:p>
          </table:table-cell>
          <table:table-cell office:value-type="float" office:value="116">
            <text:p>116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611766437.0556">
            <text:p>1611766437.0556</text:p>
          </table:table-cell>
          <table:table-cell office:value-type="float" office:value="0.00405049324035645">
            <text:p>0.0040504932</text:p>
          </table:table-cell>
          <table:table-cell office:value-type="float" office:value="0.00283441543579102">
            <text:p>0.0028344154</text:p>
          </table:table-cell>
          <table:table-cell table:formula="of:=AVERAGE([.C2:.C5])" office:value-type="float" office:value="0.00175831317901611">
            <text:p>0.0017583132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611766437.7973">
            <text:p>1611766437.7973</text:p>
          </table:table-cell>
          <table:table-cell office:value-type="float" office:value="0.0043330192565918">
            <text:p>0.0043330193</text:p>
          </table:table-cell>
          <table:table-cell office:value-type="float" office:value="0.00338084357125419">
            <text:p>0.0033808436</text:p>
          </table:table-cell>
          <table:table-cell table:formula="of:=AVERAGE([.C2:.C6])" office:value-type="float" office:value="0.00208281925746373">
            <text:p>0.0020828193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11766438.53332">
            <text:p>1611766438.53332</text:p>
          </table:table-cell>
          <table:table-cell office:value-type="float" office:value="0.00404763221740723">
            <text:p>0.0040476322</text:p>
          </table:table-cell>
          <table:table-cell office:value-type="float" office:value="0.00349197501227969">
            <text:p>0.003491975</text:p>
          </table:table-cell>
          <table:table-cell table:formula="of:=AVERAGE([.C3:.C7])" office:value-type="float" office:value="0.00261022045498803">
            <text:p>0.0026102205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611766439.27508">
            <text:p>1611766439.27508</text:p>
          </table:table-cell>
          <table:table-cell office:value-type="float" office:value="0.00335073471069336">
            <text:p>0.0033507347</text:p>
          </table:table-cell>
          <table:table-cell office:value-type="float" office:value="0.00355453305430227">
            <text:p>0.0035545331</text:p>
          </table:table-cell>
          <table:table-cell table:formula="of:=AVERAGE([.C4:.C8])" office:value-type="float" office:value="0.00313816464824594">
            <text:p>0.0031381646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611766440.01193">
            <text:p>1611766440.01193</text:p>
          </table:table-cell>
          <table:table-cell office:value-type="float" office:value="0.00377988815307617">
            <text:p>0.0037798882</text:p>
          </table:table-cell>
          <table:table-cell office:value-type="float" office:value="0.003582702441649">
            <text:p>0.0035827024</text:p>
          </table:table-cell>
          <table:table-cell table:formula="of:=AVERAGE([.C5:.C9])" office:value-type="float" office:value="0.00336889390305523">
            <text:p>0.0033688939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611766440.74992">
            <text:p>1611766440.74992</text:p>
          </table:table-cell>
          <table:table-cell office:value-type="float" office:value="0.00390744209289551">
            <text:p>0.0039074421</text:p>
          </table:table-cell>
          <table:table-cell office:value-type="float" office:value="0.00368223434839493">
            <text:p>0.0036822343</text:p>
          </table:table-cell>
          <table:table-cell table:formula="of:=AVERAGE([.C6:.C10])" office:value-type="float" office:value="0.00353845768557602">
            <text:p>0.0035384577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611766441.48299">
            <text:p>1611766441.48299</text:p>
          </table:table-cell>
          <table:table-cell office:value-type="float" office:value="0.00409173965454102">
            <text:p>0.0040917397</text:p>
          </table:table-cell>
          <table:table-cell office:value-type="float" office:value="0.00372318487900954">
            <text:p>0.0037231849</text:p>
          </table:table-cell>
          <table:table-cell table:formula="of:=AVERAGE([.C7:.C11])" office:value-type="float" office:value="0.00360692594712709">
            <text:p>0.0036069259</text:p>
          </table:table-cell>
          <table:table-cell office:value-type="float" office:value="116">
            <text:p>116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611766442.22852">
            <text:p>1611766442.22852</text:p>
          </table:table-cell>
          <table:table-cell office:value-type="float" office:value="0.00375914573669434">
            <text:p>0.0037591457</text:p>
          </table:table-cell>
          <table:table-cell office:value-type="float" office:value="0.00381048809398304">
            <text:p>0.0038104881</text:p>
          </table:table-cell>
          <table:table-cell table:formula="of:=AVERAGE([.C8:.C12])" office:value-type="float" office:value="0.00367062856346776">
            <text:p>0.0036706286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611766442.96134">
            <text:p>1611766442.96134</text:p>
          </table:table-cell>
          <table:table-cell office:value-type="float" office:value="0.0038444995880127">
            <text:p>0.0038444996</text:p>
          </table:table-cell>
          <table:table-cell office:value-type="float" office:value="0.00381332238515218">
            <text:p>0.0038133224</text:p>
          </table:table-cell>
          <table:table-cell table:formula="of:=AVERAGE([.C9:.C13])" office:value-type="float" office:value="0.00372238642963774">
            <text:p>0.0037223864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611766443.70633">
            <text:p>1611766443.70633</text:p>
          </table:table-cell>
          <table:table-cell office:value-type="float" office:value="0.00395274162292481">
            <text:p>0.0039527416</text:p>
          </table:table-cell>
          <table:table-cell office:value-type="float" office:value="0.00377063945407781">
            <text:p>0.0037706395</text:p>
          </table:table-cell>
          <table:table-cell table:formula="of:=AVERAGE([.C10:.C14])" office:value-type="float" office:value="0.0037599738321235">
            <text:p>0.0037599738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611766444.43922">
            <text:p>1611766444.43922</text:p>
          </table:table-cell>
          <table:table-cell office:value-type="float" office:value="0.00386714935302734">
            <text:p>0.0038671494</text:p>
          </table:table-cell>
          <table:table-cell office:value-type="float" office:value="0.00377753301828849">
            <text:p>0.003777533</text:p>
          </table:table-cell>
          <table:table-cell table:formula="of:=AVERAGE([.C11:.C15])" office:value-type="float" office:value="0.00377903356610221">
            <text:p>0.0037790336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611766445.18103">
            <text:p>1611766445.18103</text:p>
          </table:table-cell>
          <table:table-cell office:value-type="float" office:value="0.00382900238037109">
            <text:p>0.0038290024</text:p>
          </table:table-cell>
          <table:table-cell office:value-type="float" office:value="0.00366952377453185">
            <text:p>0.0036695238</text:p>
          </table:table-cell>
          <table:table-cell table:formula="of:=AVERAGE([.C12:.C16])" office:value-type="float" office:value="0.00376830134520668">
            <text:p>0.0037683013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11766445.91403">
            <text:p>1611766445.91403</text:p>
          </table:table-cell>
          <table:table-cell office:value-type="float" office:value="0.00391483306884766">
            <text:p>0.0039148331</text:p>
          </table:table-cell>
          <table:table-cell office:value-type="float" office:value="0.00368485560542659">
            <text:p>0.0036848556</text:p>
          </table:table-cell>
          <table:table-cell table:formula="of:=AVERAGE([.C13:.C17])" office:value-type="float" office:value="0.00374317484749538">
            <text:p>0.0037431748</text:p>
          </table:table-cell>
          <table:table-cell office:value-type="float" office:value="115">
            <text:p>115</text:p>
          </table:table-cell>
          <table:table-cell office:value-type="float" office:value="-5">
            <text:p>-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611766446.65603">
            <text:p>1611766446.65603</text:p>
          </table:table-cell>
          <table:table-cell office:value-type="float" office:value="0.00418615341186523">
            <text:p>0.0041861534</text:p>
          </table:table-cell>
          <table:table-cell office:value-type="float" office:value="0.00360385844019615">
            <text:p>0.0036038584</text:p>
          </table:table-cell>
          <table:table-cell table:formula="of:=AVERAGE([.C14:.C18])" office:value-type="float" office:value="0.00370128205850418">
            <text:p>0.0037012821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611766447.3889">
            <text:p>1611766447.3889</text:p>
          </table:table-cell>
          <table:table-cell office:value-type="float" office:value="0.00406885147094727">
            <text:p>0.0040688515</text:p>
          </table:table-cell>
          <table:table-cell office:value-type="float" office:value="0.00362969138634899">
            <text:p>0.0036296914</text:p>
          </table:table-cell>
          <table:table-cell table:formula="of:=AVERAGE([.C15:.C19])" office:value-type="float" office:value="0.00367309244495841">
            <text:p>0.0036730924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11766448.1307">
            <text:p>1611766448.1307</text:p>
          </table:table-cell>
          <table:table-cell office:value-type="float" office:value="0.00477004051208496">
            <text:p>0.0047700405</text:p>
          </table:table-cell>
          <table:table-cell office:value-type="float" office:value="0.00376185999855024">
            <text:p>0.00376186</text:p>
          </table:table-cell>
          <table:table-cell table:formula="of:=AVERAGE([.C16:.C20])" office:value-type="float" office:value="0.00366995784101076">
            <text:p>0.0036699578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611766448.8636">
            <text:p>1611766448.8636</text:p>
          </table:table-cell>
          <table:table-cell office:value-type="float" office:value="0.00381922721862793">
            <text:p>0.0038192272</text:p>
          </table:table-cell>
          <table:table-cell office:value-type="float" office:value="0.00376472835955412">
            <text:p>0.0037647284</text:p>
          </table:table-cell>
          <table:table-cell table:formula="of:=AVERAGE([.C17:.C21])" office:value-type="float" office:value="0.00368899875801522">
            <text:p>0.0036889988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611766449.6083">
            <text:p>1611766449.6083</text:p>
          </table:table-cell>
          <table:table-cell office:value-type="float" office:value="0.00391674041748047">
            <text:p>0.0039167404</text:p>
          </table:table-cell>
          <table:table-cell office:value-type="float" office:value="0.00378448440915062">
            <text:p>0.0037844844</text:p>
          </table:table-cell>
          <table:table-cell table:formula="of:=AVERAGE([.C18:.C22])" office:value-type="float" office:value="0.00370892451876002">
            <text:p>0.0037089245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611766450.33748">
            <text:p>1611766450.33748</text:p>
          </table:table-cell>
          <table:table-cell office:value-type="float" office:value="0.00399661064147949">
            <text:p>0.0039966106</text:p>
          </table:table-cell>
          <table:table-cell office:value-type="float" office:value="0.00379412651062012">
            <text:p>0.0037941265</text:p>
          </table:table-cell>
          <table:table-cell table:formula="of:=AVERAGE([.C19:.C23])" office:value-type="float" office:value="0.00374697813284482">
            <text:p>0.0037469781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611766451.08324">
            <text:p>1611766451.08324</text:p>
          </table:table-cell>
          <table:table-cell office:value-type="float" office:value="0.00502657890319824">
            <text:p>0.0050265789</text:p>
          </table:table-cell>
          <table:table-cell office:value-type="float" office:value="0.00375216210713901">
            <text:p>0.0037521621</text:p>
          </table:table-cell>
          <table:table-cell table:formula="of:=AVERAGE([.C20:.C24])" office:value-type="float" office:value="0.00377147227700282">
            <text:p>0.0037714723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611766451.81227">
            <text:p>1611766451.81227</text:p>
          </table:table-cell>
          <table:table-cell office:value-type="float" office:value="0.00397586822509766">
            <text:p>0.0039758682</text:p>
          </table:table-cell>
          <table:table-cell office:value-type="float" office:value="0.00376148319538729">
            <text:p>0.0037614832</text:p>
          </table:table-cell>
          <table:table-cell table:formula="of:=AVERAGE([.C21:.C25])" office:value-type="float" office:value="0.00377139691637023">
            <text:p>0.0037713969</text:p>
          </table:table-cell>
          <table:table-cell office:value-type="float" office:value="116">
            <text:p>116</text:p>
          </table:table-cell>
          <table:table-cell office:value-type="float" office:value="-7">
            <text:p>-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611766452.55406">
            <text:p>1611766452.55406</text:p>
          </table:table-cell>
          <table:table-cell office:value-type="float" office:value="0.000975131988525391">
            <text:p>0.000975132</text:p>
          </table:table-cell>
          <table:table-cell office:value-type="float" office:value="0.00359458758913237">
            <text:p>0.0035945876</text:p>
          </table:table-cell>
          <table:table-cell table:formula="of:=AVERAGE([.C22:.C26])" office:value-type="float" office:value="0.00373736876228588">
            <text:p>0.0037373688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611766453.28604">
            <text:p>1611766453.28604</text:p>
          </table:table-cell>
          <table:table-cell office:value-type="float" office:value="0.00392651557922363">
            <text:p>0.0039265156</text:p>
          </table:table-cell>
          <table:table-cell office:value-type="float" office:value="0.00360735405028973">
            <text:p>0.0036073541</text:p>
          </table:table-cell>
          <table:table-cell table:formula="of:=AVERAGE([.C23:.C27])" office:value-type="float" office:value="0.0037019426905137">
            <text:p>0.0037019427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611766454.02773">
            <text:p>1611766454.02773</text:p>
          </table:table-cell>
          <table:table-cell office:value-type="float" office:value="0.0037989616394043">
            <text:p>0.0037989616</text:p>
          </table:table-cell>
          <table:table-cell office:value-type="float" office:value="0.00358458431248454">
            <text:p>0.0035845843</text:p>
          </table:table-cell>
          <table:table-cell table:formula="of:=AVERAGE([.C24:.C28])" office:value-type="float" office:value="0.00366003425088659">
            <text:p>0.0036600343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611766454.75692">
            <text:p>1611766454.75692</text:p>
          </table:table-cell>
          <table:table-cell office:value-type="float" office:value="0.00400567054748535">
            <text:p>0.0040056705</text:p>
          </table:table-cell>
          <table:table-cell office:value-type="float" office:value="0.00359962310659171">
            <text:p>0.0035996231</text:p>
          </table:table-cell>
          <table:table-cell table:formula="of:=AVERAGE([.C25:.C29])" office:value-type="float" office:value="0.00362952645077713">
            <text:p>0.0036295265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11766455.50257">
            <text:p>1611766455.50257</text:p>
          </table:table-cell>
          <table:table-cell office:value-type="float" office:value="0.00386476516723633">
            <text:p>0.0038647652</text:p>
          </table:table-cell>
          <table:table-cell office:value-type="float" office:value="0.00363516589932703">
            <text:p>0.0036351659</text:p>
          </table:table-cell>
          <table:table-cell table:formula="of:=AVERAGE([.C26:.C30])" office:value-type="float" office:value="0.00360426299156508">
            <text:p>0.003604263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611766456.23169">
            <text:p>1611766456.23169</text:p>
          </table:table-cell>
          <table:table-cell office:value-type="float" office:value="0.00380849838256836">
            <text:p>0.0038084984</text:p>
          </table:table-cell>
          <table:table-cell office:value-type="float" office:value="0.00364094364876841">
            <text:p>0.0036409436</text:p>
          </table:table-cell>
          <table:table-cell table:formula="of:=AVERAGE([.C27:.C31])" office:value-type="float" office:value="0.00361353420349228">
            <text:p>0.0036135342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611766456.97641">
            <text:p>1611766456.97641</text:p>
          </table:table-cell>
          <table:table-cell office:value-type="float" office:value="0.00371241569519043">
            <text:p>0.0037124157</text:p>
          </table:table-cell>
          <table:table-cell office:value-type="float" office:value="0.00365930752942212">
            <text:p>0.0036593075</text:p>
          </table:table-cell>
          <table:table-cell table:formula="of:=AVERAGE([.C28:.C32])" office:value-type="float" office:value="0.00362392489931876">
            <text:p>0.0036239249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11766457.70544">
            <text:p>1611766457.70544</text:p>
          </table:table-cell>
          <table:table-cell office:value-type="float" office:value="0.00386357307434082">
            <text:p>0.0038635731</text:p>
          </table:table-cell>
          <table:table-cell office:value-type="float" office:value="0.00366569082770083">
            <text:p>0.0036656908</text:p>
          </table:table-cell>
          <table:table-cell table:formula="of:=AVERAGE([.C29:.C33])" office:value-type="float" office:value="0.00364014620236202">
            <text:p>0.0036401462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11766458.45126">
            <text:p>1611766458.45126</text:p>
          </table:table-cell>
          <table:table-cell office:value-type="float" office:value="0.00386404991149902">
            <text:p>0.0038640499</text:p>
          </table:table-cell>
          <table:table-cell office:value-type="float" office:value="0.00354366739683588">
            <text:p>0.0035436674</text:p>
          </table:table-cell>
          <table:table-cell table:formula="of:=AVERAGE([.C30:.C34])" office:value-type="float" office:value="0.00362895506041085">
            <text:p>0.0036289551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611766459.18044">
            <text:p>1611766459.18044</text:p>
          </table:table-cell>
          <table:table-cell office:value-type="float" office:value="0.0039982795715332">
            <text:p>0.0039982796</text:p>
          </table:table-cell>
          <table:table-cell office:value-type="float" office:value="0.00355703834315051">
            <text:p>0.0035570383</text:p>
          </table:table-cell>
          <table:table-cell table:formula="of:=AVERAGE([.C31:.C35])" office:value-type="float" office:value="0.00361332954917555">
            <text:p>0.0036133295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611766459.92209">
            <text:p>1611766459.92209</text:p>
          </table:table-cell>
          <table:table-cell office:value-type="float" office:value="0.00097346305847168">
            <text:p>0.0009734631</text:p>
          </table:table-cell>
          <table:table-cell office:value-type="float" office:value="0.00340901401400151">
            <text:p>0.003409014</text:p>
          </table:table-cell>
          <table:table-cell table:formula="of:=AVERAGE([.C32:.C36])" office:value-type="float" office:value="0.00356694362222217">
            <text:p>0.0035669436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611766460.65122">
            <text:p>1611766460.65122</text:p>
          </table:table-cell>
          <table:table-cell office:value-type="float" office:value="0.000959873199462891">
            <text:p>0.0009598732</text:p>
          </table:table-cell>
          <table:table-cell office:value-type="float" office:value="0.00334098232470877">
            <text:p>0.0033409823</text:p>
          </table:table-cell>
          <table:table-cell table:formula="of:=AVERAGE([.C33:.C37])" office:value-type="float" office:value="0.0035032785812795">
            <text:p>0.0035032786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611766461.39169">
            <text:p>1611766461.39169</text:p>
          </table:table-cell>
          <table:table-cell office:value-type="float" office:value="0.00385761260986328">
            <text:p>0.0038576126</text:p>
          </table:table-cell>
          <table:table-cell office:value-type="float" office:value="0.00337756991311486">
            <text:p>0.0033775699</text:p>
          </table:table-cell>
          <table:table-cell table:formula="of:=AVERAGE([.C34:.C38])" office:value-type="float" office:value="0.00344565439836231">
            <text:p>0.0034456544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611766462.12585">
            <text:p>1611766462.12585</text:p>
          </table:table-cell>
          <table:table-cell office:value-type="float" office:value="0.00385928153991699">
            <text:p>0.0038592815</text:p>
          </table:table-cell>
          <table:table-cell office:value-type="float" office:value="0.00339024653487281">
            <text:p>0.0033902465</text:p>
          </table:table-cell>
          <table:table-cell table:formula="of:=AVERAGE([.C35:.C39])" office:value-type="float" office:value="0.00341497022596969">
            <text:p>0.0034149702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611766462.86676">
            <text:p>1611766462.86676</text:p>
          </table:table-cell>
          <table:table-cell office:value-type="float" office:value="0.00398898124694824">
            <text:p>0.0039889812</text:p>
          </table:table-cell>
          <table:table-cell office:value-type="float" office:value="0.00340382054320767">
            <text:p>0.0034038205</text:p>
          </table:table-cell>
          <table:table-cell table:formula="of:=AVERAGE([.C36:.C40])" office:value-type="float" office:value="0.00338432666598112">
            <text:p>0.0033843267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611766463.59575">
            <text:p>1611766463.59575</text:p>
          </table:table-cell>
          <table:table-cell office:value-type="float" office:value="0.00387167930603027">
            <text:p>0.0038716793</text:p>
          </table:table-cell>
          <table:table-cell office:value-type="float" office:value="0.00341551701227824">
            <text:p>0.003415517</text:p>
          </table:table-cell>
          <table:table-cell table:formula="of:=AVERAGE([.C37:.C41])" office:value-type="float" office:value="0.00338562726563647">
            <text:p>0.0033856273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611766464.34052">
            <text:p>1611766464.34052</text:p>
          </table:table-cell>
          <table:table-cell office:value-type="float" office:value="0.0038597583770752">
            <text:p>0.0038597584</text:p>
          </table:table-cell>
          <table:table-cell office:value-type="float" office:value="0.00344884327550471">
            <text:p>0.0034488433</text:p>
          </table:table-cell>
          <table:table-cell table:formula="of:=AVERAGE([.C38:.C42])" office:value-type="float" office:value="0.00340719945579566">
            <text:p>0.0034071995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11766465.06949">
            <text:p>1611766465.06949</text:p>
          </table:table-cell>
          <table:table-cell office:value-type="float" office:value="0.00391650199890137">
            <text:p>0.003916502</text:p>
          </table:table-cell>
          <table:table-cell office:value-type="float" office:value="0.00345997800701416">
            <text:p>0.003459978</text:p>
          </table:table-cell>
          <table:table-cell table:formula="of:=AVERAGE([.C39:.C43])" office:value-type="float" office:value="0.00342368107457552">
            <text:p>0.0034236811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611766465.81141">
            <text:p>1611766465.81141</text:p>
          </table:table-cell>
          <table:table-cell office:value-type="float" office:value="0.00391769409179687">
            <text:p>0.0039176941</text:p>
          </table:table-cell>
          <table:table-cell office:value-type="float" office:value="0.00348063900281764">
            <text:p>0.003480639</text:p>
          </table:table-cell>
          <table:table-cell table:formula="of:=AVERAGE([.C40:.C44])" office:value-type="float" office:value="0.00344175956816449">
            <text:p>0.0034417596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11766466.54037">
            <text:p>1611766466.54037</text:p>
          </table:table-cell>
          <table:table-cell office:value-type="float" office:value="0.00389480590820313">
            <text:p>0.0038948059</text:p>
          </table:table-cell>
          <table:table-cell office:value-type="float" office:value="0.00349005188703095">
            <text:p>0.0034900519</text:p>
          </table:table-cell>
          <table:table-cell table:formula="of:=AVERAGE([.C41:.C45])" office:value-type="float" office:value="0.00345900583692914">
            <text:p>0.0034590058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11766467.2822">
            <text:p>1611766467.2822</text:p>
          </table:table-cell>
          <table:table-cell office:value-type="float" office:value="0.00385355949401855">
            <text:p>0.0038535595</text:p>
          </table:table-cell>
          <table:table-cell office:value-type="float" office:value="0.00346013268614127">
            <text:p>0.0034601327</text:p>
          </table:table-cell>
          <table:table-cell table:formula="of:=AVERAGE([.C42:.C46])" office:value-type="float" office:value="0.00346792897170175">
            <text:p>0.003467929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611766468.0111">
            <text:p>1611766468.0111</text:p>
          </table:table-cell>
          <table:table-cell office:value-type="float" office:value="0.00384092330932617">
            <text:p>0.0038409233</text:p>
          </table:table-cell>
          <table:table-cell office:value-type="float" office:value="0.00346841074316703">
            <text:p>0.0034684107</text:p>
          </table:table-cell>
          <table:table-cell table:formula="of:=AVERAGE([.C43:.C47])" office:value-type="float" office:value="0.00347184246523421">
            <text:p>0.0034718425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611766468.75306">
            <text:p>1611766468.75306</text:p>
          </table:table-cell>
          <table:table-cell office:value-type="float" office:value="0.00489592552185059">
            <text:p>0.0048959255</text:p>
          </table:table-cell>
          <table:table-cell office:value-type="float" office:value="0.00352034746810932">
            <text:p>0.0035203475</text:p>
          </table:table-cell>
          <table:table-cell table:formula="of:=AVERAGE([.C44:.C48])" office:value-type="float" office:value="0.00348391635745324">
            <text:p>0.0034839164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611766469.48194">
            <text:p>1611766469.48194</text:p>
          </table:table-cell>
          <table:table-cell office:value-type="float" office:value="0.00489139556884766">
            <text:p>0.0048913956</text:p>
          </table:table-cell>
          <table:table-cell office:value-type="float" office:value="0.00354891097020803">
            <text:p>0.003548911</text:p>
          </table:table-cell>
          <table:table-cell table:formula="of:=AVERAGE([.C45:.C49])" office:value-type="float" office:value="0.00349757075093132">
            <text:p>0.0034975708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611766470.22669">
            <text:p>1611766470.22669</text:p>
          </table:table-cell>
          <table:table-cell office:value-type="float" office:value="0.00387239456176758">
            <text:p>0.0038723946</text:p>
          </table:table-cell>
          <table:table-cell office:value-type="float" office:value="0.00356155777685275">
            <text:p>0.0035615578</text:p>
          </table:table-cell>
          <table:table-cell table:formula="of:=AVERAGE([.C46:.C50])" office:value-type="float" office:value="0.00351187192889568">
            <text:p>0.0035118719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11766470.9558">
            <text:p>1611766470.9558</text:p>
          </table:table-cell>
          <table:table-cell office:value-type="float" office:value="0.00406789779663086">
            <text:p>0.0040678978</text:p>
          </table:table-cell>
          <table:table-cell office:value-type="float" office:value="0.00357168457724831">
            <text:p>0.0035716846</text:p>
          </table:table-cell>
          <table:table-cell table:formula="of:=AVERAGE([.C47:.C51])" office:value-type="float" office:value="0.00353418230711709">
            <text:p>0.0035341823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611766471.69649">
            <text:p>1611766471.69649</text:p>
          </table:table-cell>
          <table:table-cell office:value-type="float" office:value="0.00383949279785156">
            <text:p>0.0038394928</text:p>
          </table:table-cell>
          <table:table-cell office:value-type="float" office:value="0.00358434391054535">
            <text:p>0.0035843439</text:p>
          </table:table-cell>
          <table:table-cell table:formula="of:=AVERAGE([.C48:.C52])" office:value-type="float" office:value="0.00355736894059275">
            <text:p>0.0035573689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11766472.42555">
            <text:p>1611766472.42555</text:p>
          </table:table-cell>
          <table:table-cell office:value-type="float" office:value="0.00401782989501953">
            <text:p>0.0040178299</text:p>
          </table:table-cell>
          <table:table-cell office:value-type="float" office:value="0.00359268017947754">
            <text:p>0.0035926802</text:p>
          </table:table-cell>
          <table:table-cell table:formula="of:=AVERAGE([.C49:.C53])" office:value-type="float" office:value="0.0035718354828664">
            <text:p>0.0035718355</text:p>
          </table:table-cell>
          <table:table-cell office:value-type="float" office:value="116">
            <text:p>116</text:p>
          </table:table-cell>
          <table:table-cell office:value-type="float" office:value="-6">
            <text:p>-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611766473.16815">
            <text:p>1611766473.16815</text:p>
          </table:table-cell>
          <table:table-cell office:value-type="float" office:value="0.00306439399719238">
            <text:p>0.003064394</text:p>
          </table:table-cell>
          <table:table-cell office:value-type="float" office:value="0.00359590487393244">
            <text:p>0.0035959049</text:p>
          </table:table-cell>
          <table:table-cell table:formula="of:=AVERAGE([.C50:.C54])" office:value-type="float" office:value="0.00358123426361128">
            <text:p>0.0035812343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611766473.89715">
            <text:p>1611766473.89715</text:p>
          </table:table-cell>
          <table:table-cell office:value-type="float" office:value="0.00377464294433594">
            <text:p>0.0037746429</text:p>
          </table:table-cell>
          <table:table-cell office:value-type="float" office:value="0.00359921483819917">
            <text:p>0.0035992148</text:p>
          </table:table-cell>
          <table:table-cell table:formula="of:=AVERAGE([.C51:.C55])" office:value-type="float" office:value="0.00358876567588056">
            <text:p>0.0035887657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611766474.63784">
            <text:p>1611766474.63784</text:p>
          </table:table-cell>
          <table:table-cell office:value-type="float" office:value="0.0037543773651123">
            <text:p>0.0037543774</text:p>
          </table:table-cell>
          <table:table-cell office:value-type="float" office:value="0.00361285984249655">
            <text:p>0.0036128598</text:p>
          </table:table-cell>
          <table:table-cell table:formula="of:=AVERAGE([.C52:.C56])" office:value-type="float" office:value="0.00359700072893021">
            <text:p>0.0035970007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611766475.36694">
            <text:p>1611766475.36694</text:p>
          </table:table-cell>
          <table:table-cell office:value-type="float" office:value="0.00381183624267578">
            <text:p>0.0038118362</text:p>
          </table:table-cell>
          <table:table-cell office:value-type="float" office:value="0.00361641299249975">
            <text:p>0.003616413</text:p>
          </table:table-cell>
          <table:table-cell table:formula="of:=AVERAGE([.C53:.C57])" office:value-type="float" office:value="0.00360341454532109">
            <text:p>0.0036034145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611766476.10764">
            <text:p>1611766476.10764</text:p>
          </table:table-cell>
          <table:table-cell office:value-type="float" office:value="0.00383377075195313">
            <text:p>0.0038337708</text:p>
          </table:table-cell>
          <table:table-cell office:value-type="float" office:value="0.00364648050931263">
            <text:p>0.0036464805</text:p>
          </table:table-cell>
          <table:table-cell table:formula="of:=AVERAGE([.C54:.C58])" office:value-type="float" office:value="0.00361417461128811">
            <text:p>0.0036141746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11766476.83671">
            <text:p>1611766476.83671</text:p>
          </table:table-cell>
          <table:table-cell office:value-type="float" office:value="0.0040583610534668">
            <text:p>0.0040583611</text:p>
          </table:table-cell>
          <table:table-cell office:value-type="float" office:value="0.00365358189800494">
            <text:p>0.0036535819</text:p>
          </table:table-cell>
          <table:table-cell table:formula="of:=AVERAGE([.C55:.C59])" office:value-type="float" office:value="0.00362571001610261">
            <text:p>0.00362571</text:p>
          </table:table-cell>
          <table:table-cell office:value-type="float" office:value="114">
            <text:p>114</text:p>
          </table:table-cell>
          <table:table-cell office:value-type="float" office:value="-10">
            <text:p>-1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1766477.5791">
            <text:p>1611766477.5791</text:p>
          </table:table-cell>
          <table:table-cell office:value-type="float" office:value="0.000766277313232422">
            <text:p>0.0007662773</text:p>
          </table:table-cell>
          <table:table-cell office:value-type="float" office:value="0.00356142001792381">
            <text:p>0.00356142</text:p>
          </table:table-cell>
          <table:table-cell table:formula="of:=AVERAGE([.C56:.C60])" office:value-type="float" office:value="0.00361815105204754">
            <text:p>0.0036181511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611766478.30836">
            <text:p>1611766478.30836</text:p>
          </table:table-cell>
          <table:table-cell office:value-type="float" office:value="0.000985145568847656">
            <text:p>0.0009851456</text:p>
          </table:table-cell>
          <table:table-cell office:value-type="float" office:value="0.0035184821104392">
            <text:p>0.0035184821</text:p>
          </table:table-cell>
          <table:table-cell table:formula="of:=AVERAGE([.C57:.C61])" office:value-type="float" office:value="0.00359927550563607">
            <text:p>0.0035992755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611766479.04898">
            <text:p>1611766479.04898</text:p>
          </table:table-cell>
          <table:table-cell office:value-type="float" office:value="0.00367069244384766">
            <text:p>0.0036706924</text:p>
          </table:table-cell>
          <table:table-cell office:value-type="float" office:value="0.00353270928084427">
            <text:p>0.0035327093</text:p>
          </table:table-cell>
          <table:table-cell table:formula="of:=AVERAGE([.C58:.C62])" office:value-type="float" office:value="0.00358253476330497">
            <text:p>0.0035825348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611766479.778">
            <text:p>1611766479.778</text:p>
          </table:table-cell>
          <table:table-cell office:value-type="float" office:value="0.00398492813110352">
            <text:p>0.0039849281</text:p>
          </table:table-cell>
          <table:table-cell office:value-type="float" office:value="0.00354000313326781">
            <text:p>0.0035400031</text:p>
          </table:table-cell>
          <table:table-cell table:formula="of:=AVERAGE([.C59:.C63])" office:value-type="float" office:value="0.00356123928809601">
            <text:p>0.0035612393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11766480.51965">
            <text:p>1611766480.51965</text:p>
          </table:table-cell>
          <table:table-cell office:value-type="float" office:value="0.00486540794372559">
            <text:p>0.0048654079</text:p>
          </table:table-cell>
          <table:table-cell office:value-type="float" office:value="0.0035701352534745">
            <text:p>0.0035701353</text:p>
          </table:table-cell>
          <table:table-cell table:formula="of:=AVERAGE([.C60:.C64])" office:value-type="float" office:value="0.00354454995918992">
            <text:p>0.00354455</text:p>
          </table:table-cell>
          <table:table-cell office:value-type="float" office:value="113">
            <text:p>113</text:p>
          </table:table-cell>
          <table:table-cell office:value-type="float" office:value="-10">
            <text:p>-10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611766481.24875">
            <text:p>1611766481.24875</text:p>
          </table:table-cell>
          <table:table-cell office:value-type="float" office:value="0.00503635406494141">
            <text:p>0.0050363541</text:p>
          </table:table-cell>
          <table:table-cell office:value-type="float" office:value="0.00359304492240367">
            <text:p>0.0035930449</text:p>
          </table:table-cell>
          <table:table-cell table:formula="of:=AVERAGE([.C61:.C65])" office:value-type="float" office:value="0.00355087494008589">
            <text:p>0.0035508749</text:p>
          </table:table-cell>
          <table:table-cell office:value-type="float" office:value="114">
            <text:p>114</text:p>
          </table:table-cell>
          <table:table-cell office:value-type="float" office:value="-6">
            <text:p>-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1611766481.98938">
            <text:p>1611766481.98938</text:p>
          </table:table-cell>
          <table:table-cell office:value-type="float" office:value="0.00385618209838867">
            <text:p>0.0038561821</text:p>
          </table:table-cell>
          <table:table-cell office:value-type="float" office:value="0.00359421783769634">
            <text:p>0.0035942178</text:p>
          </table:table-cell>
          <table:table-cell table:formula="of:=AVERAGE([.C62:.C66])" office:value-type="float" office:value="0.00356602208553732">
            <text:p>0.0035660221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611766482.71846">
            <text:p>1611766482.71846</text:p>
          </table:table-cell>
          <table:table-cell office:value-type="float" office:value="0.00399088859558106">
            <text:p>0.0039908886</text:p>
          </table:table-cell>
          <table:table-cell office:value-type="float" office:value="0.0036002280006946">
            <text:p>0.003600228</text:p>
          </table:table-cell>
          <table:table-cell table:formula="of:=AVERAGE([.C63:.C67])" office:value-type="float" office:value="0.00357952582950738">
            <text:p>0.0035795258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611766483.45616">
            <text:p>1611766483.45616</text:p>
          </table:table-cell>
          <table:table-cell office:value-type="float" office:value="0.00389504432678223">
            <text:p>0.0038950443</text:p>
          </table:table-cell>
          <table:table-cell office:value-type="float" office:value="0.00361253980770357">
            <text:p>0.0036125398</text:p>
          </table:table-cell>
          <table:table-cell table:formula="of:=AVERAGE([.C64:.C68])" office:value-type="float" office:value="0.00359403316439453">
            <text:p>0.0035940332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611766484.18525">
            <text:p>1611766484.18525</text:p>
          </table:table-cell>
          <table:table-cell office:value-type="float" office:value="0.00408697128295898">
            <text:p>0.0040869713</text:p>
          </table:table-cell>
          <table:table-cell office:value-type="float" office:value="0.00361951674116321">
            <text:p>0.0036195167</text:p>
          </table:table-cell>
          <table:table-cell table:formula="of:=AVERAGE([.C65:.C69])" office:value-type="float" office:value="0.00360390946193228">
            <text:p>0.0036039095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611766484.93069">
            <text:p>1611766484.93069</text:p>
          </table:table-cell>
          <table:table-cell office:value-type="float" office:value="0.00389242172241211">
            <text:p>0.0038924217</text:p>
          </table:table-cell>
          <table:table-cell office:value-type="float" office:value="0.00362726980937276">
            <text:p>0.0036272698</text:p>
          </table:table-cell>
          <table:table-cell table:formula="of:=AVERAGE([.C66:.C70])" office:value-type="float" office:value="0.00361075443932609">
            <text:p>0.0036107544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611766485.65574">
            <text:p>1611766485.65574</text:p>
          </table:table-cell>
          <table:table-cell office:value-type="float" office:value="0.00492143630981445">
            <text:p>0.0049214363</text:p>
          </table:table-cell>
          <table:table-cell office:value-type="float" office:value="0.00364575790223621">
            <text:p>0.0036457579</text:p>
          </table:table-cell>
          <table:table-cell table:formula="of:=AVERAGE([.C67:.C71])" office:value-type="float" office:value="0.00362106245223407">
            <text:p>0.0036210625</text:p>
          </table:table-cell>
          <table:table-cell office:value-type="float" office:value="116">
            <text:p>116</text:p>
          </table:table-cell>
          <table:table-cell office:value-type="float" office:value="-7">
            <text:p>-7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11766486.3976">
            <text:p>1611766486.3976</text:p>
          </table:table-cell>
          <table:table-cell office:value-type="float" office:value="0.00110054016113281">
            <text:p>0.0011005402</text:p>
          </table:table-cell>
          <table:table-cell office:value-type="float" office:value="0.00361559446407058">
            <text:p>0.0036155945</text:p>
          </table:table-cell>
          <table:table-cell table:formula="of:=AVERAGE([.C68:.C72])" office:value-type="float" office:value="0.00362413574490926">
            <text:p>0.0036241357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611766487.12272">
            <text:p>1611766487.12272</text:p>
          </table:table-cell>
          <table:table-cell office:value-type="float" office:value="0.00116825103759766">
            <text:p>0.001168251</text:p>
          </table:table-cell>
          <table:table-cell office:value-type="float" office:value="0.00358160358314734">
            <text:p>0.0035816036</text:p>
          </table:table-cell>
          <table:table-cell table:formula="of:=AVERAGE([.C69:.C73])" office:value-type="float" office:value="0.00361794849999802">
            <text:p>0.0036179485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611766487.86704">
            <text:p>1611766487.86704</text:p>
          </table:table-cell>
          <table:table-cell office:value-type="float" office:value="0.00378894805908203">
            <text:p>0.0037889481</text:p>
          </table:table-cell>
          <table:table-cell office:value-type="float" office:value="0.0035912196806115">
            <text:p>0.0035912197</text:p>
          </table:table-cell>
          <table:table-cell table:formula="of:=AVERAGE([.C70:.C74])" office:value-type="float" office:value="0.00361228908788768">
            <text:p>0.0036122891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611766488.59208">
            <text:p>1611766488.59208</text:p>
          </table:table-cell>
          <table:table-cell office:value-type="float" office:value="0.00394320487976074">
            <text:p>0.0039432049</text:p>
          </table:table-cell>
          <table:table-cell office:value-type="float" office:value="0.00359597623735676">
            <text:p>0.0035959762</text:p>
          </table:table-cell>
          <table:table-cell table:formula="of:=AVERAGE([.C71:.C75])" office:value-type="float" office:value="0.00360603037348448">
            <text:p>0.0036060304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11766489.33769">
            <text:p>1611766489.33769</text:p>
          </table:table-cell>
          <table:table-cell office:value-type="float" office:value="0.00478911399841309">
            <text:p>0.004789114</text:p>
          </table:table-cell>
          <table:table-cell office:value-type="float" office:value="0.00362392484405894">
            <text:p>0.0036239248</text:p>
          </table:table-cell>
          <table:table-cell table:formula="of:=AVERAGE([.C72:.C76])" office:value-type="float" office:value="0.00360166376184903">
            <text:p>0.0036016638</text:p>
          </table:table-cell>
          <table:table-cell office:value-type="float" office:value="113">
            <text:p>113</text:p>
          </table:table-cell>
          <table:table-cell office:value-type="float" office:value="-5">
            <text:p>-5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611766490.06658">
            <text:p>1611766490.06658</text:p>
          </table:table-cell>
          <table:table-cell office:value-type="float" office:value="0.00391864776611328">
            <text:p>0.0039186478</text:p>
          </table:table-cell>
          <table:table-cell office:value-type="float" office:value="0.00362780277724387">
            <text:p>0.0036278028</text:p>
          </table:table-cell>
          <table:table-cell table:formula="of:=AVERAGE([.C73:.C77])" office:value-type="float" office:value="0.00360410542448368">
            <text:p>0.0036041054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611766490.80423">
            <text:p>1611766490.80423</text:p>
          </table:table-cell>
          <table:table-cell office:value-type="float" office:value="0.00361299514770508">
            <text:p>0.0036129951</text:p>
          </table:table-cell>
          <table:table-cell office:value-type="float" office:value="0.00363493887140724">
            <text:p>0.0036349389</text:p>
          </table:table-cell>
          <table:table-cell table:formula="of:=AVERAGE([.C74:.C78])" office:value-type="float" office:value="0.00361477248213566">
            <text:p>0.0036147725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11766491.53321">
            <text:p>1611766491.53321</text:p>
          </table:table-cell>
          <table:table-cell office:value-type="float" office:value="0.00389862060546875">
            <text:p>0.0038986206</text:p>
          </table:table-cell>
          <table:table-cell office:value-type="float" office:value="0.00363831940645931">
            <text:p>0.0036383194</text:p>
          </table:table-cell>
          <table:table-cell table:formula="of:=AVERAGE([.C75:.C79])" office:value-type="float" office:value="0.00362419242730523">
            <text:p>0.0036241924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1611766492.27404">
            <text:p>1611766492.27404</text:p>
          </table:table-cell>
          <table:table-cell office:value-type="float" office:value="0.00404834747314453">
            <text:p>0.0040483475</text:p>
          </table:table-cell>
          <table:table-cell office:value-type="float" office:value="0.00366069544453454">
            <text:p>0.0036606954</text:p>
          </table:table-cell>
          <table:table-cell table:formula="of:=AVERAGE([.C76:.C80])" office:value-type="float" office:value="0.00363713626874078">
            <text:p>0.0036371363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611766492.99895">
            <text:p>1611766492.99895</text:p>
          </table:table-cell>
          <table:table-cell office:value-type="float" office:value="0.00384950637817383">
            <text:p>0.0038495064</text:p>
          </table:table-cell>
          <table:table-cell office:value-type="float" office:value="0.00366305558120503">
            <text:p>0.0036630556</text:p>
          </table:table-cell>
          <table:table-cell table:formula="of:=AVERAGE([.C77:.C81])" office:value-type="float" office:value="0.00364496241617">
            <text:p>0.0036449624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11766493.74462">
            <text:p>1611766493.74462</text:p>
          </table:table-cell>
          <table:table-cell office:value-type="float" office:value="0.00497317314147949">
            <text:p>0.0049731731</text:p>
          </table:table-cell>
          <table:table-cell office:value-type="float" office:value="0.00368448086659147">
            <text:p>0.0036844809</text:p>
          </table:table-cell>
          <table:table-cell table:formula="of:=AVERAGE([.C78:.C82])" office:value-type="float" office:value="0.00365629803403952">
            <text:p>0.003656298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611766494.46953">
            <text:p>1611766494.46953</text:p>
          </table:table-cell>
          <table:table-cell office:value-type="float" office:value="0.00466752052307129">
            <text:p>0.0046675205</text:p>
          </table:table-cell>
          <table:table-cell office:value-type="float" office:value="0.00369646915508513">
            <text:p>0.0036964692</text:p>
          </table:table-cell>
          <table:table-cell table:formula="of:=AVERAGE([.C79:.C83])" office:value-type="float" office:value="0.0036686040907751">
            <text:p>0.0036686041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1611766495.21105">
            <text:p>1611766495.21105</text:p>
          </table:table-cell>
          <table:table-cell office:value-type="float" office:value="0.00383949279785156">
            <text:p>0.0038394928</text:p>
          </table:table-cell>
          <table:table-cell office:value-type="float" office:value="0.00371876891933889">
            <text:p>0.0037187689</text:p>
          </table:table-cell>
          <table:table-cell table:formula="of:=AVERAGE([.C80:.C84])" office:value-type="float" office:value="0.00368469399335101">
            <text:p>0.003684694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1611766495.93607">
            <text:p>1611766495.93607</text:p>
          </table:table-cell>
          <table:table-cell office:value-type="float" office:value="0.0038301944732666">
            <text:p>0.0038301945</text:p>
          </table:table-cell>
          <table:table-cell office:value-type="float" office:value="0.0037200954140285">
            <text:p>0.0037200954</text:p>
          </table:table-cell>
          <table:table-cell table:formula="of:=AVERAGE([.C81:.C85])" office:value-type="float" office:value="0.0036965739872498">
            <text:p>0.003696574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1611766496.68065">
            <text:p>1611766496.68065</text:p>
          </table:table-cell>
          <table:table-cell office:value-type="float" office:value="0.0038602352142334">
            <text:p>0.0038602352</text:p>
          </table:table-cell>
          <table:table-cell office:value-type="float" office:value="0.00372738185745981">
            <text:p>0.0037273819</text:p>
          </table:table-cell>
          <table:table-cell table:formula="of:=AVERAGE([.C82:.C86])" office:value-type="float" office:value="0.00370943924250076">
            <text:p>0.0037094392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611766497.40576">
            <text:p>1611766497.40576</text:p>
          </table:table-cell>
          <table:table-cell office:value-type="float" office:value="0.00405311584472656">
            <text:p>0.0040531158</text:p>
          </table:table-cell>
          <table:table-cell office:value-type="float" office:value="0.00373116946196291">
            <text:p>0.0037311695</text:p>
          </table:table-cell>
          <table:table-cell table:formula="of:=AVERAGE([.C83:.C87])" office:value-type="float" office:value="0.00371877696157505">
            <text:p>0.003718777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611766498.14719">
            <text:p>1611766498.14719</text:p>
          </table:table-cell>
          <table:table-cell office:value-type="float" office:value="0.00390481948852539">
            <text:p>0.0039048195</text:p>
          </table:table-cell>
          <table:table-cell office:value-type="float" office:value="0.00373469153544406">
            <text:p>0.0037346915</text:p>
          </table:table-cell>
          <table:table-cell table:formula="of:=AVERAGE([.C84:.C88])" office:value-type="float" office:value="0.00372642143764683">
            <text:p>0.0037264214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611766498.87232">
            <text:p>1611766498.87232</text:p>
          </table:table-cell>
          <table:table-cell office:value-type="float" office:value="0.00404620170593262">
            <text:p>0.0040462017</text:p>
          </table:table-cell>
          <table:table-cell office:value-type="float" office:value="0.00373823142374507">
            <text:p>0.0037382314</text:p>
          </table:table-cell>
          <table:table-cell table:formula="of:=AVERAGE([.C85:.C89])" office:value-type="float" office:value="0.00373031393852807">
            <text:p>0.0037303139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611766499.6139">
            <text:p>1611766499.6139</text:p>
          </table:table-cell>
          <table:table-cell office:value-type="float" office:value="0.00390791893005371">
            <text:p>0.0039079189</text:p>
          </table:table-cell>
          <table:table-cell office:value-type="float" office:value="0.00374736846163032">
            <text:p>0.0037473685</text:p>
          </table:table-cell>
          <table:table-cell table:formula="of:=AVERAGE([.C86:.C90])" office:value-type="float" office:value="0.00373576854804843">
            <text:p>0.0037357685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1611766500.34285">
            <text:p>1611766500.34285</text:p>
          </table:table-cell>
          <table:table-cell office:value-type="float" office:value="0.00351381301879883">
            <text:p>0.003513813</text:p>
          </table:table-cell>
          <table:table-cell office:value-type="float" office:value="0.00374477340115441">
            <text:p>0.0037447734</text:p>
          </table:table-cell>
          <table:table-cell table:formula="of:=AVERAGE([.C87:.C91])" office:value-type="float" office:value="0.00373924685678735">
            <text:p>0.0037392469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1611766501.08159">
            <text:p>1611766501.08159</text:p>
          </table:table-cell>
          <table:table-cell office:value-type="float" office:value="0.00477075576782227">
            <text:p>0.0047707558</text:p>
          </table:table-cell>
          <table:table-cell office:value-type="float" office:value="0.00376175176565303">
            <text:p>0.0037617518</text:p>
          </table:table-cell>
          <table:table-cell table:formula="of:=AVERAGE([.C88:.C92])" office:value-type="float" office:value="0.00374536331752538">
            <text:p>0.0037453633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1611766501.80926">
            <text:p>1611766501.80926</text:p>
          </table:table-cell>
          <table:table-cell office:value-type="float" office:value="0.00382685661315918">
            <text:p>0.0038268566</text:p>
          </table:table-cell>
          <table:table-cell office:value-type="float" office:value="0.00376245942703897">
            <text:p>0.0037624594</text:p>
          </table:table-cell>
          <table:table-cell table:formula="of:=AVERAGE([.C89:.C93])" office:value-type="float" office:value="0.00375091689584436">
            <text:p>0.0037509169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11766502.54991">
            <text:p>1611766502.54991</text:p>
          </table:table-cell>
          <table:table-cell office:value-type="float" office:value="0.00385904312133789">
            <text:p>0.0038590431</text:p>
          </table:table-cell>
          <table:table-cell office:value-type="float" office:value="0.00376751740773519">
            <text:p>0.0037675174</text:p>
          </table:table-cell>
          <table:table-cell table:formula="of:=AVERAGE([.C90:.C94])" office:value-type="float" office:value="0.00375677409264238">
            <text:p>0.0037567741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1611766503.27879">
            <text:p>1611766503.27879</text:p>
          </table:table-cell>
          <table:table-cell office:value-type="float" office:value="0.00384807586669922">
            <text:p>0.0038480759</text:p>
          </table:table-cell>
          <table:table-cell office:value-type="float" office:value="0.00376837441261778">
            <text:p>0.0037683744</text:p>
          </table:table-cell>
          <table:table-cell table:formula="of:=AVERAGE([.C91:.C95])" office:value-type="float" office:value="0.00376097528283988">
            <text:p>0.0037609753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1611766504.01738">
            <text:p>1611766504.01738</text:p>
          </table:table-cell>
          <table:table-cell office:value-type="float" office:value="0.00382399559020996">
            <text:p>0.0038239956</text:p>
          </table:table-cell>
          <table:table-cell office:value-type="float" office:value="0.00378173271076844">
            <text:p>0.0037817327</text:p>
          </table:table-cell>
          <table:table-cell table:formula="of:=AVERAGE([.C92:.C96])" office:value-type="float" office:value="0.00376836714476268">
            <text:p>0.0037683671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1611766504.74609">
            <text:p>1611766504.74609</text:p>
          </table:table-cell>
          <table:table-cell office:value-type="float" office:value="0.00380158424377441">
            <text:p>0.0038015842</text:p>
          </table:table-cell>
          <table:table-cell office:value-type="float" office:value="0.00378193949757058">
            <text:p>0.0037819395</text:p>
          </table:table-cell>
          <table:table-cell table:formula="of:=AVERAGE([.C93:.C97])" office:value-type="float" office:value="0.00377240469114619">
            <text:p>0.0037724047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float" office:value="1611766505.48685">
            <text:p>1611766505.48685</text:p>
          </table:table-cell>
          <table:table-cell office:value-type="float" office:value="0.00388646125793457">
            <text:p>0.0038864613</text:p>
          </table:table-cell>
          <table:table-cell office:value-type="float" office:value="0.0037845140123632">
            <text:p>0.003784514</text:p>
          </table:table-cell>
          <table:table-cell table:formula="of:=AVERAGE([.C94:.C98])" office:value-type="float" office:value="0.00377681560821104">
            <text:p>0.0037768156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611766506.21594">
            <text:p>1611766506.21594</text:p>
          </table:table-cell>
          <table:table-cell office:value-type="float" office:value="0.00417208671569824">
            <text:p>0.0041720867</text:p>
          </table:table-cell>
          <table:table-cell office:value-type="float" office:value="0.00378846883586662">
            <text:p>0.0037884688</text:p>
          </table:table-cell>
          <table:table-cell table:formula="of:=AVERAGE([.C95:.C99])" office:value-type="float" office:value="0.00378100589383732">
            <text:p>0.0037810059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1611766506.95327">
            <text:p>1611766506.95327</text:p>
          </table:table-cell>
          <table:table-cell office:value-type="float" office:value="0.00387978553771973">
            <text:p>0.0038797855</text:p>
          </table:table-cell>
          <table:table-cell office:value-type="float" office:value="0.00379153317625418">
            <text:p>0.0037915332</text:p>
          </table:table-cell>
          <table:table-cell table:formula="of:=AVERAGE([.C96:.C100])" office:value-type="float" office:value="0.0037856376465646">
            <text:p>0.0037856376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1611766507.67829">
            <text:p>1611766507.67829</text:p>
          </table:table-cell>
          <table:table-cell office:value-type="float" office:value="0.00406789779663086">
            <text:p>0.0040678978</text:p>
          </table:table-cell>
          <table:table-cell office:value-type="float" office:value="0.00379429682245794">
            <text:p>0.0037942968</text:p>
          </table:table-cell>
          <table:table-cell table:formula="of:=AVERAGE([.C97:.C101])" office:value-type="float" office:value="0.0037881504689025">
            <text:p>0.0037881505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611766508.42379">
            <text:p>1611766508.42379</text:p>
          </table:table-cell>
          <table:table-cell office:value-type="float" office:value="0.00387907028198242">
            <text:p>0.0038790703</text:p>
          </table:table-cell>
          <table:table-cell office:value-type="float" office:value="0.00379648722700029">
            <text:p>0.0037964872</text:p>
          </table:table-cell>
          <table:table-cell table:formula="of:=AVERAGE([.C98:.C102])" office:value-type="float" office:value="0.00379106001478844">
            <text:p>0.00379106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611766509.14475">
            <text:p>1611766509.14475</text:p>
          </table:table-cell>
          <table:table-cell office:value-type="float" office:value="0.00100278854370117">
            <text:p>0.0010027885</text:p>
          </table:table-cell>
          <table:table-cell office:value-type="float" office:value="0.00376909802422285">
            <text:p>0.003769098</text:p>
          </table:table-cell>
          <table:table-cell table:formula="of:=AVERAGE([.C99:.C103])" office:value-type="float" office:value="0.00378797681716037">
            <text:p>0.0037879768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102">
            <text:p>102</text:p>
          </table:table-cell>
          <table:table-cell/>
        </table:table-row>
        <table:table-row table:style-name="ro1">
          <table:table-cell office:value-type="float" office:value="1611766509.89026">
            <text:p>1611766509.89026</text:p>
          </table:table-cell>
          <table:table-cell office:value-type="float" office:value="0.00394892692565918">
            <text:p>0.0039489269</text:p>
          </table:table-cell>
          <table:table-cell office:value-type="float" office:value="0.00375671744451834">
            <text:p>0.0037567174</text:p>
          </table:table-cell>
          <table:table-cell table:formula="of:=AVERAGE([.C100:.C104])" office:value-type="float" office:value="0.00378162653889072">
            <text:p>0.0037816265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1611766510.6151">
            <text:p>1611766510.6151</text:p>
          </table:table-cell>
          <table:table-cell office:value-type="float" office:value="0.00376772880554199">
            <text:p>0.0037677288</text:p>
          </table:table-cell>
          <table:table-cell office:value-type="float" office:value="0.00375682332298972">
            <text:p>0.0037568233</text:p>
          </table:table-cell>
          <table:table-cell table:formula="of:=AVERAGE([.C101:.C105])" office:value-type="float" office:value="0.00377468456823783">
            <text:p>0.0037746846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104">
            <text:p>104</text:p>
          </table:table-cell>
          <table:table-cell/>
        </table:table-row>
        <table:table-row table:style-name="ro1">
          <table:table-cell office:value-type="float" office:value="1611766511.35294">
            <text:p>1611766511.35294</text:p>
          </table:table-cell>
          <table:table-cell office:value-type="float" office:value="0.0012047290802002">
            <text:p>0.0012047291</text:p>
          </table:table-cell>
          <table:table-cell office:value-type="float" office:value="0.00373618529767406">
            <text:p>0.0037361853</text:p>
          </table:table-cell>
          <table:table-cell table:formula="of:=AVERAGE([.C102:.C106])" office:value-type="float" office:value="0.00376306226328105">
            <text:p>0.0037630623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1611766512.08166">
            <text:p>1611766512.08166</text:p>
          </table:table-cell>
          <table:table-cell office:value-type="float" office:value="0.00413274765014648">
            <text:p>0.0041327477</text:p>
          </table:table-cell>
          <table:table-cell office:value-type="float" office:value="0.00373992645194267">
            <text:p>0.0037399265</text:p>
          </table:table-cell>
          <table:table-cell table:formula="of:=AVERAGE([.C103:.C107])" office:value-type="float" office:value="0.00375175010826953">
            <text:p>0.0037517501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office:value-type="float" office:value="1611766512.82212">
            <text:p>1611766512.82212</text:p>
          </table:table-cell>
          <table:table-cell office:value-type="float" office:value="0.00396943092346191">
            <text:p>0.0039694309</text:p>
          </table:table-cell>
          <table:table-cell office:value-type="float" office:value="0.00374350346078793">
            <text:p>0.0037435035</text:p>
          </table:table-cell>
          <table:table-cell table:formula="of:=AVERAGE([.C104:.C108])" office:value-type="float" office:value="0.00374663119558254">
            <text:p>0.0037466312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611766513.55092">
            <text:p>1611766513.55092</text:p>
          </table:table-cell>
          <table:table-cell office:value-type="float" office:value="0.00382089614868164">
            <text:p>0.0038208961</text:p>
          </table:table-cell>
          <table:table-cell office:value-type="float" office:value="0.00374422005974991">
            <text:p>0.0037442201</text:p>
          </table:table-cell>
          <table:table-cell table:formula="of:=AVERAGE([.C105:.C109])" office:value-type="float" office:value="0.00374413171862886">
            <text:p>0.0037441317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1611766514.28973">
            <text:p>1611766514.28973</text:p>
          </table:table-cell>
          <table:table-cell office:value-type="float" office:value="0.00420308113098145">
            <text:p>0.0042030811</text:p>
          </table:table-cell>
          <table:table-cell office:value-type="float" office:value="0.00375052574728531">
            <text:p>0.0037505257</text:p>
          </table:table-cell>
          <table:table-cell table:formula="of:=AVERAGE([.C106:.C110])" office:value-type="float" office:value="0.00374287220348798">
            <text:p>0.0037428722</text:p>
          </table:table-cell>
          <table:table-cell office:value-type="float" office:value="115">
            <text:p>115</text:p>
          </table:table-cell>
          <table:table-cell office:value-type="float" office:value="-6">
            <text:p>-6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1611766515.01437">
            <text:p>1611766515.01437</text:p>
          </table:table-cell>
          <table:table-cell office:value-type="float" office:value="0.00391221046447754">
            <text:p>0.0039122105</text:p>
          </table:table-cell>
          <table:table-cell office:value-type="float" office:value="0.0037519956083507">
            <text:p>0.0037519956</text:p>
          </table:table-cell>
          <table:table-cell table:formula="of:=AVERAGE([.C107:.C111])" office:value-type="float" office:value="0.0037460342656233">
            <text:p>0.0037460343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1611766515.75887">
            <text:p>1611766515.75887</text:p>
          </table:table-cell>
          <table:table-cell office:value-type="float" office:value="0.00388622283935547">
            <text:p>0.0038862228</text:p>
          </table:table-cell>
          <table:table-cell office:value-type="float" office:value="0.00376595349051552">
            <text:p>0.0037659535</text:p>
          </table:table-cell>
          <table:table-cell table:formula="of:=AVERAGE([.C108:.C112])" office:value-type="float" office:value="0.00375123967333787">
            <text:p>0.0037512397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1611766516.48086">
            <text:p>1611766516.48086</text:p>
          </table:table-cell>
          <table:table-cell office:value-type="float" office:value="0.00101828575134277">
            <text:p>0.0010182858</text:p>
          </table:table-cell>
          <table:table-cell office:value-type="float" office:value="0.00374142074284433">
            <text:p>0.0037414207</text:p>
          </table:table-cell>
          <table:table-cell table:formula="of:=AVERAGE([.C109:.C113])" office:value-type="float" office:value="0.00375082312974915">
            <text:p>0.0037508231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112">
            <text:p>112</text:p>
          </table:table-cell>
          <table:table-cell/>
        </table:table-row>
        <table:table-row table:style-name="ro1">
          <table:table-cell office:value-type="float" office:value="1611766517.22526">
            <text:p>1611766517.22526</text:p>
          </table:table-cell>
          <table:table-cell office:value-type="float" office:value="0.00376129150390625">
            <text:p>0.0037612915</text:p>
          </table:table-cell>
          <table:table-cell office:value-type="float" office:value="0.00374227365962346">
            <text:p>0.0037422737</text:p>
          </table:table-cell>
          <table:table-cell table:formula="of:=AVERAGE([.C110:.C114])" office:value-type="float" office:value="0.00375043384972387">
            <text:p>0.0037504338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611766517.95005">
            <text:p>1611766517.95005</text:p>
          </table:table-cell>
          <table:table-cell office:value-type="float" office:value="0.0039219856262207">
            <text:p>0.0039219856</text:p>
          </table:table-cell>
          <table:table-cell office:value-type="float" office:value="0.00374385008038309">
            <text:p>0.0037438501</text:p>
          </table:table-cell>
          <table:table-cell table:formula="of:=AVERAGE([.C111:.C115])" office:value-type="float" office:value="0.00374909871634342">
            <text:p>0.0037490987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1766518.69262">
            <text:p>1611766518.69262</text:p>
          </table:table-cell>
          <table:table-cell office:value-type="float" office:value="0.00394272804260254">
            <text:p>0.003942728</text:p>
          </table:table-cell>
          <table:table-cell office:value-type="float" office:value="0.00375004370923007">
            <text:p>0.0037500437</text:p>
          </table:table-cell>
          <table:table-cell table:formula="of:=AVERAGE([.C112:.C116])" office:value-type="float" office:value="0.00374870833651929">
            <text:p>0.0037487083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1611766519.4174">
            <text:p>1611766519.4174</text:p>
          </table:table-cell>
          <table:table-cell office:value-type="float" office:value="0.0048985481262207">
            <text:p>0.0048985481</text:p>
          </table:table-cell>
          <table:table-cell office:value-type="float" office:value="0.00375994460937654">
            <text:p>0.0037599446</text:p>
          </table:table-cell>
          <table:table-cell table:formula="of:=AVERAGE([.C113:.C117])" office:value-type="float" office:value="0.0037475065602915">
            <text:p>0.0037475066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611766520.15795">
            <text:p>1611766520.15795</text:p>
          </table:table-cell>
          <table:table-cell office:value-type="float" office:value="0.00389552116394043">
            <text:p>0.0038955212</text:p>
          </table:table-cell>
          <table:table-cell office:value-type="float" office:value="0.00377272821084047">
            <text:p>0.0037727282</text:p>
          </table:table-cell>
          <table:table-cell table:formula="of:=AVERAGE([.C114:.C118])" office:value-type="float" office:value="0.00375376805389072">
            <text:p>0.0037537681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1611766520.88378">
            <text:p>1611766520.88378</text:p>
          </table:table-cell>
          <table:table-cell office:value-type="float" office:value="0.00374031066894531">
            <text:p>0.0037403107</text:p>
          </table:table-cell>
          <table:table-cell office:value-type="float" office:value="0.00377245348590915">
            <text:p>0.0037724535</text:p>
          </table:table-cell>
          <table:table-cell table:formula="of:=AVERAGE([.C115:.C119])" office:value-type="float" office:value="0.00375980401914786">
            <text:p>0.003759804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1611766521.62452">
            <text:p>1611766521.62452</text:p>
          </table:table-cell>
          <table:table-cell office:value-type="float" office:value="0.00420141220092773">
            <text:p>0.0042014122</text:p>
          </table:table-cell>
          <table:table-cell office:value-type="float" office:value="0.00377548293468832">
            <text:p>0.0037754829</text:p>
          </table:table-cell>
          <table:table-cell table:formula="of:=AVERAGE([.C116:.C120])" office:value-type="float" office:value="0.00376613059000891">
            <text:p>0.0037661306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1611766522.3491">
            <text:p>1611766522.3491</text:p>
          </table:table-cell>
          <table:table-cell office:value-type="float" office:value="0.00396347045898437">
            <text:p>0.0039634705</text:p>
          </table:table-cell>
          <table:table-cell office:value-type="float" office:value="0.00377704949739079">
            <text:p>0.0037770495</text:p>
          </table:table-cell>
          <table:table-cell table:formula="of:=AVERAGE([.C117:.C121])" office:value-type="float" office:value="0.00377153174764105">
            <text:p>0.0037715317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1611766523.09048">
            <text:p>1611766523.09048</text:p>
          </table:table-cell>
          <table:table-cell office:value-type="float" office:value="0.00382566452026367">
            <text:p>0.0038256645</text:p>
          </table:table-cell>
          <table:table-cell office:value-type="float" office:value="0.00375737974556618">
            <text:p>0.0037573797</text:p>
          </table:table-cell>
          <table:table-cell table:formula="of:=AVERAGE([.C118:.C122])" office:value-type="float" office:value="0.00377101877487898">
            <text:p>0.0037710188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611766523.81537">
            <text:p>1611766523.81537</text:p>
          </table:table-cell>
          <table:table-cell office:value-type="float" office:value="0.00398111343383789">
            <text:p>0.0039811134</text:p>
          </table:table-cell>
          <table:table-cell office:value-type="float" office:value="0.00375921362825694">
            <text:p>0.0037592136</text:p>
          </table:table-cell>
          <table:table-cell table:formula="of:=AVERAGE([.C119:.C123])" office:value-type="float" office:value="0.00376831585836228">
            <text:p>0.0037683159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122">
            <text:p>122</text:p>
          </table:table-cell>
          <table:table-cell/>
        </table:table-row>
        <table:table-row table:style-name="ro1">
          <table:table-cell office:value-type="float" office:value="1611766524.55796">
            <text:p>1611766524.55796</text:p>
          </table:table-cell>
          <table:table-cell office:value-type="float" office:value="0.0039067268371582">
            <text:p>0.0039067268</text:p>
          </table:table-cell>
          <table:table-cell office:value-type="float" office:value="0.00376333857494983">
            <text:p>0.0037633386</text:p>
          </table:table-cell>
          <table:table-cell table:formula="of:=AVERAGE([.C120:.C124])" office:value-type="float" office:value="0.00376649287617041">
            <text:p>0.0037664929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611766525.28254">
            <text:p>1611766525.28254</text:p>
          </table:table-cell>
          <table:table-cell office:value-type="float" office:value="0.00387477874755859">
            <text:p>0.0038747787</text:p>
          </table:table-cell>
          <table:table-cell office:value-type="float" office:value="0.00376423728601926">
            <text:p>0.0037642373</text:p>
          </table:table-cell>
          <table:table-cell table:formula="of:=AVERAGE([.C121:.C125])" office:value-type="float" office:value="0.0037642437464366">
            <text:p>0.0037642437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124">
            <text:p>124</text:p>
          </table:table-cell>
          <table:table-cell/>
        </table:table-row>
        <table:table-row table:style-name="ro1">
          <table:table-cell office:value-type="float" office:value="1611766526.02705">
            <text:p>1611766526.02705</text:p>
          </table:table-cell>
          <table:table-cell office:value-type="float" office:value="0.00398755073547363">
            <text:p>0.0039875507</text:p>
          </table:table-cell>
          <table:table-cell office:value-type="float" office:value="0.00377556709006981">
            <text:p>0.0037755671</text:p>
          </table:table-cell>
          <table:table-cell table:formula="of:=AVERAGE([.C122:.C126])" office:value-type="float" office:value="0.0037639472649724">
            <text:p>0.0037639473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1611766526.74916">
            <text:p>1611766526.74916</text:p>
          </table:table-cell>
          <table:table-cell office:value-type="float" office:value="0.00103282928466797">
            <text:p>0.0010328293</text:p>
          </table:table-cell>
          <table:table-cell office:value-type="float" office:value="0.00375379932970947">
            <text:p>0.0037537993</text:p>
          </table:table-cell>
          <table:table-cell table:formula="of:=AVERAGE([.C123:.C127])" office:value-type="float" office:value="0.00376323118180106">
            <text:p>0.0037632312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26">
            <text:p>126</text:p>
          </table:table-cell>
          <table:table-cell/>
        </table:table-row>
        <table:table-row table:style-name="ro1">
          <table:table-cell office:value-type="float" office:value="1611766527.49325">
            <text:p>1611766527.49325</text:p>
          </table:table-cell>
          <table:table-cell office:value-type="float" office:value="0.00392889976501465">
            <text:p>0.0039288998</text:p>
          </table:table-cell>
          <table:table-cell office:value-type="float" office:value="0.00376244152857727">
            <text:p>0.0037624415</text:p>
          </table:table-cell>
          <table:table-cell table:formula="of:=AVERAGE([.C124:.C128])" office:value-type="float" office:value="0.00376387676186513">
            <text:p>0.0037638768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1611766528.21805">
            <text:p>1611766528.21805</text:p>
          </table:table-cell>
          <table:table-cell office:value-type="float" office:value="0.00380063056945801">
            <text:p>0.0038006306</text:p>
          </table:table-cell>
          <table:table-cell office:value-type="float" office:value="0.00376273988045915">
            <text:p>0.0037627399</text:p>
          </table:table-cell>
          <table:table-cell table:formula="of:=AVERAGE([.C125:.C129])" office:value-type="float" office:value="0.00376375702296699">
            <text:p>0.003763757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611766528.95556">
            <text:p>1611766528.95556</text:p>
          </table:table-cell>
          <table:table-cell office:value-type="float" office:value="0.00387954711914063">
            <text:p>0.0038795471</text:p>
          </table:table-cell>
          <table:table-cell office:value-type="float" office:value="0.0037440744408215">
            <text:p>0.0037440744</text:p>
          </table:table-cell>
          <table:table-cell table:formula="of:=AVERAGE([.C126:.C130])" office:value-type="float" office:value="0.00375972445392744">
            <text:p>0.0037597245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1611766529.68035">
            <text:p>1611766529.68035</text:p>
          </table:table-cell>
          <table:table-cell office:value-type="float" office:value="0.00171494483947754">
            <text:p>0.0017149448</text:p>
          </table:table-cell>
          <table:table-cell office:value-type="float" office:value="0.00372846575158039">
            <text:p>0.0037284658</text:p>
          </table:table-cell>
          <table:table-cell table:formula="of:=AVERAGE([.C127:.C131])" office:value-type="float" office:value="0.00375030418622956">
            <text:p>0.0037503042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130">
            <text:p>130</text:p>
          </table:table-cell>
          <table:table-cell/>
        </table:table-row>
        <table:table-row table:style-name="ro1">
          <table:table-cell office:value-type="float" office:value="1611766530.42279">
            <text:p>1611766530.42279</text:p>
          </table:table-cell>
          <table:table-cell office:value-type="float" office:value="0.00386953353881836">
            <text:p>0.0038695335</text:p>
          </table:table-cell>
          <table:table-cell office:value-type="float" office:value="0.00373608407328341">
            <text:p>0.0037360841</text:p>
          </table:table-cell>
          <table:table-cell table:formula="of:=AVERAGE([.C128:.C132])" office:value-type="float" office:value="0.00374676113494434">
            <text:p>0.0037467611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1611766531.14751">
            <text:p>1611766531.14751</text:p>
          </table:table-cell>
          <table:table-cell office:value-type="float" office:value="0.00390458106994629">
            <text:p>0.0039045811</text:p>
          </table:table-cell>
          <table:table-cell office:value-type="float" office:value="0.00373736056568237">
            <text:p>0.0037373606</text:p>
          </table:table-cell>
          <table:table-cell table:formula="of:=AVERAGE([.C129:.C133])" office:value-type="float" office:value="0.00374174494236536">
            <text:p>0.0037417449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132">
            <text:p>132</text:p>
          </table:table-cell>
          <table:table-cell/>
        </table:table-row>
        <table:table-row table:style-name="ro1">
          <table:table-cell office:value-type="float" office:value="1611766531.88935">
            <text:p>1611766531.88935</text:p>
          </table:table-cell>
          <table:table-cell office:value-type="float" office:value="0.00124573707580566">
            <text:p>0.0012457371</text:p>
          </table:table-cell>
          <table:table-cell office:value-type="float" office:value="0.0037219637205839">
            <text:p>0.0037219637</text:p>
          </table:table-cell>
          <table:table-cell table:formula="of:=AVERAGE([.C130:.C134])" office:value-type="float" office:value="0.00373358971039031">
            <text:p>0.0037335897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1611766532.61357">
            <text:p>1611766532.61357</text:p>
          </table:table-cell>
          <table:table-cell office:value-type="float" office:value="0.0041649341583252">
            <text:p>0.0041649342</text:p>
          </table:table-cell>
          <table:table-cell office:value-type="float" office:value="0.00372526947011929">
            <text:p>0.0037252695</text:p>
          </table:table-cell>
          <table:table-cell table:formula="of:=AVERAGE([.C131:.C135])" office:value-type="float" office:value="0.00372982871624987">
            <text:p>0.0037298287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1611766533.35813">
            <text:p>1611766533.35813</text:p>
          </table:table-cell>
          <table:table-cell office:value-type="float" office:value="0.00397801399230957">
            <text:p>0.003978014</text:p>
          </table:table-cell>
          <table:table-cell office:value-type="float" office:value="0.00373010090941214">
            <text:p>0.0037301009</text:p>
          </table:table-cell>
          <table:table-cell table:formula="of:=AVERAGE([.C132:.C136])" office:value-type="float" office:value="0.00373015574781622">
            <text:p>0.0037301557</text:p>
          </table:table-cell>
          <table:table-cell office:value-type="float" office:value="111">
            <text:p>111</text:p>
          </table:table-cell>
          <table:table-cell office:value-type="float" office:value="-9">
            <text:p>-9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1611766534.08009">
            <text:p>1611766534.08009</text:p>
          </table:table-cell>
          <table:table-cell office:value-type="float" office:value="0.00367021560668945">
            <text:p>0.0036702156</text:p>
          </table:table-cell>
          <table:table-cell office:value-type="float" office:value="0.00372966057630388">
            <text:p>0.0037296606</text:p>
          </table:table-cell>
          <table:table-cell table:formula="of:=AVERAGE([.C133:.C137])" office:value-type="float" office:value="0.00372887104842031">
            <text:p>0.003728871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1611766534.82533">
            <text:p>1611766534.82533</text:p>
          </table:table-cell>
          <table:table-cell office:value-type="float" office:value="0.00405025482177734">
            <text:p>0.0040502548</text:p>
          </table:table-cell>
          <table:table-cell office:value-type="float" office:value="0.00373470290153856">
            <text:p>0.0037347029</text:p>
          </table:table-cell>
          <table:table-cell table:formula="of:=AVERAGE([.C134:.C138])" office:value-type="float" office:value="0.00372833951559155">
            <text:p>0.0037283395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1611766535.55">
            <text:p>1611766535.55</text:p>
          </table:table-cell>
          <table:table-cell office:value-type="float" office:value="0.00382757186889648">
            <text:p>0.0038275719</text:p>
          </table:table-cell>
          <table:table-cell office:value-type="float" office:value="0.00373537586507014">
            <text:p>0.0037353759</text:p>
          </table:table-cell>
          <table:table-cell table:formula="of:=AVERAGE([.C135:.C139])" office:value-type="float" office:value="0.0037310219444888">
            <text:p>0.0037310219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38">
            <text:p>138</text:p>
          </table:table-cell>
          <table:table-cell/>
        </table:table-row>
        <table:table-row table:style-name="ro1">
          <table:table-cell office:value-type="float" office:value="1611766536.29139">
            <text:p>1611766536.29139</text:p>
          </table:table-cell>
          <table:table-cell office:value-type="float" office:value="0.00391936302185059">
            <text:p>0.003919363</text:p>
          </table:table-cell>
          <table:table-cell office:value-type="float" office:value="0.00374245568789748">
            <text:p>0.0037424557</text:p>
          </table:table-cell>
          <table:table-cell table:formula="of:=AVERAGE([.C136:.C140])" office:value-type="float" office:value="0.00373445918804444">
            <text:p>0.0037344592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1611766537.01624">
            <text:p>1611766537.01624</text:p>
          </table:table-cell>
          <table:table-cell office:value-type="float" office:value="0.00402712821960449">
            <text:p>0.0040271282</text:p>
          </table:table-cell>
          <table:table-cell office:value-type="float" office:value="0.00374448906312396">
            <text:p>0.0037444891</text:p>
          </table:table-cell>
          <table:table-cell table:formula="of:=AVERAGE([.C137:.C141])" office:value-type="float" office:value="0.0037373368187868">
            <text:p>0.0037373368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float" office:value="1611766537.75368">
            <text:p>1611766537.75368</text:p>
          </table:table-cell>
          <table:table-cell office:value-type="float" office:value="0.00393557548522949">
            <text:p>0.0039355755</text:p>
          </table:table-cell>
          <table:table-cell office:value-type="float" office:value="0.00373195566044156">
            <text:p>0.0037319557</text:p>
          </table:table-cell>
          <table:table-cell table:formula="of:=AVERAGE([.C138:.C142])" office:value-type="float" office:value="0.00373779583561434">
            <text:p>0.0037377958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1611766538.48228">
            <text:p>1611766538.48228</text:p>
          </table:table-cell>
          <table:table-cell office:value-type="float" office:value="0.00391864776611328">
            <text:p>0.0039186478</text:p>
          </table:table-cell>
          <table:table-cell office:value-type="float" office:value="0.00373327039358009">
            <text:p>0.0037332704</text:p>
          </table:table-cell>
          <table:table-cell table:formula="of:=AVERAGE([.C139:.C143])" office:value-type="float" office:value="0.00373750933402264">
            <text:p>0.0037375093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1611766539.21978">
            <text:p>1611766539.21978</text:p>
          </table:table-cell>
          <table:table-cell office:value-type="float" office:value="0.00396251678466797">
            <text:p>0.0039625168</text:p>
          </table:table-cell>
          <table:table-cell office:value-type="float" office:value="0.00372701129506213">
            <text:p>0.0037270113</text:p>
          </table:table-cell>
          <table:table-cell table:formula="of:=AVERAGE([.C140:.C144])" office:value-type="float" office:value="0.00373583642002104">
            <text:p>0.0037358364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1611766539.94462">
            <text:p>1611766539.94462</text:p>
          </table:table-cell>
          <table:table-cell office:value-type="float" office:value="0.00399255752563477">
            <text:p>0.0039925575</text:p>
          </table:table-cell>
          <table:table-cell office:value-type="float" office:value="0.00372885536610777">
            <text:p>0.0037288554</text:p>
          </table:table-cell>
          <table:table-cell table:formula="of:=AVERAGE([.C141:.C145])" office:value-type="float" office:value="0.0037331163556631">
            <text:p>0.0037331164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 office:value-type="float" office:value="1611766540.68687">
            <text:p>1611766540.68687</text:p>
          </table:table-cell>
          <table:table-cell office:value-type="float" office:value="0.00391435623168945">
            <text:p>0.0039143562</text:p>
          </table:table-cell>
          <table:table-cell office:value-type="float" office:value="0.00371411360675952">
            <text:p>0.0037141136</text:p>
          </table:table-cell>
          <table:table-cell table:formula="of:=AVERAGE([.C142:.C146])" office:value-type="float" office:value="0.00372704126439021">
            <text:p>0.0037270413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1611766541.41161">
            <text:p>1611766541.41161</text:p>
          </table:table-cell>
          <table:table-cell office:value-type="float" office:value="0.00489687919616699">
            <text:p>0.0048968792</text:p>
          </table:table-cell>
          <table:table-cell office:value-type="float" office:value="0.00372221474093354">
            <text:p>0.0037222147</text:p>
          </table:table-cell>
          <table:table-cell table:formula="of:=AVERAGE([.C143:.C147])" office:value-type="float" office:value="0.00372509308048861">
            <text:p>0.0037250931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1611766542.15294">
            <text:p>1611766542.15294</text:p>
          </table:table-cell>
          <table:table-cell office:value-type="float" office:value="0.00384259223937988">
            <text:p>0.0038425922</text:p>
          </table:table-cell>
          <table:table-cell office:value-type="float" office:value="0.00373136646500999">
            <text:p>0.0037313665</text:p>
          </table:table-cell>
          <table:table-cell table:formula="of:=AVERAGE([.C144:.C148])" office:value-type="float" office:value="0.00372471229477459">
            <text:p>0.0037247123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1611766542.87765">
            <text:p>1611766542.87765</text:p>
          </table:table-cell>
          <table:table-cell office:value-type="float" office:value="0.0038306713104248">
            <text:p>0.0038306713</text:p>
          </table:table-cell>
          <table:table-cell office:value-type="float" office:value="0.00373203744369523">
            <text:p>0.0037320374</text:p>
          </table:table-cell>
          <table:table-cell table:formula="of:=AVERAGE([.C145:.C149])" office:value-type="float" office:value="0.00372571752450121">
            <text:p>0.0037257175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48">
            <text:p>148</text:p>
          </table:table-cell>
          <table:table-cell/>
        </table:table-row>
        <table:table-row table:style-name="ro1">
          <table:table-cell office:value-type="float" office:value="1611766543.61896">
            <text:p>1611766543.61896</text:p>
          </table:table-cell>
          <table:table-cell office:value-type="float" office:value="0.00382184982299805">
            <text:p>0.0038218498</text:p>
          </table:table-cell>
          <table:table-cell office:value-type="float" office:value="0.0037386848919399">
            <text:p>0.0037386849</text:p>
          </table:table-cell>
          <table:table-cell table:formula="of:=AVERAGE([.C146:.C150])" office:value-type="float" office:value="0.00372768342966763">
            <text:p>0.0037276834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1611766544.34382">
            <text:p>1611766544.34382</text:p>
          </table:table-cell>
          <table:table-cell office:value-type="float" office:value="0.0039515495300293">
            <text:p>0.0039515495</text:p>
          </table:table-cell>
          <table:table-cell office:value-type="float" office:value="0.00374010398952716">
            <text:p>0.003740104</text:p>
          </table:table-cell>
          <table:table-cell table:formula="of:=AVERAGE([.C147:.C151])" office:value-type="float" office:value="0.00373288150622116">
            <text:p>0.0037328815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1611766545.0852">
            <text:p>1611766545.0852</text:p>
          </table:table-cell>
          <table:table-cell office:value-type="float" office:value="0.00104141235351563">
            <text:p>0.0010414124</text:p>
          </table:table-cell>
          <table:table-cell office:value-type="float" office:value="0.00372561783347507">
            <text:p>0.0037256178</text:p>
          </table:table-cell>
          <table:table-cell table:formula="of:=AVERAGE([.C148:.C152])" office:value-type="float" office:value="0.00373356212472947">
            <text:p>0.0037335621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1611766545.80977">
            <text:p>1611766545.80977</text:p>
          </table:table-cell>
          <table:table-cell office:value-type="float" office:value="0.00370502471923828">
            <text:p>0.0037050247</text:p>
          </table:table-cell>
          <table:table-cell office:value-type="float" office:value="0.00372548235246035">
            <text:p>0.0037254824</text:p>
          </table:table-cell>
          <table:table-cell table:formula="of:=AVERAGE([.C149:.C153])" office:value-type="float" office:value="0.00373238530221954">
            <text:p>0.0037323853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152">
            <text:p>152</text:p>
          </table:table-cell>
          <table:table-cell/>
        </table:table-row>
        <table:table-row table:style-name="ro1">
          <table:table-cell office:value-type="float" office:value="1611766546.5553">
            <text:p>1611766546.5553</text:p>
          </table:table-cell>
          <table:table-cell office:value-type="float" office:value="0.0040128231048584">
            <text:p>0.0040128231</text:p>
          </table:table-cell>
          <table:table-cell office:value-type="float" office:value="0.00372784340112506">
            <text:p>0.0037278434</text:p>
          </table:table-cell>
          <table:table-cell table:formula="of:=AVERAGE([.C150:.C154])" office:value-type="float" office:value="0.00373154649370551">
            <text:p>0.0037315465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1611766547.27308">
            <text:p>1611766547.27308</text:p>
          </table:table-cell>
          <table:table-cell office:value-type="float" office:value="0.00488519668579102">
            <text:p>0.0048851967</text:p>
          </table:table-cell>
          <table:table-cell office:value-type="float" office:value="0.00373535868219432">
            <text:p>0.0037353587</text:p>
          </table:table-cell>
          <table:table-cell table:formula="of:=AVERAGE([.C151:.C155])" office:value-type="float" office:value="0.00373088125175639">
            <text:p>0.0037308813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154">
            <text:p>154</text:p>
          </table:table-cell>
          <table:table-cell/>
        </table:table-row>
        <table:table-row table:style-name="ro1">
          <table:table-cell office:value-type="float" office:value="1611766548.02129">
            <text:p>1611766548.02129</text:p>
          </table:table-cell>
          <table:table-cell office:value-type="float" office:value="0.00397372245788574">
            <text:p>0.0039737225</text:p>
          </table:table-cell>
          <table:table-cell office:value-type="float" office:value="0.00373752896969852">
            <text:p>0.003737529</text:p>
          </table:table-cell>
          <table:table-cell table:formula="of:=AVERAGE([.C152:.C156])" office:value-type="float" office:value="0.00373036624779067">
            <text:p>0.0037303662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1611766548.73931">
            <text:p>1611766548.73931</text:p>
          </table:table-cell>
          <table:table-cell office:value-type="float" office:value="0.00416350364685059">
            <text:p>0.0041635036</text:p>
          </table:table-cell>
          <table:table-cell office:value-type="float" office:value="0.00374025957660334">
            <text:p>0.0037402596</text:p>
          </table:table-cell>
          <table:table-cell table:formula="of:=AVERAGE([.C153:.C157])" office:value-type="float" office:value="0.00373329459641632">
            <text:p>0.0037332946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156">
            <text:p>156</text:p>
          </table:table-cell>
          <table:table-cell/>
        </table:table-row>
        <table:table-row table:style-name="ro1">
          <table:table-cell office:value-type="float" office:value="1611766549.48334">
            <text:p>1611766549.48334</text:p>
          </table:table-cell>
          <table:table-cell office:value-type="float" office:value="0.00384306907653809">
            <text:p>0.0038430691</text:p>
          </table:table-cell>
          <table:table-cell office:value-type="float" office:value="0.00374288966160234">
            <text:p>0.0037428897</text:p>
          </table:table-cell>
          <table:table-cell table:formula="of:=AVERAGE([.C154:.C158])" office:value-type="float" office:value="0.00373677605824472">
            <text:p>0.0037367761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1611766550.20517">
            <text:p>1611766550.20517</text:p>
          </table:table-cell>
          <table:table-cell office:value-type="float" office:value="0.000995159149169922">
            <text:p>0.0009951591</text:p>
          </table:table-cell>
          <table:table-cell office:value-type="float" office:value="0.00372549896215657">
            <text:p>0.003725499</text:p>
          </table:table-cell>
          <table:table-cell table:formula="of:=AVERAGE([.C155:.C159])" office:value-type="float" office:value="0.00373630717045102">
            <text:p>0.0037363072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1611766550.9504">
            <text:p>1611766550.9504</text:p>
          </table:table-cell>
          <table:table-cell office:value-type="float" office:value="0.00482773780822754">
            <text:p>0.0048277378</text:p>
          </table:table-cell>
          <table:table-cell office:value-type="float" office:value="0.00373489615116089">
            <text:p>0.0037348962</text:p>
          </table:table-cell>
          <table:table-cell table:formula="of:=AVERAGE([.C156:.C160])" office:value-type="float" office:value="0.00373621466424433">
            <text:p>0.0037362147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1611766551.67117">
            <text:p>1611766551.67117</text:p>
          </table:table-cell>
          <table:table-cell office:value-type="float" office:value="0.000954151153564453">
            <text:p>0.0009541512</text:p>
          </table:table-cell>
          <table:table-cell office:value-type="float" office:value="0.00371751649492591">
            <text:p>0.0037175165</text:p>
          </table:table-cell>
          <table:table-cell table:formula="of:=AVERAGE([.C157:.C161])" office:value-type="float" office:value="0.00373221216928981">
            <text:p>0.0037322122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160">
            <text:p>160</text:p>
          </table:table-cell>
          <table:table-cell/>
        </table:table-row>
        <table:table-row table:style-name="ro1">
          <table:table-cell office:value-type="float" office:value="1611766552.41639">
            <text:p>1611766552.41639</text:p>
          </table:table-cell>
          <table:table-cell office:value-type="float" office:value="0.00379514694213867">
            <text:p>0.0037951469</text:p>
          </table:table-cell>
          <table:table-cell office:value-type="float" office:value="0.00372587610445455">
            <text:p>0.0037258761</text:p>
          </table:table-cell>
          <table:table-cell table:formula="of:=AVERAGE([.C158:.C162])" office:value-type="float" office:value="0.00372933547486005">
            <text:p>0.0037293355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1611766553.13804">
            <text:p>1611766553.13804</text:p>
          </table:table-cell>
          <table:table-cell office:value-type="float" office:value="0.00377345085144043">
            <text:p>0.0037734509</text:p>
          </table:table-cell>
          <table:table-cell office:value-type="float" office:value="0.00372616977573224">
            <text:p>0.0037261698</text:p>
          </table:table-cell>
          <table:table-cell table:formula="of:=AVERAGE([.C159:.C163])" office:value-type="float" office:value="0.00372599149768603">
            <text:p>0.0037259915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office:value-type="float" office:value="1611766553.88239">
            <text:p>1611766553.88239</text:p>
          </table:table-cell>
          <table:table-cell office:value-type="float" office:value="0.00399923324584961">
            <text:p>0.0039992332</text:p>
          </table:table-cell>
          <table:table-cell office:value-type="float" office:value="0.00373074138302757">
            <text:p>0.0037307414</text:p>
          </table:table-cell>
          <table:table-cell table:formula="of:=AVERAGE([.C160:.C164])" office:value-type="float" office:value="0.00372703998186023">
            <text:p>0.00372704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1611766554.60402">
            <text:p>1611766554.60402</text:p>
          </table:table-cell>
          <table:table-cell office:value-type="float" office:value="0.00396561622619629">
            <text:p>0.0039656162</text:p>
          </table:table-cell>
          <table:table-cell office:value-type="float" office:value="0.00373217354670543">
            <text:p>0.0037321735</text:p>
          </table:table-cell>
          <table:table-cell table:formula="of:=AVERAGE([.C161:.C165])" office:value-type="float" office:value="0.00372649546096914">
            <text:p>0.0037264955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64">
            <text:p>164</text:p>
          </table:table-cell>
          <table:table-cell/>
        </table:table-row>
        <table:table-row table:style-name="ro1">
          <table:table-cell office:value-type="float" office:value="1611766555.34828">
            <text:p>1611766555.34828</text:p>
          </table:table-cell>
          <table:table-cell office:value-type="float" office:value="0.00391149520874023">
            <text:p>0.0039114952</text:p>
          </table:table-cell>
          <table:table-cell office:value-type="float" office:value="0.00373502919581029">
            <text:p>0.0037350292</text:p>
          </table:table-cell>
          <table:table-cell table:formula="of:=AVERAGE([.C162:.C166])" office:value-type="float" office:value="0.00372999800114602">
            <text:p>0.003729998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165">
            <text:p>165</text:p>
          </table:table-cell>
          <table:table-cell/>
        </table:table-row>
        <table:table-row table:style-name="ro1">
          <table:table-cell office:value-type="float" office:value="1611766556.06999">
            <text:p>1611766556.06999</text:p>
          </table:table-cell>
          <table:table-cell office:value-type="float" office:value="0.0039360523223877">
            <text:p>0.0039360523</text:p>
          </table:table-cell>
          <table:table-cell office:value-type="float" office:value="0.00373624017850052">
            <text:p>0.0037362402</text:p>
          </table:table-cell>
          <table:table-cell table:formula="of:=AVERAGE([.C163:.C167])" office:value-type="float" office:value="0.00373207081595521">
            <text:p>0.0037320708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66">
            <text:p>166</text:p>
          </table:table-cell>
          <table:table-cell/>
        </table:table-row>
        <table:table-row table:style-name="ro1">
          <table:table-cell office:value-type="float" office:value="1611766556.81124">
            <text:p>1611766556.81124</text:p>
          </table:table-cell>
          <table:table-cell office:value-type="float" office:value="0.000952482223510742">
            <text:p>0.0009524822</text:p>
          </table:table-cell>
          <table:table-cell office:value-type="float" office:value="0.00370479605227669">
            <text:p>0.0037047961</text:p>
          </table:table-cell>
          <table:table-cell table:formula="of:=AVERAGE([.C164:.C168])" office:value-type="float" office:value="0.0037277960712641">
            <text:p>0.0037277961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float" office:value="1611766557.53584">
            <text:p>1611766557.53584</text:p>
          </table:table-cell>
          <table:table-cell office:value-type="float" office:value="0.0039212703704834">
            <text:p>0.0039212704</text:p>
          </table:table-cell>
          <table:table-cell office:value-type="float" office:value="0.00370608458988507">
            <text:p>0.0037060846</text:p>
          </table:table-cell>
          <table:table-cell table:formula="of:=AVERAGE([.C165:.C169])" office:value-type="float" office:value="0.0037228647126356">
            <text:p>0.0037228647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1611766558.27813">
            <text:p>1611766558.27813</text:p>
          </table:table-cell>
          <table:table-cell office:value-type="float" office:value="0.0035092830657959">
            <text:p>0.0035092831</text:p>
          </table:table-cell>
          <table:table-cell office:value-type="float" office:value="0.00369109035874157">
            <text:p>0.0036910904</text:p>
          </table:table-cell>
          <table:table-cell table:formula="of:=AVERAGE([.C166:.C170])" office:value-type="float" office:value="0.00371464807504283">
            <text:p>0.0037146481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1611766559.00286">
            <text:p>1611766559.00286</text:p>
          </table:table-cell>
          <table:table-cell office:value-type="float" office:value="0.00405716896057129">
            <text:p>0.004057169</text:p>
          </table:table-cell>
          <table:table-cell office:value-type="float" office:value="0.00369324376228175">
            <text:p>0.0036932438</text:p>
          </table:table-cell>
          <table:table-cell table:formula="of:=AVERAGE([.C167:.C171])" office:value-type="float" office:value="0.00370629098833712">
            <text:p>0.003706291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611766559.74397">
            <text:p>1611766559.74397</text:p>
          </table:table-cell>
          <table:table-cell office:value-type="float" office:value="0.0038597583770752">
            <text:p>0.0038597584</text:p>
          </table:table-cell>
          <table:table-cell office:value-type="float" office:value="0.00369547968754102">
            <text:p>0.0036954797</text:p>
          </table:table-cell>
          <table:table-cell table:formula="of:=AVERAGE([.C168:.C172])" office:value-type="float" office:value="0.00369813889014522">
            <text:p>0.0036981389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71">
            <text:p>171</text:p>
          </table:table-cell>
          <table:table-cell/>
        </table:table-row>
        <table:table-row table:style-name="ro1">
          <table:table-cell office:value-type="float" office:value="1611766560.46874">
            <text:p>1611766560.46874</text:p>
          </table:table-cell>
          <table:table-cell office:value-type="float" office:value="0.00370407104492188">
            <text:p>0.003704071</text:p>
          </table:table-cell>
          <table:table-cell office:value-type="float" office:value="0.00369552963729323">
            <text:p>0.0036955296</text:p>
          </table:table-cell>
          <table:table-cell table:formula="of:=AVERAGE([.C169:.C173])" office:value-type="float" office:value="0.00369628560714853">
            <text:p>0.0036962856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72">
            <text:p>172</text:p>
          </table:table-cell>
          <table:table-cell/>
        </table:table-row>
        <table:table-row table:style-name="ro1">
          <table:table-cell office:value-type="float" office:value="1611766561.20989">
            <text:p>1611766561.20989</text:p>
          </table:table-cell>
          <table:table-cell office:value-type="float" office:value="0.00391626358032227">
            <text:p>0.0039162636</text:p>
          </table:table-cell>
          <table:table-cell office:value-type="float" office:value="0.00369869624564154">
            <text:p>0.0036986962</text:p>
          </table:table-cell>
          <table:table-cell table:formula="of:=AVERAGE([.C170:.C174])" office:value-type="float" office:value="0.00369480793829982">
            <text:p>0.0036948079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office:value-type="float" office:value="1611766561.93062">
            <text:p>1611766561.93062</text:p>
          </table:table-cell>
          <table:table-cell office:value-type="float" office:value="0.00394034385681152">
            <text:p>0.0039403439</text:p>
          </table:table-cell>
          <table:table-cell office:value-type="float" office:value="0.00370008502501608">
            <text:p>0.003700085</text:p>
          </table:table-cell>
          <table:table-cell table:formula="of:=AVERAGE([.C171:.C175])" office:value-type="float" office:value="0.00369660687155472">
            <text:p>0.0036966069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1611766562.67677">
            <text:p>1611766562.67677</text:p>
          </table:table-cell>
          <table:table-cell office:value-type="float" office:value="0.00489473342895508">
            <text:p>0.0048947334</text:p>
          </table:table-cell>
          <table:table-cell office:value-type="float" office:value="0.00370923401674249">
            <text:p>0.003709234</text:p>
          </table:table-cell>
          <table:table-cell table:formula="of:=AVERAGE([.C172:.C176])" office:value-type="float" office:value="0.00369980492244687">
            <text:p>0.0036998049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1611766563.39646">
            <text:p>1611766563.39646</text:p>
          </table:table-cell>
          <table:table-cell office:value-type="float" office:value="0.00392961502075195">
            <text:p>0.003929615</text:p>
          </table:table-cell>
          <table:table-cell office:value-type="float" office:value="0.00371048618153799">
            <text:p>0.0037104862</text:p>
          </table:table-cell>
          <table:table-cell table:formula="of:=AVERAGE([.C173:.C177])" office:value-type="float" office:value="0.00370280622124627">
            <text:p>0.0037028062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 office:value-type="float" office:value="1611766564.14265">
            <text:p>1611766564.14265</text:p>
          </table:table-cell>
          <table:table-cell office:value-type="float" office:value="0.00378155708312988">
            <text:p>0.0037815571</text:p>
          </table:table-cell>
          <table:table-cell office:value-type="float" office:value="0.00371279212700182">
            <text:p>0.0037127921</text:p>
          </table:table-cell>
          <table:table-cell table:formula="of:=AVERAGE([.C174:.C178])" office:value-type="float" office:value="0.00370625871918798">
            <text:p>0.0037062587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1611766564.86336">
            <text:p>1611766564.86336</text:p>
          </table:table-cell>
          <table:table-cell office:value-type="float" office:value="0.00383830070495606">
            <text:p>0.0038383007</text:p>
          </table:table-cell>
          <table:table-cell office:value-type="float" office:value="0.00371349723137235">
            <text:p>0.0037134972</text:p>
          </table:table-cell>
          <table:table-cell table:formula="of:=AVERAGE([.C175:.C179])" office:value-type="float" office:value="0.00370921891633415">
            <text:p>0.0037092189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1611766565.60849">
            <text:p>1611766565.60849</text:p>
          </table:table-cell>
          <table:table-cell office:value-type="float" office:value="0.00378036499023438">
            <text:p>0.003780365</text:p>
          </table:table-cell>
          <table:table-cell office:value-type="float" office:value="0.00371619766460641">
            <text:p>0.0037161977</text:p>
          </table:table-cell>
          <table:table-cell table:formula="of:=AVERAGE([.C176:.C180])" office:value-type="float" office:value="0.00371244144425221">
            <text:p>0.0037124414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79">
            <text:p>179</text:p>
          </table:table-cell>
          <table:table-cell/>
        </table:table-row>
        <table:table-row table:style-name="ro1">
          <table:table-cell office:value-type="float" office:value="1611766566.33019">
            <text:p>1611766566.33019</text:p>
          </table:table-cell>
          <table:table-cell office:value-type="float" office:value="0.00400614738464356">
            <text:p>0.0040061474</text:p>
          </table:table-cell>
          <table:table-cell office:value-type="float" office:value="0.00371780849638439">
            <text:p>0.0037178085</text:p>
          </table:table-cell>
          <table:table-cell table:formula="of:=AVERAGE([.C177:.C181])" office:value-type="float" office:value="0.00371415634018059">
            <text:p>0.0037141563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611766567.07138">
            <text:p>1611766567.07138</text:p>
          </table:table-cell>
          <table:table-cell office:value-type="float" office:value="0.000998020172119141">
            <text:p>0.0009980202</text:p>
          </table:table-cell>
          <table:table-cell office:value-type="float" office:value="0.00368838063209403">
            <text:p>0.0036883806</text:p>
          </table:table-cell>
          <table:table-cell table:formula="of:=AVERAGE([.C178:.C182])" office:value-type="float" office:value="0.0037097352302918">
            <text:p>0.0037097352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office:value-type="float" office:value="1611766567.79218">
            <text:p>1611766567.79218</text:p>
          </table:table-cell>
          <table:table-cell office:value-type="float" office:value="0.00386142730712891">
            <text:p>0.0038614273</text:p>
          </table:table-cell>
          <table:table-cell office:value-type="float" office:value="0.00368933143800082">
            <text:p>0.0036893314</text:p>
          </table:table-cell>
          <table:table-cell table:formula="of:=AVERAGE([.C179:.C183])" office:value-type="float" office:value="0.0037050430924916">
            <text:p>0.0037050431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1611766568.53817">
            <text:p>1611766568.53817</text:p>
          </table:table-cell>
          <table:table-cell office:value-type="float" office:value="0.00453972816467285">
            <text:p>0.0045397282</text:p>
          </table:table-cell>
          <table:table-cell office:value-type="float" office:value="0.00369468809689606">
            <text:p>0.0036946881</text:p>
          </table:table-cell>
          <table:table-cell table:formula="of:=AVERAGE([.C180:.C184])" office:value-type="float" office:value="0.00370128126559634">
            <text:p>0.0037012813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83">
            <text:p>183</text:p>
          </table:table-cell>
          <table:table-cell/>
        </table:table-row>
        <table:table-row table:style-name="ro1">
          <table:table-cell office:value-type="float" office:value="1611766569.25781">
            <text:p>1611766569.25781</text:p>
          </table:table-cell>
          <table:table-cell office:value-type="float" office:value="0.0038456916809082">
            <text:p>0.0038456917</text:p>
          </table:table-cell>
          <table:table-cell office:value-type="float" office:value="0.0036955087685483">
            <text:p>0.0036955088</text:p>
          </table:table-cell>
          <table:table-cell table:formula="of:=AVERAGE([.C181:.C185])" office:value-type="float" office:value="0.00369714348638472">
            <text:p>0.0036971435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184">
            <text:p>184</text:p>
          </table:table-cell>
          <table:table-cell/>
        </table:table-row>
        <table:table-row table:style-name="ro1">
          <table:table-cell office:value-type="float" office:value="1611766570.00393">
            <text:p>1611766570.00393</text:p>
          </table:table-cell>
          <table:table-cell office:value-type="float" office:value="0.0039370059967041">
            <text:p>0.003937006</text:p>
          </table:table-cell>
          <table:table-cell office:value-type="float" office:value="0.0036989736523962">
            <text:p>0.0036989737</text:p>
          </table:table-cell>
          <table:table-cell table:formula="of:=AVERAGE([.C182:.C186])" office:value-type="float" office:value="0.00369337651758708">
            <text:p>0.0036933765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185">
            <text:p>185</text:p>
          </table:table-cell>
          <table:table-cell/>
        </table:table-row>
        <table:table-row table:style-name="ro1">
          <table:table-cell office:value-type="float" office:value="1611766570.7248">
            <text:p>1611766570.7248</text:p>
          </table:table-cell>
          <table:table-cell office:value-type="float" office:value="0.00405120849609375">
            <text:p>0.0040512085</text:p>
          </table:table-cell>
          <table:table-cell office:value-type="float" office:value="0.003700867388115">
            <text:p>0.0037008674</text:p>
          </table:table-cell>
          <table:table-cell table:formula="of:=AVERAGE([.C183:.C187])" office:value-type="float" office:value="0.00369587386879127">
            <text:p>0.0036958739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186">
            <text:p>186</text:p>
          </table:table-cell>
          <table:table-cell/>
        </table:table-row>
        <table:table-row table:style-name="ro1">
          <table:table-cell office:value-type="float" office:value="1611766571.46967">
            <text:p>1611766571.46967</text:p>
          </table:table-cell>
          <table:table-cell office:value-type="float" office:value="0.00391840934753418">
            <text:p>0.0039184093</text:p>
          </table:table-cell>
          <table:table-cell office:value-type="float" office:value="0.00368896118090956">
            <text:p>0.0036889612</text:p>
          </table:table-cell>
          <table:table-cell table:formula="of:=AVERAGE([.C184:.C188])" office:value-type="float" office:value="0.00369579981737302">
            <text:p>0.0036957998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187">
            <text:p>187</text:p>
          </table:table-cell>
          <table:table-cell/>
        </table:table-row>
        <table:table-row table:style-name="ro1">
          <table:table-cell office:value-type="float" office:value="1611766572.18741">
            <text:p>1611766572.18741</text:p>
          </table:table-cell>
          <table:table-cell office:value-type="float" office:value="0.000964641571044922">
            <text:p>0.0009646416</text:p>
          </table:table-cell>
          <table:table-cell office:value-type="float" office:value="0.00367447011915496">
            <text:p>0.0036744701</text:p>
          </table:table-cell>
          <table:table-cell table:formula="of:=AVERAGE([.C185:.C189])" office:value-type="float" office:value="0.0036917562218248">
            <text:p>0.0036917562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1611766572.93244">
            <text:p>1611766572.93244</text:p>
          </table:table-cell>
          <table:table-cell office:value-type="float" office:value="0.000948667526245117">
            <text:p>0.0009486675</text:p>
          </table:table-cell>
          <table:table-cell office:value-type="float" office:value="0.00366107434512155">
            <text:p>0.0036610743</text:p>
          </table:table-cell>
          <table:table-cell table:formula="of:=AVERAGE([.C186:.C190])" office:value-type="float" office:value="0.00368486933713945">
            <text:p>0.0036848693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1611766573.65697">
            <text:p>1611766573.65697</text:p>
          </table:table-cell>
          <table:table-cell office:value-type="float" office:value="0.00394082069396973">
            <text:p>0.0039408207</text:p>
          </table:table-cell>
          <table:table-cell office:value-type="float" office:value="0.00366254669432601">
            <text:p>0.0036625467</text:p>
          </table:table-cell>
          <table:table-cell table:formula="of:=AVERAGE([.C187:.C191])" office:value-type="float" office:value="0.00367758394552542">
            <text:p>0.0036775839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190">
            <text:p>190</text:p>
          </table:table-cell>
          <table:table-cell/>
        </table:table-row>
        <table:table-row table:style-name="ro1">
          <table:table-cell office:value-type="float" office:value="1611766574.39922">
            <text:p>1611766574.39922</text:p>
          </table:table-cell>
          <table:table-cell office:value-type="float" office:value="0.00507664680480957">
            <text:p>0.0050766468</text:p>
          </table:table-cell>
          <table:table-cell office:value-type="float" office:value="0.00367745642445807">
            <text:p>0.0036774564</text:p>
          </table:table-cell>
          <table:table-cell table:formula="of:=AVERAGE([.C188:.C192])" office:value-type="float" office:value="0.00367290175279403">
            <text:p>0.0036729018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611766575.12268">
            <text:p>1611766575.12268</text:p>
          </table:table-cell>
          <table:table-cell office:value-type="float" office:value="0.0038292407989502">
            <text:p>0.0038292408</text:p>
          </table:table-cell>
          <table:table-cell office:value-type="float" office:value="0.00367824696807521">
            <text:p>0.003678247</text:p>
          </table:table-cell>
          <table:table-cell table:formula="of:=AVERAGE([.C189:.C193])" office:value-type="float" office:value="0.00367075891022716">
            <text:p>0.0036707589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1611766575.86484">
            <text:p>1611766575.86484</text:p>
          </table:table-cell>
          <table:table-cell office:value-type="float" office:value="0.00388073921203613">
            <text:p>0.0038807392</text:p>
          </table:table-cell>
          <table:table-cell office:value-type="float" office:value="0.00366570733584782">
            <text:p>0.0036657073</text:p>
          </table:table-cell>
          <table:table-cell table:formula="of:=AVERAGE([.C190:.C194])" office:value-type="float" office:value="0.00366900635356573">
            <text:p>0.0036690064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1611766576.58643">
            <text:p>1611766576.58643</text:p>
          </table:table-cell>
          <table:table-cell office:value-type="float" office:value="0.00392866134643555">
            <text:p>0.0039286613</text:p>
          </table:table-cell>
          <table:table-cell office:value-type="float" office:value="0.00366706276889209">
            <text:p>0.0036670628</text:p>
          </table:table-cell>
          <table:table-cell table:formula="of:=AVERAGE([.C191:.C195])" office:value-type="float" office:value="0.00367020403831984">
            <text:p>0.003670204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611766577.33053">
            <text:p>1611766577.33053</text:p>
          </table:table-cell>
          <table:table-cell office:value-type="float" office:value="0.00394105911254883">
            <text:p>0.0039410591</text:p>
          </table:table-cell>
          <table:table-cell office:value-type="float" office:value="0.00366950511634163">
            <text:p>0.0036695051</text:p>
          </table:table-cell>
          <table:table-cell table:formula="of:=AVERAGE([.C192:.C196])" office:value-type="float" office:value="0.00367159572272296">
            <text:p>0.0036715957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611766578.05199">
            <text:p>1611766578.05199</text:p>
          </table:table-cell>
          <table:table-cell office:value-type="float" office:value="0.00392246246337891">
            <text:p>0.0039224625</text:p>
          </table:table-cell>
          <table:table-cell office:value-type="float" office:value="0.00367079571505101">
            <text:p>0.0036707957</text:p>
          </table:table-cell>
          <table:table-cell table:formula="of:=AVERAGE([.C193:.C197])" office:value-type="float" office:value="0.00367026358084155">
            <text:p>0.0036702636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1611766578.7971">
            <text:p>1611766578.7971</text:p>
          </table:table-cell>
          <table:table-cell office:value-type="float" office:value="0.00385737419128418">
            <text:p>0.0038573742</text:p>
          </table:table-cell>
          <table:table-cell office:value-type="float" office:value="0.00367874462370249">
            <text:p>0.0036787446</text:p>
          </table:table-cell>
          <table:table-cell table:formula="of:=AVERAGE([.C194:.C198])" office:value-type="float" office:value="0.00367036311196701">
            <text:p>0.0036703631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197">
            <text:p>197</text:p>
          </table:table-cell>
          <table:table-cell/>
        </table:table-row>
        <table:table-row table:style-name="ro1">
          <table:table-cell office:value-type="float" office:value="1611766579.51767">
            <text:p>1611766579.51767</text:p>
          </table:table-cell>
          <table:table-cell office:value-type="float" office:value="0.00393748283386231">
            <text:p>0.0039374828</text:p>
          </table:table-cell>
          <table:table-cell office:value-type="float" office:value="0.00368005138233966">
            <text:p>0.0036800514</text:p>
          </table:table-cell>
          <table:table-cell table:formula="of:=AVERAGE([.C195:.C199])" office:value-type="float" office:value="0.00367323192126538">
            <text:p>0.0036732319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1611766580.26375">
            <text:p>1611766580.26375</text:p>
          </table:table-cell>
          <table:table-cell office:value-type="float" office:value="0.00502157211303711">
            <text:p>0.0050215721</text:p>
          </table:table-cell>
          <table:table-cell office:value-type="float" office:value="0.00369352963151249">
            <text:p>0.0036935296</text:p>
          </table:table-cell>
          <table:table-cell table:formula="of:=AVERAGE([.C196:.C200])" office:value-type="float" office:value="0.00367852529378946">
            <text:p>0.0036785253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199">
            <text:p>199</text:p>
          </table:table-cell>
          <table:table-cell/>
        </table:table-row>
        <table:table-row table:style-name="ro1">
          <table:table-cell office:value-type="float" office:value="1611766580.98038">
            <text:p>1611766580.98038</text:p>
          </table:table-cell>
          <table:table-cell office:value-type="float" office:value="0.00399947166442871">
            <text:p>0.0039994717</text:p>
          </table:table-cell>
          <table:table-cell office:value-type="float" office:value="0.00369505934167707">
            <text:p>0.0036950593</text:p>
          </table:table-cell>
          <table:table-cell table:formula="of:=AVERAGE([.C197:.C201])" office:value-type="float" office:value="0.00368363613885654">
            <text:p>0.0036836361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1611766581.72628">
            <text:p>1611766581.72628</text:p>
          </table:table-cell>
          <table:table-cell office:value-type="float" office:value="0.0039210319519043">
            <text:p>0.003921032</text:p>
          </table:table-cell>
          <table:table-cell office:value-type="float" office:value="0.00369827324767701">
            <text:p>0.0036982732</text:p>
          </table:table-cell>
          <table:table-cell table:formula="of:=AVERAGE([.C198:.C202])" office:value-type="float" office:value="0.00368913164538174">
            <text:p>0.0036891316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1611766582.44689">
            <text:p>1611766582.44689</text:p>
          </table:table-cell>
          <table:table-cell office:value-type="float" office:value="0.00388979911804199">
            <text:p>0.0038897991</text:p>
          </table:table-cell>
          <table:table-cell office:value-type="float" office:value="0.0036992213955501">
            <text:p>0.0036992214</text:p>
          </table:table-cell>
          <table:table-cell table:formula="of:=AVERAGE([.C199:.C203])" office:value-type="float" office:value="0.00369322699975127">
            <text:p>0.003693227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1611766583.1919">
            <text:p>1611766583.1919</text:p>
          </table:table-cell>
          <table:table-cell office:value-type="float" office:value="0.0037844181060791">
            <text:p>0.0037844181</text:p>
          </table:table-cell>
          <table:table-cell office:value-type="float" office:value="0.00370102743786086">
            <text:p>0.0037010274</text:p>
          </table:table-cell>
          <table:table-cell table:formula="of:=AVERAGE([.C200:.C204])" office:value-type="float" office:value="0.00369742221085551">
            <text:p>0.0036974222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03">
            <text:p>203</text:p>
          </table:table-cell>
          <table:table-cell/>
        </table:table-row>
        <table:table-row table:style-name="ro1">
          <table:table-cell office:value-type="float" office:value="1611766583.91373">
            <text:p>1611766583.91373</text:p>
          </table:table-cell>
          <table:table-cell office:value-type="float" office:value="0.00410914421081543">
            <text:p>0.0041091442</text:p>
          </table:table-cell>
          <table:table-cell office:value-type="float" office:value="0.00370302801027731">
            <text:p>0.003703028</text:p>
          </table:table-cell>
          <table:table-cell table:formula="of:=AVERAGE([.C201:.C205])" office:value-type="float" office:value="0.00369932188660847">
            <text:p>0.0036993219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office:value-type="float" office:value="1611766584.65461">
            <text:p>1611766584.65461</text:p>
          </table:table-cell>
          <table:table-cell office:value-type="float" office:value="0.000959396362304688">
            <text:p>0.0009593964</text:p>
          </table:table-cell>
          <table:table-cell office:value-type="float" office:value="0.00369587681338115">
            <text:p>0.0036958768</text:p>
          </table:table-cell>
          <table:table-cell table:formula="of:=AVERAGE([.C202:.C206])" office:value-type="float" office:value="0.00369948538094929">
            <text:p>0.0036994854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1611766585.38219">
            <text:p>1611766585.38219</text:p>
          </table:table-cell>
          <table:table-cell office:value-type="float" office:value="0.000950813293457031">
            <text:p>0.0009508133</text:p>
          </table:table-cell>
          <table:table-cell office:value-type="float" office:value="0.00368255126231356">
            <text:p>0.0036825513</text:p>
          </table:table-cell>
          <table:table-cell table:formula="of:=AVERAGE([.C203:.C207])" office:value-type="float" office:value="0.0036963409838766">
            <text:p>0.003696341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1611766586.12509">
            <text:p>1611766586.12509</text:p>
          </table:table-cell>
          <table:table-cell office:value-type="float" office:value="0.00494861602783203">
            <text:p>0.004948616</text:p>
          </table:table-cell>
          <table:table-cell office:value-type="float" office:value="0.00369040111858599">
            <text:p>0.0036904011</text:p>
          </table:table-cell>
          <table:table-cell table:formula="of:=AVERAGE([.C204:.C208])" office:value-type="float" office:value="0.00369457692848378">
            <text:p>0.0036945769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1611766586.84466">
            <text:p>1611766586.84466</text:p>
          </table:table-cell>
          <table:table-cell office:value-type="float" office:value="0.00387763977050781">
            <text:p>0.0038776398</text:p>
          </table:table-cell>
          <table:table-cell office:value-type="float" office:value="0.00369130130441254">
            <text:p>0.0036913013</text:p>
          </table:table-cell>
          <table:table-cell table:formula="of:=AVERAGE([.C205:.C209])" office:value-type="float" office:value="0.00369263170179411">
            <text:p>0.0036926317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1611766587.59065">
            <text:p>1611766587.59065</text:p>
          </table:table-cell>
          <table:table-cell office:value-type="float" office:value="0.00393748283386231">
            <text:p>0.0039374828</text:p>
          </table:table-cell>
          <table:table-cell office:value-type="float" office:value="0.00369477627283677">
            <text:p>0.0036947763</text:p>
          </table:table-cell>
          <table:table-cell table:formula="of:=AVERAGE([.C206:.C210])" office:value-type="float" office:value="0.003690981354306">
            <text:p>0.0036909814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1611766588.30816">
            <text:p>1611766588.30816</text:p>
          </table:table-cell>
          <table:table-cell office:value-type="float" office:value="0.00485372543334961">
            <text:p>0.0048537254</text:p>
          </table:table-cell>
          <table:table-cell office:value-type="float" office:value="0.00370029507836302">
            <text:p>0.0037002951</text:p>
          </table:table-cell>
          <table:table-cell table:formula="of:=AVERAGE([.C207:.C211])" office:value-type="float" office:value="0.00369186500730238">
            <text:p>0.003691865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1611766589.05314">
            <text:p>1611766589.05314</text:p>
          </table:table-cell>
          <table:table-cell office:value-type="float" office:value="0.00388574600219727">
            <text:p>0.003885746</text:p>
          </table:table-cell>
          <table:table-cell office:value-type="float" office:value="0.00369751445985986">
            <text:p>0.0036975145</text:p>
          </table:table-cell>
          <table:table-cell table:formula="of:=AVERAGE([.C208:.C212])" office:value-type="float" office:value="0.00369485764681164">
            <text:p>0.0036948576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11">
            <text:p>211</text:p>
          </table:table-cell>
          <table:table-cell/>
        </table:table-row>
        <table:table-row table:style-name="ro1">
          <table:table-cell office:value-type="float" office:value="1611766589.77374">
            <text:p>1611766589.77374</text:p>
          </table:table-cell>
          <table:table-cell office:value-type="float" office:value="0.00402069091796875">
            <text:p>0.0040206909</text:p>
          </table:table-cell>
          <table:table-cell office:value-type="float" office:value="0.00369903887711509">
            <text:p>0.0036990389</text:p>
          </table:table-cell>
          <table:table-cell table:formula="of:=AVERAGE([.C209:.C213])" office:value-type="float" office:value="0.00369658519851746">
            <text:p>0.0036965852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611766590.51878">
            <text:p>1611766590.51878</text:p>
          </table:table-cell>
          <table:table-cell office:value-type="float" office:value="0.00393509864807129">
            <text:p>0.0039350986</text:p>
          </table:table-cell>
          <table:table-cell office:value-type="float" office:value="0.00370694284963719">
            <text:p>0.0037069428</text:p>
          </table:table-cell>
          <table:table-cell table:formula="of:=AVERAGE([.C210:.C214])" office:value-type="float" office:value="0.00369971350756239">
            <text:p>0.0036997135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213">
            <text:p>213</text:p>
          </table:table-cell>
          <table:table-cell/>
        </table:table-row>
        <table:table-row table:style-name="ro1">
          <table:table-cell office:value-type="float" office:value="1611766591.24011">
            <text:p>1611766591.24011</text:p>
          </table:table-cell>
          <table:table-cell office:value-type="float" office:value="0.0039207935333252">
            <text:p>0.0039207935</text:p>
          </table:table-cell>
          <table:table-cell office:value-type="float" office:value="0.00370794215189742">
            <text:p>0.0037079422</text:p>
          </table:table-cell>
          <table:table-cell table:formula="of:=AVERAGE([.C211:.C215])" office:value-type="float" office:value="0.00370234668337452">
            <text:p>0.0037023467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1611766591.98613">
            <text:p>1611766591.98613</text:p>
          </table:table-cell>
          <table:table-cell office:value-type="float" office:value="0.00493979454040527">
            <text:p>0.0049397945</text:p>
          </table:table-cell>
          <table:table-cell office:value-type="float" office:value="0.0037149210296552">
            <text:p>0.003714921</text:p>
          </table:table-cell>
          <table:table-cell table:formula="of:=AVERAGE([.C212:.C216])" office:value-type="float" office:value="0.00370527187363295">
            <text:p>0.0037052719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15">
            <text:p>215</text:p>
          </table:table-cell>
          <table:table-cell/>
        </table:table-row>
        <table:table-row table:style-name="ro1">
          <table:table-cell office:value-type="float" office:value="1611766592.70267">
            <text:p>1611766592.70267</text:p>
          </table:table-cell>
          <table:table-cell office:value-type="float" office:value="0.000979423522949219">
            <text:p>0.0009794235</text:p>
          </table:table-cell>
          <table:table-cell office:value-type="float" office:value="0.00370225668934638">
            <text:p>0.0037022567</text:p>
          </table:table-cell>
          <table:table-cell table:formula="of:=AVERAGE([.C213:.C217])" office:value-type="float" office:value="0.00370622031953026">
            <text:p>0.0037062203</text:p>
          </table:table-cell>
          <table:table-cell office:value-type="float" office:value="111">
            <text:p>111</text:p>
          </table:table-cell>
          <table:table-cell office:value-type="float" office:value="-10">
            <text:p>-10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 office:value-type="float" office:value="1611766593.4485">
            <text:p>1611766593.4485</text:p>
          </table:table-cell>
          <table:table-cell office:value-type="float" office:value="0.0037691593170166">
            <text:p>0.0037691593</text:p>
          </table:table-cell>
          <table:table-cell office:value-type="float" office:value="0.003705582429659">
            <text:p>0.0037055824</text:p>
          </table:table-cell>
          <table:table-cell table:formula="of:=AVERAGE([.C214:.C218])" office:value-type="float" office:value="0.00370752903003904">
            <text:p>0.003707529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217">
            <text:p>217</text:p>
          </table:table-cell>
          <table:table-cell/>
        </table:table-row>
        <table:table-row table:style-name="ro1">
          <table:table-cell office:value-type="float" office:value="1611766594.16902">
            <text:p>1611766594.16902</text:p>
          </table:table-cell>
          <table:table-cell office:value-type="float" office:value="0.00484919548034668">
            <text:p>0.0048491955</text:p>
          </table:table-cell>
          <table:table-cell office:value-type="float" office:value="0.00371082836108417">
            <text:p>0.0037108284</text:p>
          </table:table-cell>
          <table:table-cell table:formula="of:=AVERAGE([.C215:.C219])" office:value-type="float" office:value="0.00370830613232843">
            <text:p>0.0037083061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218">
            <text:p>218</text:p>
          </table:table-cell>
          <table:table-cell/>
        </table:table-row>
        <table:table-row table:style-name="ro1">
          <table:table-cell office:value-type="float" office:value="1611766594.91404">
            <text:p>1611766594.91404</text:p>
          </table:table-cell>
          <table:table-cell office:value-type="float" office:value="0.00386428833007813">
            <text:p>0.0038642883</text:p>
          </table:table-cell>
          <table:table-cell office:value-type="float" office:value="0.00370047958666719">
            <text:p>0.0037004796</text:p>
          </table:table-cell>
          <table:table-cell table:formula="of:=AVERAGE([.C216:.C220])" office:value-type="float" office:value="0.00370681361928239">
            <text:p>0.0037068136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1611766595.63544">
            <text:p>1611766595.63544</text:p>
          </table:table-cell>
          <table:table-cell office:value-type="float" office:value="0.00383281707763672">
            <text:p>0.0038328171</text:p>
          </table:table-cell>
          <table:table-cell office:value-type="float" office:value="0.00370108112071705">
            <text:p>0.0037010811</text:p>
          </table:table-cell>
          <table:table-cell table:formula="of:=AVERAGE([.C217:.C221])" office:value-type="float" office:value="0.00370404563749476">
            <text:p>0.0037040456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1611766596.38038">
            <text:p>1611766596.38038</text:p>
          </table:table-cell>
          <table:table-cell office:value-type="float" office:value="0.00400209426879883">
            <text:p>0.0040020943</text:p>
          </table:table-cell>
          <table:table-cell office:value-type="float" office:value="0.00370272785691972">
            <text:p>0.0037027279</text:p>
          </table:table-cell>
          <table:table-cell table:formula="of:=AVERAGE([.C218:.C222])" office:value-type="float" office:value="0.00370413987100942">
            <text:p>0.0037041399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221">
            <text:p>221</text:p>
          </table:table-cell>
          <table:table-cell/>
        </table:table-row>
        <table:table-row table:style-name="ro1">
          <table:table-cell office:value-type="float" office:value="1611766597.10089">
            <text:p>1611766597.10089</text:p>
          </table:table-cell>
          <table:table-cell office:value-type="float" office:value="0.00399041175842285">
            <text:p>0.0039904118</text:p>
          </table:table-cell>
          <table:table-cell office:value-type="float" office:value="0.00370402373034991">
            <text:p>0.0037040237</text:p>
          </table:table-cell>
          <table:table-cell table:formula="of:=AVERAGE([.C219:.C223])" office:value-type="float" office:value="0.00370382813114761">
            <text:p>0.0037038281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222">
            <text:p>222</text:p>
          </table:table-cell>
          <table:table-cell/>
        </table:table-row>
        <table:table-row table:style-name="ro1">
          <table:table-cell office:value-type="float" office:value="1611766597.84276">
            <text:p>1611766597.84276</text:p>
          </table:table-cell>
          <table:table-cell office:value-type="float" office:value="0.00093388557434082">
            <text:p>0.0009338856</text:p>
          </table:table-cell>
          <table:table-cell office:value-type="float" office:value="0.00369735745965738">
            <text:p>0.0036973575</text:p>
          </table:table-cell>
          <table:table-cell table:formula="of:=AVERAGE([.C220:.C224])" office:value-type="float" office:value="0.00370113395086225">
            <text:p>0.003701134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23">
            <text:p>223</text:p>
          </table:table-cell>
          <table:table-cell/>
        </table:table-row>
        <table:table-row table:style-name="ro1">
          <table:table-cell office:value-type="float" office:value="1611766598.56319">
            <text:p>1611766598.56319</text:p>
          </table:table-cell>
          <table:table-cell office:value-type="float" office:value="0.00388169288635254">
            <text:p>0.0038816929</text:p>
          </table:table-cell>
          <table:table-cell office:value-type="float" office:value="0.00369818038566941">
            <text:p>0.0036981804</text:p>
          </table:table-cell>
          <table:table-cell table:formula="of:=AVERAGE([.C221:.C225])" office:value-type="float" office:value="0.0037006741106627">
            <text:p>0.0037006741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224">
            <text:p>224</text:p>
          </table:table-cell>
          <table:table-cell/>
        </table:table-row>
        <table:table-row table:style-name="ro1">
          <table:table-cell office:value-type="float" office:value="1611766599.30912">
            <text:p>1611766599.30912</text:p>
          </table:table-cell>
          <table:table-cell office:value-type="float" office:value="0.00383758544921875">
            <text:p>0.0038375854</text:p>
          </table:table-cell>
          <table:table-cell office:value-type="float" office:value="0.00370106286754563">
            <text:p>0.0037010629</text:p>
          </table:table-cell>
          <table:table-cell table:formula="of:=AVERAGE([.C222:.C226])" office:value-type="float" office:value="0.00370067046002841">
            <text:p>0.0037006705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1611766600.03053">
            <text:p>1611766600.03053</text:p>
          </table:table-cell>
          <table:table-cell office:value-type="float" office:value="0.00491118431091309">
            <text:p>0.0049111843</text:p>
          </table:table-cell>
          <table:table-cell office:value-type="float" office:value="0.00370641738720655">
            <text:p>0.0037064174</text:p>
          </table:table-cell>
          <table:table-cell table:formula="of:=AVERAGE([.C223:.C227])" office:value-type="float" office:value="0.00370140836608578">
            <text:p>0.0037014084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1">
          <table:table-cell office:value-type="float" office:value="1611766600.77551">
            <text:p>1611766600.77551</text:p>
          </table:table-cell>
          <table:table-cell office:value-type="float" office:value="0.00400304794311523">
            <text:p>0.0040030479</text:p>
          </table:table-cell>
          <table:table-cell office:value-type="float" office:value="0.00370920975214177">
            <text:p>0.0037092098</text:p>
          </table:table-cell>
          <table:table-cell table:formula="of:=AVERAGE([.C224:.C228])" office:value-type="float" office:value="0.00370244557044415">
            <text:p>0.0037024456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1611766601.49591">
            <text:p>1611766601.49591</text:p>
          </table:table-cell>
          <table:table-cell office:value-type="float" office:value="0.0038299560546875">
            <text:p>0.0038299561</text:p>
          </table:table-cell>
          <table:table-cell office:value-type="float" office:value="0.00370973934118802">
            <text:p>0.0037097393</text:p>
          </table:table-cell>
          <table:table-cell table:formula="of:=AVERAGE([.C225:.C229])" office:value-type="float" office:value="0.00370492194675028">
            <text:p>0.0037049219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1611766602.2408">
            <text:p>1611766602.2408</text:p>
          </table:table-cell>
          <table:table-cell office:value-type="float" office:value="0.00380134582519531">
            <text:p>0.0038013458</text:p>
          </table:table-cell>
          <table:table-cell office:value-type="float" office:value="0.00371091352876328">
            <text:p>0.0037109135</text:p>
          </table:table-cell>
          <table:table-cell table:formula="of:=AVERAGE([.C226:.C230])" office:value-type="float" office:value="0.00370746857536905">
            <text:p>0.0037074686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29">
            <text:p>229</text:p>
          </table:table-cell>
          <table:table-cell/>
        </table:table-row>
        <table:table-row table:style-name="ro1">
          <table:table-cell office:value-type="float" office:value="1611766602.96217">
            <text:p>1611766602.96217</text:p>
          </table:table-cell>
          <table:table-cell office:value-type="float" office:value="0.00391101837158203">
            <text:p>0.0039110184</text:p>
          </table:table-cell>
          <table:table-cell office:value-type="float" office:value="0.00371178354981901">
            <text:p>0.0037117835</text:p>
          </table:table-cell>
          <table:table-cell table:formula="of:=AVERAGE([.C227:.C231])" office:value-type="float" office:value="0.00370961271182373">
            <text:p>0.0037096127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1611766603.70705">
            <text:p>1611766603.70705</text:p>
          </table:table-cell>
          <table:table-cell office:value-type="float" office:value="0.00389575958251953">
            <text:p>0.0038957596</text:p>
          </table:table-cell>
          <table:table-cell office:value-type="float" office:value="0.00370522880506432">
            <text:p>0.0037052288</text:p>
          </table:table-cell>
          <table:table-cell table:formula="of:=AVERAGE([.C228:.C232])" office:value-type="float" office:value="0.00370937499539528">
            <text:p>0.003709375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31">
            <text:p>231</text:p>
          </table:table-cell>
          <table:table-cell/>
        </table:table-row>
        <table:table-row table:style-name="ro1">
          <table:table-cell office:value-type="float" office:value="1611766604.42448">
            <text:p>1611766604.42448</text:p>
          </table:table-cell>
          <table:table-cell office:value-type="float" office:value="0.00377678871154785">
            <text:p>0.0037767887</text:p>
          </table:table-cell>
          <table:table-cell office:value-type="float" office:value="0.00370553725293709">
            <text:p>0.0037055373</text:p>
          </table:table-cell>
          <table:table-cell table:formula="of:=AVERAGE([.C229:.C233])" office:value-type="float" office:value="0.00370864049555434">
            <text:p>0.0037086405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float" office:value="1611766605.17045">
            <text:p>1611766605.17045</text:p>
          </table:table-cell>
          <table:table-cell office:value-type="float" office:value="0.00400543212890625">
            <text:p>0.0040054321</text:p>
          </table:table-cell>
          <table:table-cell office:value-type="float" office:value="0.00370853058619007">
            <text:p>0.0037085306</text:p>
          </table:table-cell>
          <table:table-cell table:formula="of:=AVERAGE([.C230:.C234])" office:value-type="float" office:value="0.00370839874455475">
            <text:p>0.0037083987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233">
            <text:p>233</text:p>
          </table:table-cell>
          <table:table-cell/>
        </table:table-row>
        <table:table-row table:style-name="ro1">
          <table:table-cell office:value-type="float" office:value="1611766605.88985">
            <text:p>1611766605.88985</text:p>
          </table:table-cell>
          <table:table-cell office:value-type="float" office:value="0.00384759902954102">
            <text:p>0.003847599</text:p>
          </table:table-cell>
          <table:table-cell office:value-type="float" office:value="0.00370912489577704">
            <text:p>0.0037091249</text:p>
          </table:table-cell>
          <table:table-cell table:formula="of:=AVERAGE([.C231:.C235])" office:value-type="float" office:value="0.00370804101795751">
            <text:p>0.003708041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34">
            <text:p>234</text:p>
          </table:table-cell>
          <table:table-cell/>
        </table:table-row>
        <table:table-row table:style-name="ro1">
          <table:table-cell office:value-type="float" office:value="1611766606.63664">
            <text:p>1611766606.63664</text:p>
          </table:table-cell>
          <table:table-cell office:value-type="float" office:value="0.00390267372131348">
            <text:p>0.0039026737</text:p>
          </table:table-cell>
          <table:table-cell office:value-type="float" office:value="0.00371142466409337">
            <text:p>0.0037114247</text:p>
          </table:table-cell>
          <table:table-cell table:formula="of:=AVERAGE([.C232:.C236])" office:value-type="float" office:value="0.00370796924081238">
            <text:p>0.0037079692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1611766607.35701">
            <text:p>1611766607.35701</text:p>
          </table:table-cell>
          <table:table-cell office:value-type="float" office:value="0.00391936302185059">
            <text:p>0.003919363</text:p>
          </table:table-cell>
          <table:table-cell office:value-type="float" office:value="0.00371230575882963">
            <text:p>0.0037123058</text:p>
          </table:table-cell>
          <table:table-cell table:formula="of:=AVERAGE([.C233:.C237])" office:value-type="float" office:value="0.00370938463156544">
            <text:p>0.0037093846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1611766608.10186">
            <text:p>1611766608.10186</text:p>
          </table:table-cell>
          <table:table-cell office:value-type="float" office:value="0.00392341613769531">
            <text:p>0.0039234161</text:p>
          </table:table-cell>
          <table:table-cell office:value-type="float" office:value="0.00371917962573638">
            <text:p>0.0037191796</text:p>
          </table:table-cell>
          <table:table-cell table:formula="of:=AVERAGE([.C234:.C238])" office:value-type="float" office:value="0.0037121131061253">
            <text:p>0.0037121131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237">
            <text:p>237</text:p>
          </table:table-cell>
          <table:table-cell/>
        </table:table-row>
        <table:table-row table:style-name="ro1">
          <table:table-cell office:value-type="float" office:value="1611766608.8232">
            <text:p>1611766608.8232</text:p>
          </table:table-cell>
          <table:table-cell office:value-type="float" office:value="0.00393199920654297">
            <text:p>0.0039319992</text:p>
          </table:table-cell>
          <table:table-cell office:value-type="float" office:value="0.00372007382565574">
            <text:p>0.0037200738</text:p>
          </table:table-cell>
          <table:table-cell table:formula="of:=AVERAGE([.C235:.C239])" office:value-type="float" office:value="0.00371442175401843">
            <text:p>0.0037144218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238">
            <text:p>238</text:p>
          </table:table-cell>
          <table:table-cell/>
        </table:table-row>
        <table:table-row table:style-name="ro1">
          <table:table-cell office:value-type="float" office:value="1611766609.5681">
            <text:p>1611766609.5681</text:p>
          </table:table-cell>
          <table:table-cell office:value-type="float" office:value="0.00391268730163574">
            <text:p>0.0039126873</text:p>
          </table:table-cell>
          <table:table-cell office:value-type="float" office:value="0.00372613791142548">
            <text:p>0.0037261379</text:p>
          </table:table-cell>
          <table:table-cell table:formula="of:=AVERAGE([.C236:.C240])" office:value-type="float" office:value="0.00371782435714812">
            <text:p>0.0037178244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39">
            <text:p>239</text:p>
          </table:table-cell>
          <table:table-cell/>
        </table:table-row>
        <table:table-row table:style-name="ro1">
          <table:table-cell office:value-type="float" office:value="1611766610.28566">
            <text:p>1611766610.28566</text:p>
          </table:table-cell>
          <table:table-cell office:value-type="float" office:value="0.00412583351135254">
            <text:p>0.0041258335</text:p>
          </table:table-cell>
          <table:table-cell office:value-type="float" office:value="0.00372780330975851">
            <text:p>0.0037278033</text:p>
          </table:table-cell>
          <table:table-cell table:formula="of:=AVERAGE([.C237:.C241])" office:value-type="float" office:value="0.00372110008628115">
            <text:p>0.0037211001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1611766611.03522">
            <text:p>1611766611.03522</text:p>
          </table:table-cell>
          <table:table-cell office:value-type="float" office:value="0.00389671325683594">
            <text:p>0.0038967133</text:p>
          </table:table-cell>
          <table:table-cell office:value-type="float" office:value="0.00372912971224229">
            <text:p>0.0037291297</text:p>
          </table:table-cell>
          <table:table-cell table:formula="of:=AVERAGE([.C238:.C242])" office:value-type="float" office:value="0.00372446487696368">
            <text:p>0.0037244649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1611766611.75157">
            <text:p>1611766611.75157</text:p>
          </table:table-cell>
          <table:table-cell office:value-type="float" office:value="0.00395345687866211">
            <text:p>0.0039534569</text:p>
          </table:table-cell>
          <table:table-cell office:value-type="float" office:value="0.00373005668400436">
            <text:p>0.0037300567</text:p>
          </table:table-cell>
          <table:table-cell table:formula="of:=AVERAGE([.C239:.C243])" office:value-type="float" office:value="0.00372664028861727">
            <text:p>0.0037266403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42">
            <text:p>242</text:p>
          </table:table-cell>
          <table:table-cell/>
        </table:table-row>
        <table:table-row table:style-name="ro1">
          <table:table-cell office:value-type="float" office:value="1611766612.49724">
            <text:p>1611766612.49724</text:p>
          </table:table-cell>
          <table:table-cell office:value-type="float" office:value="0.00388240814208984">
            <text:p>0.0038824081</text:p>
          </table:table-cell>
          <table:table-cell office:value-type="float" office:value="0.00373137447236906">
            <text:p>0.0037313745</text:p>
          </table:table-cell>
          <table:table-cell table:formula="of:=AVERAGE([.C240:.C244])" office:value-type="float" office:value="0.00372890041795994">
            <text:p>0.0037289004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43">
            <text:p>243</text:p>
          </table:table-cell>
          <table:table-cell/>
        </table:table-row>
        <table:table-row table:style-name="ro1">
          <table:table-cell office:value-type="float" office:value="1611766613.21478">
            <text:p>1611766613.21478</text:p>
          </table:table-cell>
          <table:table-cell office:value-type="float" office:value="0.00402688980102539">
            <text:p>0.0040268898</text:p>
          </table:table-cell>
          <table:table-cell office:value-type="float" office:value="0.0037325856007652">
            <text:p>0.0037325856</text:p>
          </table:table-cell>
          <table:table-cell table:formula="of:=AVERAGE([.C241:.C245])" office:value-type="float" office:value="0.00373018995582788">
            <text:p>0.00373019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244">
            <text:p>244</text:p>
          </table:table-cell>
          <table:table-cell/>
        </table:table-row>
        <table:table-row table:style-name="ro1">
          <table:table-cell office:value-type="float" office:value="1611766613.96326">
            <text:p>1611766613.96326</text:p>
          </table:table-cell>
          <table:table-cell office:value-type="float" office:value="0.00393104553222656">
            <text:p>0.0039310455</text:p>
          </table:table-cell>
          <table:table-cell office:value-type="float" office:value="0.00373889102163363">
            <text:p>0.003738891</text:p>
          </table:table-cell>
          <table:table-cell table:formula="of:=AVERAGE([.C242:.C246])" office:value-type="float" office:value="0.00373240749820291">
            <text:p>0.0037324075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611766614.68059">
            <text:p>1611766614.68059</text:p>
          </table:table-cell>
          <table:table-cell office:value-type="float" office:value="0.00370573997497559">
            <text:p>0.00370574</text:p>
          </table:table-cell>
          <table:table-cell office:value-type="float" office:value="0.00373875626128137">
            <text:p>0.0037387563</text:p>
          </table:table-cell>
          <table:table-cell table:formula="of:=AVERAGE([.C243:.C247])" office:value-type="float" office:value="0.00373433280801072">
            <text:p>0.0037343328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office:value-type="float" office:value="1611766615.42924">
            <text:p>1611766615.42924</text:p>
          </table:table-cell>
          <table:table-cell office:value-type="float" office:value="0.00389218330383301">
            <text:p>0.0038921833</text:p>
          </table:table-cell>
          <table:table-cell office:value-type="float" office:value="0.00374428377650442">
            <text:p>0.0037442838</text:p>
          </table:table-cell>
          <table:table-cell table:formula="of:=AVERAGE([.C244:.C248])" office:value-type="float" office:value="0.00373717822651074">
            <text:p>0.0037371782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47">
            <text:p>247</text:p>
          </table:table-cell>
          <table:table-cell/>
        </table:table-row>
        <table:table-row table:style-name="ro1">
          <table:table-cell office:value-type="float" office:value="1611766616.1466">
            <text:p>1611766616.1466</text:p>
          </table:table-cell>
          <table:table-cell office:value-type="float" office:value="0.0038902759552002">
            <text:p>0.003890276</text:p>
          </table:table-cell>
          <table:table-cell office:value-type="float" office:value="0.00374487245464432">
            <text:p>0.0037448725</text:p>
          </table:table-cell>
          <table:table-cell table:formula="of:=AVERAGE([.C245:.C249])" office:value-type="float" office:value="0.00373987782296579">
            <text:p>0.0037398778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248">
            <text:p>248</text:p>
          </table:table-cell>
          <table:table-cell/>
        </table:table-row>
        <table:table-row table:style-name="ro1">
          <table:table-cell office:value-type="float" office:value="1611766616.89635">
            <text:p>1611766616.89635</text:p>
          </table:table-cell>
          <table:table-cell office:value-type="float" office:value="0.00400590896606445">
            <text:p>0.004005909</text:p>
          </table:table-cell>
          <table:table-cell office:value-type="float" office:value="0.00374659108294568">
            <text:p>0.0037465911</text:p>
          </table:table-cell>
          <table:table-cell table:formula="of:=AVERAGE([.C246:.C250])" office:value-type="float" office:value="0.00374267891940188">
            <text:p>0.0037426789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249">
            <text:p>249</text:p>
          </table:table-cell>
          <table:table-cell/>
        </table:table-row>
        <table:table-row table:style-name="ro1">
          <table:table-cell office:value-type="float" office:value="1611766617.6126">
            <text:p>1611766617.6126</text:p>
          </table:table-cell>
          <table:table-cell office:value-type="float" office:value="0.00388193130493164">
            <text:p>0.0038819313</text:p>
          </table:table-cell>
          <table:table-cell office:value-type="float" office:value="0.00374713244383363">
            <text:p>0.0037471324</text:p>
          </table:table-cell>
          <table:table-cell table:formula="of:=AVERAGE([.C247:.C251])" office:value-type="float" office:value="0.00374432720384188">
            <text:p>0.0037443272</text:p>
          </table:table-cell>
          <table:table-cell office:value-type="float" office:value="109">
            <text:p>109</text:p>
          </table:table-cell>
          <table:table-cell office:value-type="float" office:value="-9">
            <text:p>-9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611766618.35845">
            <text:p>1611766618.35845</text:p>
          </table:table-cell>
          <table:table-cell office:value-type="float" office:value="0.00406312942504883">
            <text:p>0.0040631294</text:p>
          </table:table-cell>
          <table:table-cell office:value-type="float" office:value="0.00374868373961286">
            <text:p>0.0037486837</text:p>
          </table:table-cell>
          <table:table-cell table:formula="of:=AVERAGE([.C248:.C252])" office:value-type="float" office:value="0.00374631269950818">
            <text:p>0.0037463127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51">
            <text:p>251</text:p>
          </table:table-cell>
          <table:table-cell/>
        </table:table-row>
        <table:table-row table:style-name="ro1">
          <table:table-cell office:value-type="float" office:value="1611766619.07564">
            <text:p>1611766619.07564</text:p>
          </table:table-cell>
          <table:table-cell office:value-type="float" office:value="0.00391864776611328">
            <text:p>0.0039186478</text:p>
          </table:table-cell>
          <table:table-cell office:value-type="float" office:value="0.00374935820003548">
            <text:p>0.0037493582</text:p>
          </table:table-cell>
          <table:table-cell table:formula="of:=AVERAGE([.C249:.C253])" office:value-type="float" office:value="0.00374732758421439">
            <text:p>0.0037473276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252">
            <text:p>252</text:p>
          </table:table-cell>
          <table:table-cell/>
        </table:table-row>
        <table:table-row table:style-name="ro1">
          <table:table-cell office:value-type="float" office:value="1611766619.8243">
            <text:p>1611766619.8243</text:p>
          </table:table-cell>
          <table:table-cell office:value-type="float" office:value="0.0038917064666748">
            <text:p>0.0038917065</text:p>
          </table:table-cell>
          <table:table-cell office:value-type="float" office:value="0.00375118448711347">
            <text:p>0.0037511845</text:p>
          </table:table-cell>
          <table:table-cell table:formula="of:=AVERAGE([.C250:.C254])" office:value-type="float" office:value="0.00374858999070822">
            <text:p>0.00374859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253">
            <text:p>253</text:p>
          </table:table-cell>
          <table:table-cell/>
        </table:table-row>
        <table:table-row table:style-name="ro1">
          <table:table-cell office:value-type="float" office:value="1611766620.54169">
            <text:p>1611766620.54169</text:p>
          </table:table-cell>
          <table:table-cell office:value-type="float" office:value="0.00394201278686523">
            <text:p>0.0039420128</text:p>
          </table:table-cell>
          <table:table-cell office:value-type="float" office:value="0.00375193577963218">
            <text:p>0.0037519358</text:p>
          </table:table-cell>
          <table:table-cell table:formula="of:=AVERAGE([.C251:.C255])" office:value-type="float" office:value="0.00374965893004552">
            <text:p>0.0037496589</text:p>
          </table:table-cell>
          <table:table-cell office:value-type="float" office:value="115">
            <text:p>115</text:p>
          </table:table-cell>
          <table:table-cell office:value-type="float" office:value="-6">
            <text:p>-6</text:p>
          </table:table-cell>
          <table:table-cell office:value-type="float" office:value="254">
            <text:p>254</text:p>
          </table:table-cell>
          <table:table-cell/>
        </table:table-row>
        <table:table-row table:style-name="ro1">
          <table:table-cell office:value-type="float" office:value="1611766621.29029">
            <text:p>1611766621.29029</text:p>
          </table:table-cell>
          <table:table-cell office:value-type="float" office:value="0.00386691093444824">
            <text:p>0.0038669109</text:p>
          </table:table-cell>
          <table:table-cell office:value-type="float" office:value="0.00375323029107929">
            <text:p>0.0037532303</text:p>
          </table:table-cell>
          <table:table-cell table:formula="of:=AVERAGE([.C252:.C256])" office:value-type="float" office:value="0.00375087849949466">
            <text:p>0.0037508785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 office:value-type="float" office:value="1611766622.00758">
            <text:p>1611766622.00758</text:p>
          </table:table-cell>
          <table:table-cell office:value-type="float" office:value="0.00380849838256836">
            <text:p>0.0038084984</text:p>
          </table:table-cell>
          <table:table-cell office:value-type="float" office:value="0.00375344618206167">
            <text:p>0.0037534462</text:p>
          </table:table-cell>
          <table:table-cell table:formula="of:=AVERAGE([.C253:.C257])" office:value-type="float" office:value="0.00375183098798442">
            <text:p>0.003751831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1611766622.75726">
            <text:p>1611766622.75726</text:p>
          </table:table-cell>
          <table:table-cell office:value-type="float" office:value="0.00398015975952148">
            <text:p>0.0039801598</text:p>
          </table:table-cell>
          <table:table-cell office:value-type="float" office:value="0.00375534699653697">
            <text:p>0.003755347</text:p>
          </table:table-cell>
          <table:table-cell table:formula="of:=AVERAGE([.C254:.C258])" office:value-type="float" office:value="0.00375302874728472">
            <text:p>0.0037530287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257">
            <text:p>257</text:p>
          </table:table-cell>
          <table:table-cell/>
        </table:table-row>
        <table:table-row table:style-name="ro1">
          <table:table-cell office:value-type="float" office:value="1611766623.47345">
            <text:p>1611766623.47345</text:p>
          </table:table-cell>
          <table:table-cell office:value-type="float" office:value="0.00391674041748047">
            <text:p>0.0039167404</text:p>
          </table:table-cell>
          <table:table-cell office:value-type="float" office:value="0.0037559725524321">
            <text:p>0.0037559726</text:p>
          </table:table-cell>
          <table:table-cell table:formula="of:=AVERAGE([.C255:.C259])" office:value-type="float" office:value="0.00375398636034844">
            <text:p>0.0037539864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1611766624.22306">
            <text:p>1611766624.22306</text:p>
          </table:table-cell>
          <table:table-cell office:value-type="float" office:value="0.0038142204284668">
            <text:p>0.0038142204</text:p>
          </table:table-cell>
          <table:table-cell office:value-type="float" office:value="0.00376082876350257">
            <text:p>0.0037608288</text:p>
          </table:table-cell>
          <table:table-cell table:formula="of:=AVERAGE([.C256:.C260])" office:value-type="float" office:value="0.00375576495712252">
            <text:p>0.003755765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259">
            <text:p>259</text:p>
          </table:table-cell>
          <table:table-cell/>
        </table:table-row>
        <table:table-row table:style-name="ro1">
          <table:table-cell office:value-type="float" office:value="1611766624.93664">
            <text:p>1611766624.93664</text:p>
          </table:table-cell>
          <table:table-cell office:value-type="float" office:value="0.00504446029663086">
            <text:p>0.0050444603</text:p>
          </table:table-cell>
          <table:table-cell office:value-type="float" office:value="0.00376576580786076">
            <text:p>0.0037657658</text:p>
          </table:table-cell>
          <table:table-cell table:formula="of:=AVERAGE([.C257:.C261])" office:value-type="float" office:value="0.00375827206047882">
            <text:p>0.0037582721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1611766625.68605">
            <text:p>1611766625.68605</text:p>
          </table:table-cell>
          <table:table-cell office:value-type="float" office:value="0.000957727432250977">
            <text:p>0.0009577274</text:p>
          </table:table-cell>
          <table:table-cell office:value-type="float" office:value="0.00375629327972216">
            <text:p>0.0037562933</text:p>
          </table:table-cell>
          <table:table-cell table:formula="of:=AVERAGE([.C258:.C262])" office:value-type="float" office:value="0.00375884148001091">
            <text:p>0.0037588415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1611766626.40233">
            <text:p>1611766626.40233</text:p>
          </table:table-cell>
          <table:table-cell office:value-type="float" office:value="0.00382637977600098">
            <text:p>0.0038263798</text:p>
          </table:table-cell>
          <table:table-cell office:value-type="float" office:value="0.00375656078543315">
            <text:p>0.0037565608</text:p>
          </table:table-cell>
          <table:table-cell table:formula="of:=AVERAGE([.C259:.C263])" office:value-type="float" office:value="0.00375908423779015">
            <text:p>0.0037590842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office:value-type="float" office:value="1611766627.15207">
            <text:p>1611766627.15207</text:p>
          </table:table-cell>
          <table:table-cell office:value-type="float" office:value="0.00418329238891602">
            <text:p>0.0041832924</text:p>
          </table:table-cell>
          <table:table-cell office:value-type="float" office:value="0.00374935625500223">
            <text:p>0.0037493563</text:p>
          </table:table-cell>
          <table:table-cell table:formula="of:=AVERAGE([.C260:.C264])" office:value-type="float" office:value="0.00375776097830417">
            <text:p>0.003757761</text:p>
          </table:table-cell>
          <table:table-cell office:value-type="float" office:value="108">
            <text:p>108</text:p>
          </table:table-cell>
          <table:table-cell office:value-type="float" office:value="-9">
            <text:p>-9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1611766627.86823">
            <text:p>1611766627.86823</text:p>
          </table:table-cell>
          <table:table-cell office:value-type="float" office:value="0.00402164459228516">
            <text:p>0.0040216446</text:p>
          </table:table-cell>
          <table:table-cell office:value-type="float" office:value="0.00375038765021921">
            <text:p>0.0037503877</text:p>
          </table:table-cell>
          <table:table-cell table:formula="of:=AVERAGE([.C261:.C265])" office:value-type="float" office:value="0.0037556727556475">
            <text:p>0.0037556728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64">
            <text:p>264</text:p>
          </table:table-cell>
          <table:table-cell/>
        </table:table-row>
        <table:table-row table:style-name="ro1">
          <table:table-cell office:value-type="float" office:value="1611766628.61474">
            <text:p>1611766628.61474</text:p>
          </table:table-cell>
          <table:table-cell office:value-type="float" office:value="0.00499820709228516">
            <text:p>0.0049982071</text:p>
          </table:table-cell>
          <table:table-cell office:value-type="float" office:value="0.00375508737210056">
            <text:p>0.0037550874</text:p>
          </table:table-cell>
          <table:table-cell table:formula="of:=AVERAGE([.C262:.C266])" office:value-type="float" office:value="0.00375353706849546">
            <text:p>0.0037535371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65">
            <text:p>265</text:p>
          </table:table-cell>
          <table:table-cell/>
        </table:table-row>
        <table:table-row table:style-name="ro1">
          <table:table-cell office:value-type="float" office:value="1611766629.33094">
            <text:p>1611766629.33094</text:p>
          </table:table-cell>
          <table:table-cell office:value-type="float" office:value="0.0038139820098877">
            <text:p>0.003813982</text:p>
          </table:table-cell>
          <table:table-cell office:value-type="float" office:value="0.0037553087805133">
            <text:p>0.0037553088</text:p>
          </table:table-cell>
          <table:table-cell table:formula="of:=AVERAGE([.C263:.C267])" office:value-type="float" office:value="0.00375334016865369">
            <text:p>0.0037533402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office:value-type="float" office:value="1611766630.08066">
            <text:p>1611766630.08066</text:p>
          </table:table-cell>
          <table:table-cell office:value-type="float" office:value="0.00401616096496582">
            <text:p>0.004016161</text:p>
          </table:table-cell>
          <table:table-cell office:value-type="float" office:value="0.00376121776323179">
            <text:p>0.0037612178</text:p>
          </table:table-cell>
          <table:table-cell table:formula="of:=AVERAGE([.C264:.C268])" office:value-type="float" office:value="0.00375427156421342">
            <text:p>0.0037542716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1611766630.79775">
            <text:p>1611766630.79775</text:p>
          </table:table-cell>
          <table:table-cell office:value-type="float" office:value="0.00478982925415039">
            <text:p>0.0047898293</text:p>
          </table:table-cell>
          <table:table-cell office:value-type="float" office:value="0.00376505586580985">
            <text:p>0.0037650559</text:p>
          </table:table-cell>
          <table:table-cell table:formula="of:=AVERAGE([.C265:.C269])" office:value-type="float" office:value="0.00375741148637494">
            <text:p>0.0037574115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268">
            <text:p>268</text:p>
          </table:table-cell>
          <table:table-cell/>
        </table:table-row>
        <table:table-row table:style-name="ro1">
          <table:table-cell office:value-type="float" office:value="1611766631.54638">
            <text:p>1611766631.54638</text:p>
          </table:table-cell>
          <table:table-cell office:value-type="float" office:value="0.00388574600219727">
            <text:p>0.003885746</text:p>
          </table:table-cell>
          <table:table-cell office:value-type="float" office:value="0.00376662323081215">
            <text:p>0.0037666232</text:p>
          </table:table-cell>
          <table:table-cell table:formula="of:=AVERAGE([.C266:.C270])" office:value-type="float" office:value="0.00376065860249353">
            <text:p>0.0037606586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69">
            <text:p>269</text:p>
          </table:table-cell>
          <table:table-cell/>
        </table:table-row>
        <table:table-row table:style-name="ro1">
          <table:table-cell office:value-type="float" office:value="1611766632.26354">
            <text:p>1611766632.26354</text:p>
          </table:table-cell>
          <table:table-cell office:value-type="float" office:value="0.00381803512573242">
            <text:p>0.0038180351</text:p>
          </table:table-cell>
          <table:table-cell office:value-type="float" office:value="0.00376681364523778">
            <text:p>0.0037668136</text:p>
          </table:table-cell>
          <table:table-cell table:formula="of:=AVERAGE([.C267:.C271])" office:value-type="float" office:value="0.00376300385712097">
            <text:p>0.0037630039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1611766633.00921">
            <text:p>1611766633.00921</text:p>
          </table:table-cell>
          <table:table-cell office:value-type="float" office:value="0.00100350379943848">
            <text:p>0.0010035038</text:p>
          </table:table-cell>
          <table:table-cell office:value-type="float" office:value="0.00375736368892665">
            <text:p>0.0037573637</text:p>
          </table:table-cell>
          <table:table-cell table:formula="of:=AVERAGE([.C268:.C272])" office:value-type="float" office:value="0.00376341483880365">
            <text:p>0.0037634148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1611766633.72942">
            <text:p>1611766633.72942</text:p>
          </table:table-cell>
          <table:table-cell office:value-type="float" office:value="0.00399518013000488">
            <text:p>0.0039951801</text:p>
          </table:table-cell>
          <table:table-cell office:value-type="float" office:value="0.00375823801407768">
            <text:p>0.003758238</text:p>
          </table:table-cell>
          <table:table-cell table:formula="of:=AVERAGE([.C269:.C273])" office:value-type="float" office:value="0.00376281888897282">
            <text:p>0.0037628189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72">
            <text:p>272</text:p>
          </table:table-cell>
          <table:table-cell/>
        </table:table-row>
        <table:table-row table:style-name="ro1">
          <table:table-cell office:value-type="float" office:value="1611766634.47584">
            <text:p>1611766634.47584</text:p>
          </table:table-cell>
          <table:table-cell office:value-type="float" office:value="0.00488543510437012">
            <text:p>0.0048854351</text:p>
          </table:table-cell>
          <table:table-cell office:value-type="float" office:value="0.00376298923846666">
            <text:p>0.0037629892</text:p>
          </table:table-cell>
          <table:table-cell table:formula="of:=AVERAGE([.C270:.C274])" office:value-type="float" office:value="0.00376240556350418">
            <text:p>0.0037624056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73">
            <text:p>273</text:p>
          </table:table-cell>
          <table:table-cell/>
        </table:table-row>
        <table:table-row table:style-name="ro1">
          <table:table-cell office:value-type="float" office:value="1611766635.19203">
            <text:p>1611766635.19203</text:p>
          </table:table-cell>
          <table:table-cell office:value-type="float" office:value="0.00387120246887207">
            <text:p>0.0038712025</text:p>
          </table:table-cell>
          <table:table-cell office:value-type="float" office:value="0.00376338417726376">
            <text:p>0.0037633842</text:p>
          </table:table-cell>
          <table:table-cell table:formula="of:=AVERAGE([.C271:.C275])" office:value-type="float" office:value="0.00376175775279451">
            <text:p>0.0037617578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1611766635.94544">
            <text:p>1611766635.94544</text:p>
          </table:table-cell>
          <table:table-cell office:value-type="float" office:value="0.00390195846557617">
            <text:p>0.0039019585</text:p>
          </table:table-cell>
          <table:table-cell office:value-type="float" office:value="0.00377189402418647">
            <text:p>0.003771894</text:p>
          </table:table-cell>
          <table:table-cell table:formula="of:=AVERAGE([.C272:.C276])" office:value-type="float" office:value="0.00376277382858424">
            <text:p>0.0037627738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275">
            <text:p>275</text:p>
          </table:table-cell>
          <table:table-cell/>
        </table:table-row>
        <table:table-row table:style-name="ro1">
          <table:table-cell office:value-type="float" office:value="1611766636.6587">
            <text:p>1611766636.6587</text:p>
          </table:table-cell>
          <table:table-cell office:value-type="float" office:value="0.00482654571533203">
            <text:p>0.0048265457</text:p>
          </table:table-cell>
          <table:table-cell office:value-type="float" office:value="0.00377571522596598">
            <text:p>0.0037757152</text:p>
          </table:table-cell>
          <table:table-cell table:formula="of:=AVERAGE([.C273:.C277])" office:value-type="float" office:value="0.00376644413599211">
            <text:p>0.0037664441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1611766637.40833">
            <text:p>1611766637.40833</text:p>
          </table:table-cell>
          <table:table-cell office:value-type="float" office:value="0.000988483428955078">
            <text:p>0.0009884834</text:p>
          </table:table-cell>
          <table:table-cell office:value-type="float" office:value="0.00376873305367689">
            <text:p>0.0037687331</text:p>
          </table:table-cell>
          <table:table-cell table:formula="of:=AVERAGE([.C274:.C278])" office:value-type="float" office:value="0.00376854314391195">
            <text:p>0.0037685431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1611766638.12454">
            <text:p>1611766638.12454</text:p>
          </table:table-cell>
          <table:table-cell office:value-type="float" office:value="0.00402712821960449">
            <text:p>0.0040271282</text:p>
          </table:table-cell>
          <table:table-cell office:value-type="float" office:value="0.00376966253269102">
            <text:p>0.0037696625</text:p>
          </table:table-cell>
          <table:table-cell table:formula="of:=AVERAGE([.C275:.C279])" office:value-type="float" office:value="0.00376987780275682">
            <text:p>0.0037698778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office:value-type="float" office:value="1611766638.87375">
            <text:p>1611766638.87375</text:p>
          </table:table-cell>
          <table:table-cell office:value-type="float" office:value="0.00392603874206543">
            <text:p>0.0039260387</text:p>
          </table:table-cell>
          <table:table-cell office:value-type="float" office:value="0.00377169149212013">
            <text:p>0.0037716915</text:p>
          </table:table-cell>
          <table:table-cell table:formula="of:=AVERAGE([.C276:.C280])" office:value-type="float" office:value="0.0037715392657281">
            <text:p>0.0037715393</text:p>
          </table:table-cell>
          <table:table-cell office:value-type="float" office:value="110">
            <text:p>110</text:p>
          </table:table-cell>
          <table:table-cell office:value-type="float" office:value="-10">
            <text:p>-10</text:p>
          </table:table-cell>
          <table:table-cell office:value-type="float" office:value="279">
            <text:p>279</text:p>
          </table:table-cell>
          <table:table-cell/>
        </table:table-row>
        <table:table-row table:style-name="ro1">
          <table:table-cell office:value-type="float" office:value="1611766639.58696">
            <text:p>1611766639.58696</text:p>
          </table:table-cell>
          <table:table-cell office:value-type="float" office:value="0.00383591651916504">
            <text:p>0.0038359165</text:p>
          </table:table-cell>
          <table:table-cell office:value-type="float" office:value="0.00377192086721672">
            <text:p>0.0037719209</text:p>
          </table:table-cell>
          <table:table-cell table:formula="of:=AVERAGE([.C277:.C281])" office:value-type="float" office:value="0.00377154463433415">
            <text:p>0.0037715446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1611766640.34041">
            <text:p>1611766640.34041</text:p>
          </table:table-cell>
          <table:table-cell office:value-type="float" office:value="0.00388884544372559">
            <text:p>0.0038888454</text:p>
          </table:table-cell>
          <table:table-cell office:value-type="float" office:value="0.00377302522042963">
            <text:p>0.0037730252</text:p>
          </table:table-cell>
          <table:table-cell table:formula="of:=AVERAGE([.C278:.C282])" office:value-type="float" office:value="0.00377100663322688">
            <text:p>0.0037710066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office:value-type="float" office:value="1611766641.05273">
            <text:p>1611766641.05273</text:p>
          </table:table-cell>
          <table:table-cell office:value-type="float" office:value="0.00405788421630859">
            <text:p>0.0040578842</text:p>
          </table:table-cell>
          <table:table-cell office:value-type="float" office:value="0.00377403535871289">
            <text:p>0.0037740354</text:p>
          </table:table-cell>
          <table:table-cell table:formula="of:=AVERAGE([.C279:.C283])" office:value-type="float" office:value="0.00377206709423408">
            <text:p>0.0037720671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office:value-type="float" office:value="1611766641.80304">
            <text:p>1611766641.80304</text:p>
          </table:table-cell>
          <table:table-cell office:value-type="float" office:value="0.00401544570922852">
            <text:p>0.0040154457</text:p>
          </table:table-cell>
          <table:table-cell office:value-type="float" office:value="0.00376931389427516">
            <text:p>0.0037693139</text:p>
          </table:table-cell>
          <table:table-cell table:formula="of:=AVERAGE([.C280:.C284])" office:value-type="float" office:value="0.00377199736655091">
            <text:p>0.0037719974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283">
            <text:p>283</text:p>
          </table:table-cell>
          <table:table-cell/>
        </table:table-row>
        <table:table-row table:style-name="ro1">
          <table:table-cell office:value-type="float" office:value="1611766642.52018">
            <text:p>1611766642.52018</text:p>
          </table:table-cell>
          <table:table-cell office:value-type="float" office:value="0.00504636764526367">
            <text:p>0.0050463676</text:p>
          </table:table-cell>
          <table:table-cell office:value-type="float" office:value="0.00377381056241245">
            <text:p>0.0037738106</text:p>
          </table:table-cell>
          <table:table-cell table:formula="of:=AVERAGE([.C281:.C285])" office:value-type="float" office:value="0.00377242118060937">
            <text:p>0.0037724212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84">
            <text:p>284</text:p>
          </table:table-cell>
          <table:table-cell/>
        </table:table-row>
        <table:table-row table:style-name="ro1">
          <table:table-cell office:value-type="float" office:value="1611766643.26863">
            <text:p>1611766643.26863</text:p>
          </table:table-cell>
          <table:table-cell office:value-type="float" office:value="0.00394940376281738">
            <text:p>0.0039494038</text:p>
          </table:table-cell>
          <table:table-cell office:value-type="float" office:value="0.00377537059350165">
            <text:p>0.0037753706</text:p>
          </table:table-cell>
          <table:table-cell table:formula="of:=AVERAGE([.C282:.C286])" office:value-type="float" office:value="0.00377311112586636">
            <text:p>0.0037731111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285">
            <text:p>285</text:p>
          </table:table-cell>
          <table:table-cell/>
        </table:table-row>
        <table:table-row table:style-name="ro1">
          <table:table-cell office:value-type="float" office:value="1611766643.98558">
            <text:p>1611766643.98558</text:p>
          </table:table-cell>
          <table:table-cell office:value-type="float" office:value="0.00385141372680664">
            <text:p>0.0038514137</text:p>
          </table:table-cell>
          <table:table-cell office:value-type="float" office:value="0.00377563647858314">
            <text:p>0.0037756365</text:p>
          </table:table-cell>
          <table:table-cell table:formula="of:=AVERAGE([.C283:.C287])" office:value-type="float" office:value="0.00377363337749706">
            <text:p>0.0037736334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286">
            <text:p>286</text:p>
          </table:table-cell>
          <table:table-cell/>
        </table:table-row>
        <table:table-row table:style-name="ro1">
          <table:table-cell office:value-type="float" office:value="1611766644.7349">
            <text:p>1611766644.7349</text:p>
          </table:table-cell>
          <table:table-cell office:value-type="float" office:value="0.00391840934753418">
            <text:p>0.0039184093</text:p>
          </table:table-cell>
          <table:table-cell office:value-type="float" office:value="0.00376715063361125">
            <text:p>0.0037671506</text:p>
          </table:table-cell>
          <table:table-cell table:formula="of:=AVERAGE([.C284:.C288])" office:value-type="float" office:value="0.00377225643247673">
            <text:p>0.0037722564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1611766645.44823">
            <text:p>1611766645.44823</text:p>
          </table:table-cell>
          <table:table-cell office:value-type="float" office:value="0.00372886657714844">
            <text:p>0.0037288666</text:p>
          </table:table-cell>
          <table:table-cell office:value-type="float" office:value="0.00376701770285965">
            <text:p>0.0037670177</text:p>
          </table:table-cell>
          <table:table-cell table:formula="of:=AVERAGE([.C285:.C289])" office:value-type="float" office:value="0.00377179719419363">
            <text:p>0.0037717972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88">
            <text:p>288</text:p>
          </table:table-cell>
          <table:table-cell/>
        </table:table-row>
        <table:table-row table:style-name="ro1">
          <table:table-cell office:value-type="float" office:value="1611766646.20135">
            <text:p>1611766646.20135</text:p>
          </table:table-cell>
          <table:table-cell office:value-type="float" office:value="0.0048673152923584">
            <text:p>0.0048673153</text:p>
          </table:table-cell>
          <table:table-cell office:value-type="float" office:value="0.00377499032027969">
            <text:p>0.0037749903</text:p>
          </table:table-cell>
          <table:table-cell table:formula="of:=AVERAGE([.C286:.C290])" office:value-type="float" office:value="0.00377203314576708">
            <text:p>0.0037720331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1611766646.91348">
            <text:p>1611766646.91348</text:p>
          </table:table-cell>
          <table:table-cell office:value-type="float" office:value="0.00394177436828613">
            <text:p>0.0039417744</text:p>
          </table:table-cell>
          <table:table-cell office:value-type="float" office:value="0.00377556543768661">
            <text:p>0.0037755654</text:p>
          </table:table-cell>
          <table:table-cell table:formula="of:=AVERAGE([.C287:.C291])" office:value-type="float" office:value="0.00377207211460407">
            <text:p>0.0037720721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1611766647.66386">
            <text:p>1611766647.66386</text:p>
          </table:table-cell>
          <table:table-cell office:value-type="float" office:value="0.00381326675415039">
            <text:p>0.0038132668</text:p>
          </table:table-cell>
          <table:table-cell office:value-type="float" office:value="0.003776942792796">
            <text:p>0.0037769428</text:p>
          </table:table-cell>
          <table:table-cell table:formula="of:=AVERAGE([.C288:.C292])" office:value-type="float" office:value="0.00377233337744664">
            <text:p>0.0037723334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</table:table-row>
        <table:table-row table:style-name="ro1">
          <table:table-cell office:value-type="float" office:value="1611766648.37989">
            <text:p>1611766648.37989</text:p>
          </table:table-cell>
          <table:table-cell office:value-type="float" office:value="0.00402092933654785">
            <text:p>0.0040209293</text:p>
          </table:table-cell>
          <table:table-cell office:value-type="float" office:value="0.00377777836315131">
            <text:p>0.0037777784</text:p>
          </table:table-cell>
          <table:table-cell table:formula="of:=AVERAGE([.C289:.C293])" office:value-type="float" office:value="0.00377445892335465">
            <text:p>0.0037744589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292">
            <text:p>292</text:p>
          </table:table-cell>
          <table:table-cell/>
        </table:table-row>
        <table:table-row table:style-name="ro1">
          <table:table-cell office:value-type="float" office:value="1611766649.13005">
            <text:p>1611766649.13005</text:p>
          </table:table-cell>
          <table:table-cell office:value-type="float" office:value="0.00390362739562988">
            <text:p>0.0039036274</text:p>
          </table:table-cell>
          <table:table-cell office:value-type="float" office:value="0.00377891500828709">
            <text:p>0.003778915</text:p>
          </table:table-cell>
          <table:table-cell table:formula="of:=AVERAGE([.C290:.C294])" office:value-type="float" office:value="0.00377683838444014">
            <text:p>0.0037768384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293">
            <text:p>293</text:p>
          </table:table-cell>
          <table:table-cell/>
        </table:table-row>
        <table:table-row table:style-name="ro1">
          <table:table-cell office:value-type="float" office:value="1611766649.84313">
            <text:p>1611766649.84313</text:p>
          </table:table-cell>
          <table:table-cell office:value-type="float" office:value="0.00384902954101563">
            <text:p>0.0038490295</text:p>
          </table:table-cell>
          <table:table-cell office:value-type="float" office:value="0.00377915349309229">
            <text:p>0.0037791535</text:p>
          </table:table-cell>
          <table:table-cell table:formula="of:=AVERAGE([.C291:.C295])" office:value-type="float" office:value="0.00377767101900266">
            <text:p>0.003777671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1611766650.5954">
            <text:p>1611766650.5954</text:p>
          </table:table-cell>
          <table:table-cell office:value-type="float" office:value="0.00390625">
            <text:p>0.00390625</text:p>
          </table:table-cell>
          <table:table-cell office:value-type="float" office:value="0.00377066206880733">
            <text:p>0.0037706621</text:p>
          </table:table-cell>
          <table:table-cell table:formula="of:=AVERAGE([.C292:.C296])" office:value-type="float" office:value="0.00377669034522681">
            <text:p>0.0037766903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1611766651.30863">
            <text:p>1611766651.30863</text:p>
          </table:table-cell>
          <table:table-cell office:value-type="float" office:value="0.00385713577270508">
            <text:p>0.0038571358</text:p>
          </table:table-cell>
          <table:table-cell office:value-type="float" office:value="0.00377095420969888">
            <text:p>0.0037709542</text:p>
          </table:table-cell>
          <table:table-cell table:formula="of:=AVERAGE([.C293:.C297])" office:value-type="float" office:value="0.00377549262860738">
            <text:p>0.0037754926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296">
            <text:p>296</text:p>
          </table:table-cell>
          <table:table-cell/>
        </table:table-row>
        <table:table-row table:style-name="ro1">
          <table:table-cell office:value-type="float" office:value="1611766652.06262">
            <text:p>1611766652.06262</text:p>
          </table:table-cell>
          <table:table-cell office:value-type="float" office:value="0.00484943389892578">
            <text:p>0.0048494339</text:p>
          </table:table-cell>
          <table:table-cell office:value-type="float" office:value="0.00377579655949208">
            <text:p>0.0037757966</text:p>
          </table:table-cell>
          <table:table-cell table:formula="of:=AVERAGE([.C294:.C298])" office:value-type="float" office:value="0.00377509626787553">
            <text:p>0.0037750963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297">
            <text:p>297</text:p>
          </table:table-cell>
          <table:table-cell/>
        </table:table-row>
        <table:table-row table:style-name="ro1">
          <table:table-cell office:value-type="float" office:value="1611766652.77471">
            <text:p>1611766652.77471</text:p>
          </table:table-cell>
          <table:table-cell office:value-type="float" office:value="0.00395059585571289">
            <text:p>0.0039505959</text:p>
          </table:table-cell>
          <table:table-cell office:value-type="float" office:value="0.00377638313431161">
            <text:p>0.0037763831</text:p>
          </table:table-cell>
          <table:table-cell table:formula="of:=AVERAGE([.C295:.C299])" office:value-type="float" office:value="0.00377458989308044">
            <text:p>0.0037745899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298">
            <text:p>298</text:p>
          </table:table-cell>
          <table:table-cell/>
        </table:table-row>
        <table:table-row table:style-name="ro1">
          <table:table-cell office:value-type="float" office:value="1611766653.52507">
            <text:p>1611766653.52507</text:p>
          </table:table-cell>
          <table:table-cell office:value-type="float" office:value="0.00395798683166504">
            <text:p>0.0039579868</text:p>
          </table:table-cell>
          <table:table-cell office:value-type="float" office:value="0.00376783055309163">
            <text:p>0.0037678306</text:p>
          </table:table-cell>
          <table:table-cell table:formula="of:=AVERAGE([.C296:.C300])" office:value-type="float" office:value="0.0037723253050803">
            <text:p>0.0037723253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1611766654.23702">
            <text:p>1611766654.23702</text:p>
          </table:table-cell>
          <table:table-cell office:value-type="float" office:value="0.00400018692016602">
            <text:p>0.0040001869</text:p>
          </table:table-cell>
          <table:table-cell office:value-type="float" office:value="0.00376860507431521">
            <text:p>0.0037686051</text:p>
          </table:table-cell>
          <table:table-cell table:formula="of:=AVERAGE([.C297:.C301])" office:value-type="float" office:value="0.00377191390618188">
            <text:p>0.0037719139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1611766654.99111">
            <text:p>1611766654.99111</text:p>
          </table:table-cell>
          <table:table-cell office:value-type="float" office:value="0.00396800041198731">
            <text:p>0.0039680004</text:p>
          </table:table-cell>
          <table:table-cell office:value-type="float" office:value="0.00376713089022136">
            <text:p>0.0037671309</text:p>
          </table:table-cell>
          <table:table-cell table:formula="of:=AVERAGE([.C298:.C302])" office:value-type="float" office:value="0.00377114924228638">
            <text:p>0.0037711492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1611766655.70411">
            <text:p>1611766655.70411</text:p>
          </table:table-cell>
          <table:table-cell office:value-type="float" office:value="0.00385832786560059">
            <text:p>0.0038583279</text:p>
          </table:table-cell>
          <table:table-cell office:value-type="float" office:value="0.00376743286696103">
            <text:p>0.0037674329</text:p>
          </table:table-cell>
          <table:table-cell table:formula="of:=AVERAGE([.C299:.C303])" office:value-type="float" office:value="0.00376947650378017">
            <text:p>0.0037694765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302">
            <text:p>302</text:p>
          </table:table-cell>
          <table:table-cell/>
        </table:table-row>
        <table:table-row table:style-name="ro1">
          <table:table-cell office:value-type="float" office:value="1611766656.45334">
            <text:p>1611766656.45334</text:p>
          </table:table-cell>
          <table:table-cell office:value-type="float" office:value="0.00391054153442383">
            <text:p>0.0039105415</text:p>
          </table:table-cell>
          <table:table-cell office:value-type="float" office:value="0.00376875346711997">
            <text:p>0.0037687535</text:p>
          </table:table-cell>
          <table:table-cell table:formula="of:=AVERAGE([.C300:.C304])" office:value-type="float" office:value="0.00376795057034184">
            <text:p>0.0037679506</text:p>
          </table:table-cell>
          <table:table-cell office:value-type="float" office:value="113">
            <text:p>113</text:p>
          </table:table-cell>
          <table:table-cell office:value-type="float" office:value="-10">
            <text:p>-10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1611766657.17028">
            <text:p>1611766657.17028</text:p>
          </table:table-cell>
          <table:table-cell office:value-type="float" office:value="0.00399565696716309">
            <text:p>0.003995657</text:p>
          </table:table-cell>
          <table:table-cell office:value-type="float" office:value="0.00376949986021222">
            <text:p>0.0037694999</text:p>
          </table:table-cell>
          <table:table-cell table:formula="of:=AVERAGE([.C301:.C305])" office:value-type="float" office:value="0.00376828443176596">
            <text:p>0.0037682844</text:p>
          </table:table-cell>
          <table:table-cell office:value-type="float" office:value="109">
            <text:p>109</text:p>
          </table:table-cell>
          <table:table-cell office:value-type="float" office:value="-9">
            <text:p>-9</text:p>
          </table:table-cell>
          <table:table-cell office:value-type="float" office:value="304">
            <text:p>304</text:p>
          </table:table-cell>
          <table:table-cell/>
        </table:table-row>
        <table:table-row table:style-name="ro1">
          <table:table-cell office:value-type="float" office:value="1611766657.91931">
            <text:p>1611766657.91931</text:p>
          </table:table-cell>
          <table:table-cell office:value-type="float" office:value="0.0038750171661377">
            <text:p>0.0038750172</text:p>
          </table:table-cell>
          <table:table-cell office:value-type="float" office:value="0.00377351767818185">
            <text:p>0.0037735177</text:p>
          </table:table-cell>
          <table:table-cell table:formula="of:=AVERAGE([.C302:.C306])" office:value-type="float" office:value="0.00376926695253928">
            <text:p>0.003769267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305">
            <text:p>305</text:p>
          </table:table-cell>
          <table:table-cell/>
        </table:table-row>
        <table:table-row table:style-name="ro1">
          <table:table-cell office:value-type="float" office:value="1611766658.63231">
            <text:p>1611766658.63231</text:p>
          </table:table-cell>
          <table:table-cell office:value-type="float" office:value="0.00383639335632324">
            <text:p>0.0038363934</text:p>
          </table:table-cell>
          <table:table-cell office:value-type="float" office:value="0.0037737231542542">
            <text:p>0.0037737232</text:p>
          </table:table-cell>
          <table:table-cell table:formula="of:=AVERAGE([.C303:.C307])" office:value-type="float" office:value="0.00377058540534585">
            <text:p>0.0037705854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306">
            <text:p>306</text:p>
          </table:table-cell>
          <table:table-cell/>
        </table:table-row>
        <table:table-row table:style-name="ro1">
          <table:table-cell office:value-type="float" office:value="1611766659.38548">
            <text:p>1611766659.38548</text:p>
          </table:table-cell>
          <table:table-cell office:value-type="float" office:value="0.00391983985900879">
            <text:p>0.0039198399</text:p>
          </table:table-cell>
          <table:table-cell office:value-type="float" office:value="0.00377518074885424">
            <text:p>0.0037751807</text:p>
          </table:table-cell>
          <table:table-cell table:formula="of:=AVERAGE([.C304:.C308])" office:value-type="float" office:value="0.0037721349817245">
            <text:p>0.003772135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307">
            <text:p>307</text:p>
          </table:table-cell>
          <table:table-cell/>
        </table:table-row>
        <table:table-row table:style-name="ro1">
          <table:table-cell office:value-type="float" office:value="1611766660.09845">
            <text:p>1611766660.09845</text:p>
          </table:table-cell>
          <table:table-cell office:value-type="float" office:value="0.00395369529724121">
            <text:p>0.0039536953</text:p>
          </table:table-cell>
          <table:table-cell office:value-type="float" office:value="0.00377576034154381">
            <text:p>0.0037757603</text:p>
          </table:table-cell>
          <table:table-cell table:formula="of:=AVERAGE([.C305:.C309])" office:value-type="float" office:value="0.00377353635660926">
            <text:p>0.0037735364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office:value-type="float" office:value="1611766660.84869">
            <text:p>1611766660.84869</text:p>
          </table:table-cell>
          <table:table-cell office:value-type="float" office:value="0.00104141235351563">
            <text:p>0.0010414124</text:p>
          </table:table-cell>
          <table:table-cell office:value-type="float" office:value="0.00376827103480461">
            <text:p>0.003768271</text:p>
          </table:table-cell>
          <table:table-cell table:formula="of:=AVERAGE([.C306:.C310])" office:value-type="float" office:value="0.00377329059152774">
            <text:p>0.0037732906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309">
            <text:p>309</text:p>
          </table:table-cell>
          <table:table-cell/>
        </table:table-row>
        <table:table-row table:style-name="ro1">
          <table:table-cell office:value-type="float" office:value="1611766661.56142">
            <text:p>1611766661.56142</text:p>
          </table:table-cell>
          <table:table-cell office:value-type="float" office:value="0.00485324859619141">
            <text:p>0.0048532486</text:p>
          </table:table-cell>
          <table:table-cell office:value-type="float" office:value="0.00377177096242199">
            <text:p>0.003771771</text:p>
          </table:table-cell>
          <table:table-cell table:formula="of:=AVERAGE([.C307:.C311])" office:value-type="float" office:value="0.00377294124837577">
            <text:p>0.0037729412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1611766662.31447">
            <text:p>1611766662.31447</text:p>
          </table:table-cell>
          <table:table-cell office:value-type="float" office:value="0.00399112701416016">
            <text:p>0.003991127</text:p>
          </table:table-cell>
          <table:table-cell office:value-type="float" office:value="0.00376989750012765">
            <text:p>0.0037698975</text:p>
          </table:table-cell>
          <table:table-cell table:formula="of:=AVERAGE([.C308:.C312])" office:value-type="float" office:value="0.00377217611755046">
            <text:p>0.0037721761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1611766663.02727">
            <text:p>1611766663.02727</text:p>
          </table:table-cell>
          <table:table-cell office:value-type="float" office:value="0.00378036499023438">
            <text:p>0.003780365</text:p>
          </table:table-cell>
          <table:table-cell office:value-type="float" office:value="0.00376993104977542">
            <text:p>0.003769931</text:p>
          </table:table-cell>
          <table:table-cell table:formula="of:=AVERAGE([.C309:.C313])" office:value-type="float" office:value="0.00377112617773469">
            <text:p>0.0037711262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312">
            <text:p>312</text:p>
          </table:table-cell>
          <table:table-cell/>
        </table:table-row>
        <table:table-row table:style-name="ro1">
          <table:table-cell office:value-type="float" office:value="1611766663.7803">
            <text:p>1611766663.7803</text:p>
          </table:table-cell>
          <table:table-cell office:value-type="float" office:value="0.00391864776611328">
            <text:p>0.0039186478</text:p>
          </table:table-cell>
          <table:table-cell office:value-type="float" office:value="0.00377117145732393">
            <text:p>0.0037711715</text:p>
          </table:table-cell>
          <table:table-cell table:formula="of:=AVERAGE([.C310:.C314])" office:value-type="float" office:value="0.00377020840089072">
            <text:p>0.0037702084</text:p>
          </table:table-cell>
          <table:table-cell office:value-type="float" office:value="112">
            <text:p>112</text:p>
          </table:table-cell>
          <table:table-cell office:value-type="float" office:value="-5">
            <text:p>-5</text:p>
          </table:table-cell>
          <table:table-cell office:value-type="float" office:value="313">
            <text:p>313</text:p>
          </table:table-cell>
          <table:table-cell/>
        </table:table-row>
        <table:table-row table:style-name="ro1">
          <table:table-cell office:value-type="float" office:value="1611766664.49345">
            <text:p>1611766664.49345</text:p>
          </table:table-cell>
          <table:table-cell office:value-type="float" office:value="0.00412154197692871">
            <text:p>0.004121542</text:p>
          </table:table-cell>
          <table:table-cell office:value-type="float" office:value="0.0037722872870042">
            <text:p>0.0037722873</text:p>
          </table:table-cell>
          <table:table-cell table:formula="of:=AVERAGE([.C311:.C315])" office:value-type="float" office:value="0.00377101165133064">
            <text:p>0.0037710117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office:value-type="float" office:value="1611766665.2434">
            <text:p>1611766665.2434</text:p>
          </table:table-cell>
          <table:table-cell office:value-type="float" office:value="0.00495672225952148">
            <text:p>0.0049567223</text:p>
          </table:table-cell>
          <table:table-cell office:value-type="float" office:value="0.00377684451730429">
            <text:p>0.0037768445</text:p>
          </table:table-cell>
          <table:table-cell table:formula="of:=AVERAGE([.C312:.C316])" office:value-type="float" office:value="0.0037720263623071">
            <text:p>0.0037720264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315">
            <text:p>315</text:p>
          </table:table-cell>
          <table:table-cell/>
        </table:table-row>
        <table:table-row table:style-name="ro1">
          <table:table-cell office:value-type="float" office:value="1611766665.95908">
            <text:p>1611766665.95908</text:p>
          </table:table-cell>
          <table:table-cell office:value-type="float" office:value="0.00383353233337402">
            <text:p>0.0038335323</text:p>
          </table:table-cell>
          <table:table-cell office:value-type="float" office:value="0.0037770239091273">
            <text:p>0.0037770239</text:p>
          </table:table-cell>
          <table:table-cell table:formula="of:=AVERAGE([.C313:.C317])" office:value-type="float" office:value="0.00377345164410703">
            <text:p>0.0037734516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316">
            <text:p>316</text:p>
          </table:table-cell>
          <table:table-cell/>
        </table:table-row>
        <table:table-row table:style-name="ro1">
          <table:table-cell office:value-type="float" office:value="1611766666.70921">
            <text:p>1611766666.70921</text:p>
          </table:table-cell>
          <table:table-cell office:value-type="float" office:value="0.003997802734375">
            <text:p>0.0039978027</text:p>
          </table:table-cell>
          <table:table-cell office:value-type="float" office:value="0.00377808158706039">
            <text:p>0.0037780816</text:p>
          </table:table-cell>
          <table:table-cell table:formula="of:=AVERAGE([.C314:.C318])" office:value-type="float" office:value="0.00377508175156402">
            <text:p>0.0037750818</text:p>
          </table:table-cell>
          <table:table-cell office:value-type="float" office:value="114">
            <text:p>114</text:p>
          </table:table-cell>
          <table:table-cell office:value-type="float" office:value="-10">
            <text:p>-10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1611766667.42107">
            <text:p>1611766667.42107</text:p>
          </table:table-cell>
          <table:table-cell office:value-type="float" office:value="0.00389766693115234">
            <text:p>0.0038976669</text:p>
          </table:table-cell>
          <table:table-cell office:value-type="float" office:value="0.00377845764160156">
            <text:p>0.0037784576</text:p>
          </table:table-cell>
          <table:table-cell table:formula="of:=AVERAGE([.C315:.C319])" office:value-type="float" office:value="0.00377653898841955">
            <text:p>0.003776539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318">
            <text:p>318</text:p>
          </table:table-cell>
          <table:table-cell/>
        </table:table-row>
        <table:table-row table:style-name="ro1">
          <table:table-cell office:value-type="float" office:value="1611766668.17493">
            <text:p>1611766668.17493</text:p>
          </table:table-cell>
          <table:table-cell office:value-type="float" office:value="0.00390911102294922">
            <text:p>0.003909111</text:p>
          </table:table-cell>
          <table:table-cell office:value-type="float" office:value="0.00377131256266754">
            <text:p>0.0037713126</text:p>
          </table:table-cell>
          <table:table-cell table:formula="of:=AVERAGE([.C316:.C320])" office:value-type="float" office:value="0.00377634404355222">
            <text:p>0.003776344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319">
            <text:p>319</text:p>
          </table:table-cell>
          <table:table-cell/>
        </table:table-row>
        <table:table-row table:style-name="ro1">
          <table:table-cell office:value-type="float" office:value="1611766668.88779">
            <text:p>1611766668.88779</text:p>
          </table:table-cell>
          <table:table-cell office:value-type="float" office:value="0.00390791893005371">
            <text:p>0.0039079189</text:p>
          </table:table-cell>
          <table:table-cell office:value-type="float" office:value="0.00377173945756562">
            <text:p>0.0037717395</text:p>
          </table:table-cell>
          <table:table-cell table:formula="of:=AVERAGE([.C317:.C321])" office:value-type="float" office:value="0.00377532303160448">
            <text:p>0.003775323</text:p>
          </table:table-cell>
          <table:table-cell office:value-type="float" office:value="113">
            <text:p>113</text:p>
          </table:table-cell>
          <table:table-cell office:value-type="float" office:value="-10">
            <text:p>-1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office:value-type="float" office:value="1611766669.64084">
            <text:p>1611766669.64084</text:p>
          </table:table-cell>
          <table:table-cell office:value-type="float" office:value="0.00400209426879883">
            <text:p>0.0040020943</text:p>
          </table:table-cell>
          <table:table-cell office:value-type="float" office:value="0.00376602317762878">
            <text:p>0.0037660232</text:p>
          </table:table-cell>
          <table:table-cell table:formula="of:=AVERAGE([.C318:.C322])" office:value-type="float" office:value="0.00377312288530478">
            <text:p>0.0037731229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321">
            <text:p>321</text:p>
          </table:table-cell>
          <table:table-cell/>
        </table:table-row>
        <table:table-row table:style-name="ro1">
          <table:table-cell office:value-type="float" office:value="1611766670.35066">
            <text:p>1611766670.35066</text:p>
          </table:table-cell>
          <table:table-cell office:value-type="float" office:value="0.000988245010375977">
            <text:p>0.000988245</text:p>
          </table:table-cell>
          <table:table-cell office:value-type="float" office:value="0.00375739653735781">
            <text:p>0.0037573965</text:p>
          </table:table-cell>
          <table:table-cell table:formula="of:=AVERAGE([.C319:.C323])" office:value-type="float" office:value="0.00376898587536426">
            <text:p>0.0037689859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322">
            <text:p>322</text:p>
          </table:table-cell>
          <table:table-cell/>
        </table:table-row>
        <table:table-row table:style-name="ro1">
          <table:table-cell office:value-type="float" office:value="1611766671.10449">
            <text:p>1611766671.10449</text:p>
          </table:table-cell>
          <table:table-cell office:value-type="float" office:value="0.00497746467590332">
            <text:p>0.0049774647</text:p>
          </table:table-cell>
          <table:table-cell office:value-type="float" office:value="0.00376235213595437">
            <text:p>0.0037623521</text:p>
          </table:table-cell>
          <table:table-cell table:formula="of:=AVERAGE([.C320:.C324])" office:value-type="float" office:value="0.00376576477423482">
            <text:p>0.0037657648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1611766671.81619">
            <text:p>1611766671.81619</text:p>
          </table:table-cell>
          <table:table-cell office:value-type="float" office:value="0.00388383865356445">
            <text:p>0.0038838387</text:p>
          </table:table-cell>
          <table:table-cell office:value-type="float" office:value="0.00376272709434206">
            <text:p>0.0037627271</text:p>
          </table:table-cell>
          <table:table-cell table:formula="of:=AVERAGE([.C321:.C325])" office:value-type="float" office:value="0.00376404768056973">
            <text:p>0.0037640477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324">
            <text:p>324</text:p>
          </table:table-cell>
          <table:table-cell/>
        </table:table-row>
        <table:table-row table:style-name="ro1">
          <table:table-cell office:value-type="float" office:value="1611766672.57011">
            <text:p>1611766672.57011</text:p>
          </table:table-cell>
          <table:table-cell office:value-type="float" office:value="0.00384330749511719">
            <text:p>0.0038433075</text:p>
          </table:table-cell>
          <table:table-cell office:value-type="float" office:value="0.0037551243883535">
            <text:p>0.0037551244</text:p>
          </table:table-cell>
          <table:table-cell table:formula="of:=AVERAGE([.C322:.C326])" office:value-type="float" office:value="0.0037607246667273">
            <text:p>0.0037607247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325">
            <text:p>325</text:p>
          </table:table-cell>
          <table:table-cell/>
        </table:table-row>
        <table:table-row table:style-name="ro1">
          <table:table-cell office:value-type="float" office:value="1611766673.28185">
            <text:p>1611766673.28185</text:p>
          </table:table-cell>
          <table:table-cell office:value-type="float" office:value="0.00391578674316406">
            <text:p>0.0039157867</text:p>
          </table:table-cell>
          <table:table-cell office:value-type="float" office:value="0.00375561721766274">
            <text:p>0.0037556172</text:p>
          </table:table-cell>
          <table:table-cell table:formula="of:=AVERAGE([.C323:.C327])" office:value-type="float" office:value="0.0037586434747341">
            <text:p>0.0037586435</text:p>
          </table:table-cell>
          <table:table-cell office:value-type="float" office:value="112">
            <text:p>112</text:p>
          </table:table-cell>
          <table:table-cell office:value-type="float" office:value="-9">
            <text:p>-9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1611766674.03564">
            <text:p>1611766674.03564</text:p>
          </table:table-cell>
          <table:table-cell office:value-type="float" office:value="0.00383663177490234">
            <text:p>0.0038366318</text:p>
          </table:table-cell>
          <table:table-cell office:value-type="float" office:value="0.00374862683706875">
            <text:p>0.0037486268</text:p>
          </table:table-cell>
          <table:table-cell table:formula="of:=AVERAGE([.C324:.C328])" office:value-type="float" office:value="0.00375688953467628">
            <text:p>0.0037568895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327">
            <text:p>327</text:p>
          </table:table-cell>
          <table:table-cell/>
        </table:table-row>
        <table:table-row table:style-name="ro1">
          <table:table-cell office:value-type="float" office:value="1611766674.74542">
            <text:p>1611766674.74542</text:p>
          </table:table-cell>
          <table:table-cell office:value-type="float" office:value="0.0038609504699707">
            <text:p>0.0038609505</text:p>
          </table:table-cell>
          <table:table-cell office:value-type="float" office:value="0.00374896928716906">
            <text:p>0.0037489693</text:p>
          </table:table-cell>
          <table:table-cell table:formula="of:=AVERAGE([.C325:.C329])" office:value-type="float" office:value="0.00375421296491922">
            <text:p>0.003754213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328">
            <text:p>328</text:p>
          </table:table-cell>
          <table:table-cell/>
        </table:table-row>
        <table:table-row table:style-name="ro1">
          <table:table-cell office:value-type="float" office:value="1611766675.49819">
            <text:p>1611766675.49819</text:p>
          </table:table-cell>
          <table:table-cell office:value-type="float" office:value="0.00385475158691406">
            <text:p>0.0038547516</text:p>
          </table:table-cell>
          <table:table-cell office:value-type="float" office:value="0.00374200270859658">
            <text:p>0.0037420027</text:p>
          </table:table-cell>
          <table:table-cell table:formula="of:=AVERAGE([.C326:.C330])" office:value-type="float" office:value="0.00375006808777013">
            <text:p>0.0037500681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1611766676.21087">
            <text:p>1611766676.21087</text:p>
          </table:table-cell>
          <table:table-cell office:value-type="float" office:value="0.0039513111114502">
            <text:p>0.0039513111</text:p>
          </table:table-cell>
          <table:table-cell office:value-type="float" office:value="0.00374263697648401">
            <text:p>0.003742637</text:p>
          </table:table-cell>
          <table:table-cell table:formula="of:=AVERAGE([.C327:.C331])" office:value-type="float" office:value="0.00374757060539623">
            <text:p>0.0037475706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1611766676.96565">
            <text:p>1611766676.96565</text:p>
          </table:table-cell>
          <table:table-cell office:value-type="float" office:value="0.00477981567382813">
            <text:p>0.0047798157</text:p>
          </table:table-cell>
          <table:table-cell office:value-type="float" office:value="0.00373843648315731">
            <text:p>0.0037384365</text:p>
          </table:table-cell>
          <table:table-cell table:formula="of:=AVERAGE([.C328:.C332])" office:value-type="float" office:value="0.00374413445849514">
            <text:p>0.0037441345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331">
            <text:p>331</text:p>
          </table:table-cell>
          <table:table-cell/>
        </table:table-row>
        <table:table-row table:style-name="ro1">
          <table:table-cell office:value-type="float" office:value="1611766677.67335">
            <text:p>1611766677.67335</text:p>
          </table:table-cell>
          <table:table-cell office:value-type="float" office:value="0.00389909744262695">
            <text:p>0.0038990974</text:p>
          </table:table-cell>
          <table:table-cell office:value-type="float" office:value="0.00373892040170993">
            <text:p>0.0037389204</text:p>
          </table:table-cell>
          <table:table-cell table:formula="of:=AVERAGE([.C329:.C333])" office:value-type="float" office:value="0.00374219317142338">
            <text:p>0.0037421932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332">
            <text:p>332</text:p>
          </table:table-cell>
          <table:table-cell/>
        </table:table-row>
        <table:table-row table:style-name="ro1">
          <table:table-cell office:value-type="float" office:value="1611766678.43102">
            <text:p>1611766678.43102</text:p>
          </table:table-cell>
          <table:table-cell office:value-type="float" office:value="0.00391125679016113">
            <text:p>0.0039112568</text:p>
          </table:table-cell>
          <table:table-cell office:value-type="float" office:value="0.00374050189511332">
            <text:p>0.0037405019</text:p>
          </table:table-cell>
          <table:table-cell table:formula="of:=AVERAGE([.C330:.C334])" office:value-type="float" office:value="0.00374049969301223">
            <text:p>0.0037404997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1611766679.13887">
            <text:p>1611766679.13887</text:p>
          </table:table-cell>
          <table:table-cell office:value-type="float" office:value="0.00398921966552734">
            <text:p>0.0039892197</text:p>
          </table:table-cell>
          <table:table-cell office:value-type="float" office:value="0.00374124655909659">
            <text:p>0.0037412466</text:p>
          </table:table-cell>
          <table:table-cell table:formula="of:=AVERAGE([.C331:.C335])" office:value-type="float" office:value="0.00374034846311223">
            <text:p>0.0037403485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office:value-type="float" office:value="1611766679.89403">
            <text:p>1611766679.89403</text:p>
          </table:table-cell>
          <table:table-cell office:value-type="float" office:value="0.00443577766418457">
            <text:p>0.0044357777</text:p>
          </table:table-cell>
          <table:table-cell office:value-type="float" office:value="0.00373660908274051">
            <text:p>0.0037366091</text:p>
          </table:table-cell>
          <table:table-cell table:formula="of:=AVERAGE([.C332:.C336])" office:value-type="float" office:value="0.00373914288436353">
            <text:p>0.0037391429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335">
            <text:p>335</text:p>
          </table:table-cell>
          <table:table-cell/>
        </table:table-row>
        <table:table-row table:style-name="ro1">
          <table:table-cell office:value-type="float" office:value="1611766680.60605">
            <text:p>1611766680.60605</text:p>
          </table:table-cell>
          <table:table-cell office:value-type="float" office:value="0.00391340255737305">
            <text:p>0.0039134026</text:p>
          </table:table-cell>
          <table:table-cell office:value-type="float" office:value="0.00373713525379596">
            <text:p>0.0037371353</text:p>
          </table:table-cell>
          <table:table-cell table:formula="of:=AVERAGE([.C333:.C337])" office:value-type="float" office:value="0.00373888263849126">
            <text:p>0.0037388826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336">
            <text:p>336</text:p>
          </table:table-cell>
          <table:table-cell/>
        </table:table-row>
        <table:table-row table:style-name="ro1">
          <table:table-cell office:value-type="float" office:value="1611766681.35874">
            <text:p>1611766681.35874</text:p>
          </table:table-cell>
          <table:table-cell office:value-type="float" office:value="0.00383639335632324">
            <text:p>0.0038363934</text:p>
          </table:table-cell>
          <table:table-cell office:value-type="float" office:value="0.00373867009812878">
            <text:p>0.0037386701</text:p>
          </table:table-cell>
          <table:table-cell table:formula="of:=AVERAGE([.C334:.C338])" office:value-type="float" office:value="0.00373883257777503">
            <text:p>0.0037388326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337">
            <text:p>337</text:p>
          </table:table-cell>
          <table:table-cell/>
        </table:table-row>
        <table:table-row table:style-name="ro1">
          <table:table-cell office:value-type="float" office:value="1611766682.06837">
            <text:p>1611766682.06837</text:p>
          </table:table-cell>
          <table:table-cell office:value-type="float" office:value="0.00384426116943359">
            <text:p>0.0038442612</text:p>
          </table:table-cell>
          <table:table-cell office:value-type="float" office:value="0.00373898249774803">
            <text:p>0.0037389825</text:p>
          </table:table-cell>
          <table:table-cell table:formula="of:=AVERAGE([.C335:.C339])" office:value-type="float" office:value="0.00373852869830197">
            <text:p>0.0037385287</text:p>
          </table:table-cell>
          <table:table-cell office:value-type="float" office:value="113">
            <text:p>113</text:p>
          </table:table-cell>
          <table:table-cell office:value-type="float" office:value="-6">
            <text:p>-6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1611766682.82491">
            <text:p>1611766682.82491</text:p>
          </table:table-cell>
          <table:table-cell office:value-type="float" office:value="0.0038599967956543">
            <text:p>0.0038599968</text:p>
          </table:table-cell>
          <table:table-cell office:value-type="float" office:value="0.00374020648920887">
            <text:p>0.0037402065</text:p>
          </table:table-cell>
          <table:table-cell table:formula="of:=AVERAGE([.C336:.C340])" office:value-type="float" office:value="0.00373832068432443">
            <text:p>0.0037383207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1611766683.53057">
            <text:p>1611766683.53057</text:p>
          </table:table-cell>
          <table:table-cell office:value-type="float" office:value="0.00384283065795898">
            <text:p>0.0038428307</text:p>
          </table:table-cell>
          <table:table-cell office:value-type="float" office:value="0.00374050832499932">
            <text:p>0.0037405083</text:p>
          </table:table-cell>
          <table:table-cell table:formula="of:=AVERAGE([.C337:.C341])" office:value-type="float" office:value="0.00373910053277619">
            <text:p>0.0037391005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1611766684.28826">
            <text:p>1611766684.28826</text:p>
          </table:table-cell>
          <table:table-cell office:value-type="float" office:value="0.00400161743164063">
            <text:p>0.0040016174</text:p>
          </table:table-cell>
          <table:table-cell office:value-type="float" office:value="0.00374400737458522">
            <text:p>0.0037440074</text:p>
          </table:table-cell>
          <table:table-cell table:formula="of:=AVERAGE([.C338:.C342])" office:value-type="float" office:value="0.00374047495693404">
            <text:p>0.003740475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1611766684.99653">
            <text:p>1611766684.99653</text:p>
          </table:table-cell>
          <table:table-cell office:value-type="float" office:value="0.000741243362426758">
            <text:p>0.0007412434</text:p>
          </table:table-cell>
          <table:table-cell office:value-type="float" office:value="0.00373522736285377">
            <text:p>0.0037352274</text:p>
          </table:table-cell>
          <table:table-cell table:formula="of:=AVERAGE([.C339:.C343])" office:value-type="float" office:value="0.00373978640987904">
            <text:p>0.0037397864</text:p>
          </table:table-cell>
          <table:table-cell office:value-type="float" office:value="110">
            <text:p>110</text:p>
          </table:table-cell>
          <table:table-cell office:value-type="float" office:value="-7">
            <text:p>-7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1611766685.75425">
            <text:p>1611766685.75425</text:p>
          </table:table-cell>
          <table:table-cell office:value-type="float" office:value="0.00394201278686523">
            <text:p>0.0039420128</text:p>
          </table:table-cell>
          <table:table-cell office:value-type="float" office:value="0.00373920792913717">
            <text:p>0.0037392079</text:p>
          </table:table-cell>
          <table:table-cell table:formula="of:=AVERAGE([.C340:.C344])" office:value-type="float" office:value="0.00373983149615687">
            <text:p>0.0037398315</text:p>
          </table:table-cell>
          <table:table-cell office:value-type="float" office:value="110">
            <text:p>110</text:p>
          </table:table-cell>
          <table:table-cell office:value-type="float" office:value="-9">
            <text:p>-9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611766686.4619">
            <text:p>1611766686.4619</text:p>
          </table:table-cell>
          <table:table-cell office:value-type="float" office:value="0.00387978553771973">
            <text:p>0.0038797855</text:p>
          </table:table-cell>
          <table:table-cell office:value-type="float" office:value="0.00373961658497607">
            <text:p>0.0037396166</text:p>
          </table:table-cell>
          <table:table-cell table:formula="of:=AVERAGE([.C341:.C345])" office:value-type="float" office:value="0.00373971351531031">
            <text:p>0.0037397135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1611766687.21629">
            <text:p>1611766687.21629</text:p>
          </table:table-cell>
          <table:table-cell office:value-type="float" office:value="0.00382804870605469">
            <text:p>0.0038280487</text:p>
          </table:table-cell>
          <table:table-cell office:value-type="float" office:value="0.00374153424384321">
            <text:p>0.0037415342</text:p>
          </table:table-cell>
          <table:table-cell table:formula="of:=AVERAGE([.C342:.C346])" office:value-type="float" office:value="0.00373991869907909">
            <text:p>0.0037399187</text:p>
          </table:table-cell>
          <table:table-cell office:value-type="float" office:value="115">
            <text:p>115</text:p>
          </table:table-cell>
          <table:table-cell office:value-type="float" office:value="-7">
            <text:p>-7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1611766687.92486">
            <text:p>1611766687.92486</text:p>
          </table:table-cell>
          <table:table-cell office:value-type="float" office:value="0.0039207935333252">
            <text:p>0.0039207935</text:p>
          </table:table-cell>
          <table:table-cell office:value-type="float" office:value="0.00374205233427524">
            <text:p>0.0037420523</text:p>
          </table:table-cell>
          <table:table-cell table:formula="of:=AVERAGE([.C343:.C347])" office:value-type="float" office:value="0.00373952769101709">
            <text:p>0.0037395277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346">
            <text:p>346</text:p>
          </table:table-cell>
          <table:table-cell/>
        </table:table-row>
        <table:table-row table:style-name="ro1">
          <table:table-cell office:value-type="float" office:value="1611766688.6823">
            <text:p>1611766688.6823</text:p>
          </table:table-cell>
          <table:table-cell office:value-type="float" office:value="0.00395560264587402">
            <text:p>0.0039556026</text:p>
          </table:table-cell>
          <table:table-cell office:value-type="float" office:value="0.00373535087010029">
            <text:p>0.0037353509</text:p>
          </table:table-cell>
          <table:table-cell table:formula="of:=AVERAGE([.C344:.C348])" office:value-type="float" office:value="0.0037395523924664">
            <text:p>0.0037395524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1611766689.38789">
            <text:p>1611766689.38789</text:p>
          </table:table-cell>
          <table:table-cell office:value-type="float" office:value="0.000974893569946289">
            <text:p>0.0009748936</text:p>
          </table:table-cell>
          <table:table-cell office:value-type="float" office:value="0.00372741852153663">
            <text:p>0.0037274185</text:p>
          </table:table-cell>
          <table:table-cell table:formula="of:=AVERAGE([.C345:.C349])" office:value-type="float" office:value="0.00373719451094629">
            <text:p>0.0037371945</text:p>
          </table:table-cell>
          <table:table-cell office:value-type="float" office:value="114">
            <text:p>114</text:p>
          </table:table-cell>
          <table:table-cell office:value-type="float" office:value="-7">
            <text:p>-7</text:p>
          </table:table-cell>
          <table:table-cell office:value-type="float" office:value="348">
            <text:p>348</text:p>
          </table:table-cell>
          <table:table-cell/>
        </table:table-row>
        <table:table-row table:style-name="ro1">
          <table:table-cell office:value-type="float" office:value="1611766690.14521">
            <text:p>1611766690.14521</text:p>
          </table:table-cell>
          <table:table-cell office:value-type="float" office:value="0.00487279891967773">
            <text:p>0.0048727989</text:p>
          </table:table-cell>
          <table:table-cell office:value-type="float" office:value="0.0037345539138841">
            <text:p>0.0037345539</text:p>
          </table:table-cell>
          <table:table-cell table:formula="of:=AVERAGE([.C346:.C350])" office:value-type="float" office:value="0.0037361819767279">
            <text:p>0.003736182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349">
            <text:p>349</text:p>
          </table:table-cell>
          <table:table-cell/>
        </table:table-row>
        <table:table-row table:style-name="ro1">
          <table:table-cell office:value-type="float" office:value="1611766690.85369">
            <text:p>1611766690.85369</text:p>
          </table:table-cell>
          <table:table-cell office:value-type="float" office:value="0.00395107269287109">
            <text:p>0.0039510727</text:p>
          </table:table-cell>
          <table:table-cell office:value-type="float" office:value="0.00373517253896692">
            <text:p>0.0037351725</text:p>
          </table:table-cell>
          <table:table-cell table:formula="of:=AVERAGE([.C347:.C351])" office:value-type="float" office:value="0.00373490963575264">
            <text:p>0.0037349096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">
          <table:table-cell office:value-type="float" office:value="1611766691.61113">
            <text:p>1611766691.61113</text:p>
          </table:table-cell>
          <table:table-cell office:value-type="float" office:value="0.00392770767211914">
            <text:p>0.0039277077</text:p>
          </table:table-cell>
          <table:table-cell office:value-type="float" office:value="0.00372890659381746">
            <text:p>0.0037289066</text:p>
          </table:table-cell>
          <table:table-cell table:formula="of:=AVERAGE([.C348:.C352])" office:value-type="float" office:value="0.00373228048766108">
            <text:p>0.0037322805</text:p>
          </table:table-cell>
          <table:table-cell office:value-type="float" office:value="114">
            <text:p>114</text:p>
          </table:table-cell>
          <table:table-cell office:value-type="float" office:value="-9">
            <text:p>-9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office:value-type="float" office:value="1611766692.31542">
            <text:p>1611766692.31542</text:p>
          </table:table-cell>
          <table:table-cell office:value-type="float" office:value="0.0038905143737793">
            <text:p>0.0038905144</text:p>
          </table:table-cell>
          <table:table-cell office:value-type="float" office:value="0.00372936570682872">
            <text:p>0.0037293657</text:p>
          </table:table-cell>
          <table:table-cell table:formula="of:=AVERAGE([.C349:.C353])" office:value-type="float" office:value="0.00373108345500677">
            <text:p>0.0037310835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1611766693.07385">
            <text:p>1611766693.07385</text:p>
          </table:table-cell>
          <table:table-cell office:value-type="float" office:value="0.00341367721557617">
            <text:p>0.0034136772</text:p>
          </table:table-cell>
          <table:table-cell office:value-type="float" office:value="0.00372938995496997">
            <text:p>0.00372939</text:p>
          </table:table-cell>
          <table:table-cell table:formula="of:=AVERAGE([.C350:.C354])" office:value-type="float" office:value="0.00373147774169343">
            <text:p>0.0037314777</text:p>
          </table:table-cell>
          <table:table-cell office:value-type="float" office:value="112">
            <text:p>112</text:p>
          </table:table-cell>
          <table:table-cell office:value-type="float" office:value="-8">
            <text:p>-8</text:p>
          </table:table-cell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float" office:value="1611766693.78228">
            <text:p>1611766693.78228</text:p>
          </table:table-cell>
          <table:table-cell office:value-type="float" office:value="0.00499558448791504">
            <text:p>0.0049955845</text:p>
          </table:table-cell>
          <table:table-cell office:value-type="float" office:value="0.0037329667756845">
            <text:p>0.0037329668</text:p>
          </table:table-cell>
          <table:table-cell table:formula="of:=AVERAGE([.C351:.C355])" office:value-type="float" office:value="0.00373116031405351">
            <text:p>0.0037311603</text:p>
          </table:table-cell>
          <table:table-cell office:value-type="float" office:value="113">
            <text:p>113</text:p>
          </table:table-cell>
          <table:table-cell office:value-type="float" office:value="-8">
            <text:p>-8</text:p>
          </table:table-cell>
          <table:table-cell office:value-type="float" office:value="354">
            <text:p>354</text:p>
          </table:table-cell>
          <table:table-cell/>
        </table:table-row>
        <table:table-row table:style-name="ro1">
          <table:table-cell office:value-type="float" office:value="1611766694.53946">
            <text:p>1611766694.53946</text:p>
          </table:table-cell>
          <table:table-cell office:value-type="float" office:value="0.00395560264587402">
            <text:p>0.0039556026</text:p>
          </table:table-cell>
          <table:table-cell office:value-type="float" office:value="0.00373665546073086">
            <text:p>0.0037366555</text:p>
          </table:table-cell>
          <table:table-cell table:formula="of:=AVERAGE([.C352:.C356])" office:value-type="float" office:value="0.0037314568984063">
            <text:p>0.0037314569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355">
            <text:p>355</text:p>
          </table:table-cell>
          <table:table-cell/>
        </table:table-row>
        <table:table-row table:style-name="ro1">
          <table:table-cell office:value-type="float" office:value="1611766695.24512">
            <text:p>1611766695.24512</text:p>
          </table:table-cell>
          <table:table-cell office:value-type="float" office:value="0.00115489959716797">
            <text:p>0.0011548996</text:p>
          </table:table-cell>
          <table:table-cell office:value-type="float" office:value="0.0037298886598848">
            <text:p>0.0037298887</text:p>
          </table:table-cell>
          <table:table-cell table:formula="of:=AVERAGE([.C353:.C357])" office:value-type="float" office:value="0.00373165331161977">
            <text:p>0.0037316533</text:p>
          </table:table-cell>
          <table:table-cell office:value-type="float" office:value="111">
            <text:p>111</text:p>
          </table:table-cell>
          <table:table-cell office:value-type="float" office:value="-8">
            <text:p>-8</text:p>
          </table:table-cell>
          <table:table-cell office:value-type="float" office:value="356">
            <text:p>356</text:p>
          </table:table-cell>
          <table:table-cell/>
        </table:table-row>
        <table:table-row table:style-name="ro1">
          <table:table-cell office:value-type="float" office:value="1611766696.00599">
            <text:p>1611766696.00599</text:p>
          </table:table-cell>
          <table:table-cell office:value-type="float" office:value="0.00484156608581543">
            <text:p>0.0048415661</text:p>
          </table:table-cell>
          <table:table-cell office:value-type="float" office:value="0.00372609662919763">
            <text:p>0.0037260966</text:p>
          </table:table-cell>
          <table:table-cell table:formula="of:=AVERAGE([.C354:.C358])" office:value-type="float" office:value="0.00373099949609355">
            <text:p>0.0037309995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1611766696.71036">
            <text:p>1611766696.71036</text:p>
          </table:table-cell>
          <table:table-cell office:value-type="float" office:value="0.00391888618469238">
            <text:p>0.0039188862</text:p>
          </table:table-cell>
          <table:table-cell office:value-type="float" office:value="0.00372663514750907">
            <text:p>0.0037266351</text:p>
          </table:table-cell>
          <table:table-cell table:formula="of:=AVERAGE([.C355:.C359])" office:value-type="float" office:value="0.00373044853460137">
            <text:p>0.0037304485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1611766697.46865">
            <text:p>1611766697.46865</text:p>
          </table:table-cell>
          <table:table-cell office:value-type="float" office:value="0.00401544570922852">
            <text:p>0.0040154457</text:p>
          </table:table-cell>
          <table:table-cell office:value-type="float" office:value="0.0037317142046841">
            <text:p>0.0037317142</text:p>
          </table:table-cell>
          <table:table-cell table:formula="of:=AVERAGE([.C356:.C360])" office:value-type="float" office:value="0.00373019802040129">
            <text:p>0.003730198</text:p>
          </table:table-cell>
          <table:table-cell office:value-type="float" office:value="110">
            <text:p>110</text:p>
          </table:table-cell>
          <table:table-cell office:value-type="float" office:value="-8">
            <text:p>-8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1611766698.16912">
            <text:p>1611766698.16912</text:p>
          </table:table-cell>
          <table:table-cell office:value-type="float" office:value="0.00102663040161133">
            <text:p>0.0010266304</text:p>
          </table:table-cell>
          <table:table-cell office:value-type="float" office:value="0.00372420008300889">
            <text:p>0.0037242001</text:p>
          </table:table-cell>
          <table:table-cell table:formula="of:=AVERAGE([.C357:.C361])" office:value-type="float" office:value="0.0037277069448569">
            <text:p>0.0037277069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1611766698.93095">
            <text:p>1611766698.93095</text:p>
          </table:table-cell>
          <table:table-cell office:value-type="float" office:value="0.000951290130615234">
            <text:p>0.0009512901</text:p>
          </table:table-cell>
          <table:table-cell office:value-type="float" office:value="0.00371826631708468">
            <text:p>0.0037182663</text:p>
          </table:table-cell>
          <table:table-cell table:formula="of:=AVERAGE([.C358:.C362])" office:value-type="float" office:value="0.00372538247629687">
            <text:p>0.0037253825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611766699.63433">
            <text:p>1611766699.63433</text:p>
          </table:table-cell>
          <table:table-cell office:value-type="float" office:value="0.00388693809509277">
            <text:p>0.0038869381</text:p>
          </table:table-cell>
          <table:table-cell office:value-type="float" office:value="0.00371873226122282">
            <text:p>0.0037187323</text:p>
          </table:table-cell>
          <table:table-cell table:formula="of:=AVERAGE([.C359:.C363])" office:value-type="float" office:value="0.00372390960270191">
            <text:p>0.0037239096</text:p>
          </table:table-cell>
          <table:table-cell office:value-type="float" office:value="116">
            <text:p>116</text:p>
          </table:table-cell>
          <table:table-cell office:value-type="float" office:value="-10">
            <text:p>-10</text:p>
          </table:table-cell>
          <table:table-cell office:value-type="float" office:value="362">
            <text:p>362</text:p>
          </table:table-cell>
          <table:table-cell/>
        </table:table-row>
        <table:table-row table:style-name="ro1">
          <table:table-cell office:value-type="float" office:value="1611766700.39624">
            <text:p>1611766700.39624</text:p>
          </table:table-cell>
          <table:table-cell office:value-type="float" office:value="0.00385141372680664">
            <text:p>0.0038514137</text:p>
          </table:table-cell>
          <table:table-cell office:value-type="float" office:value="0.00371195179008826">
            <text:p>0.0037119518</text:p>
          </table:table-cell>
          <table:table-cell table:formula="of:=AVERAGE([.C360:.C364])" office:value-type="float" office:value="0.00372097293121775">
            <text:p>0.0037209729</text:p>
          </table:table-cell>
          <table:table-cell office:value-type="float" office:value="111">
            <text:p>111</text:p>
          </table:table-cell>
          <table:table-cell office:value-type="float" office:value="-7">
            <text:p>-7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1611766701.09762">
            <text:p>1611766701.09762</text:p>
          </table:table-cell>
          <table:table-cell office:value-type="float" office:value="0.00496649742126465">
            <text:p>0.0049664974</text:p>
          </table:table-cell>
          <table:table-cell office:value-type="float" office:value="0.00371539834402006">
            <text:p>0.0037153983</text:p>
          </table:table-cell>
          <table:table-cell table:formula="of:=AVERAGE([.C361:.C365])" office:value-type="float" office:value="0.00371770975908494">
            <text:p>0.0037177098</text:p>
          </table:table-cell>
          <table:table-cell office:value-type="float" office:value="116">
            <text:p>116</text:p>
          </table:table-cell>
          <table:table-cell office:value-type="float" office:value="-7">
            <text:p>-7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1611766701.85847">
            <text:p>1611766701.85847</text:p>
          </table:table-cell>
          <table:table-cell office:value-type="float" office:value="0.00391221046447754">
            <text:p>0.0039122105</text:p>
          </table:table-cell>
          <table:table-cell office:value-type="float" office:value="0.00370902927587187">
            <text:p>0.0037090293</text:p>
          </table:table-cell>
          <table:table-cell table:formula="of:=AVERAGE([.C362:.C366])" office:value-type="float" office:value="0.00371467559765754">
            <text:p>0.0037146756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office:value-type="float" office:value="1611766702.55987">
            <text:p>1611766702.55987</text:p>
          </table:table-cell>
          <table:table-cell office:value-type="float" office:value="0.00388097763061523">
            <text:p>0.0038809776</text:p>
          </table:table-cell>
          <table:table-cell office:value-type="float" office:value="0.0037094990801198">
            <text:p>0.0037094991</text:p>
          </table:table-cell>
          <table:table-cell table:formula="of:=AVERAGE([.C363:.C367])" office:value-type="float" office:value="0.00371292215026456">
            <text:p>0.0037129222</text:p>
          </table:table-cell>
          <table:table-cell office:value-type="float" office:value="115">
            <text:p>115</text:p>
          </table:table-cell>
          <table:table-cell office:value-type="float" office:value="-10">
            <text:p>-10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float" office:value="1611766703.32061">
            <text:p>1611766703.32061</text:p>
          </table:table-cell>
          <table:table-cell office:value-type="float" office:value="0.00380682945251465">
            <text:p>0.0038068295</text:p>
          </table:table-cell>
          <table:table-cell office:value-type="float" office:value="0.00371070140862768">
            <text:p>0.0037107014</text:p>
          </table:table-cell>
          <table:table-cell table:formula="of:=AVERAGE([.C364:.C368])" office:value-type="float" office:value="0.00371131597974553">
            <text:p>0.003711316</text:p>
          </table:table-cell>
          <table:table-cell office:value-type="float" office:value="113">
            <text:p>113</text:p>
          </table:table-cell>
          <table:table-cell office:value-type="float" office:value="-7">
            <text:p>-7</text:p>
          </table:table-cell>
          <table:table-cell office:value-type="float" office:value="367">
            <text:p>367</text:p>
          </table:table-cell>
          <table:table-cell/>
        </table:table-row>
        <table:table-row table:style-name="ro1">
          <table:table-cell office:value-type="float" office:value="1611766704.02178">
            <text:p>1611766704.02178</text:p>
          </table:table-cell>
          <table:table-cell office:value-type="float" office:value="0.00381946563720703">
            <text:p>0.0038194656</text:p>
          </table:table-cell>
          <table:table-cell office:value-type="float" office:value="0.00371099696359665">
            <text:p>0.003710997</text:p>
          </table:table-cell>
          <table:table-cell table:formula="of:=AVERAGE([.C365:.C369])" office:value-type="float" office:value="0.00371112501444721">
            <text:p>0.003711125</text:p>
          </table:table-cell>
          <table:table-cell office:value-type="float" office:value="116">
            <text:p>116</text:p>
          </table:table-cell>
          <table:table-cell office:value-type="float" office:value="-7">
            <text:p>-7</text:p>
          </table:table-cell>
          <table:table-cell office:value-type="float" office:value="368">
            <text:p>368</text:p>
          </table:table-cell>
          <table:table-cell/>
        </table:table-row>
        <table:table-row table:style-name="ro1">
          <table:table-cell office:value-type="float" office:value="1611766704.78366">
            <text:p>1611766704.78366</text:p>
          </table:table-cell>
          <table:table-cell office:value-type="float" office:value="0.00396132469177246">
            <text:p>0.0039613247</text:p>
          </table:table-cell>
          <table:table-cell office:value-type="float" office:value="0.00371216377837761">
            <text:p>0.0037121638</text:p>
          </table:table-cell>
          <table:table-cell table:formula="of:=AVERAGE([.C366:.C370])" office:value-type="float" office:value="0.00371047810131872">
            <text:p>0.0037104781</text:p>
          </table:table-cell>
          <table:table-cell office:value-type="float" office:value="112">
            <text:p>112</text:p>
          </table:table-cell>
          <table:table-cell office:value-type="float" office:value="-10">
            <text:p>-10</text:p>
          </table:table-cell>
          <table:table-cell office:value-type="float" office:value="369">
            <text:p>369</text:p>
          </table:table-cell>
          <table:table-cell/>
        </table:table-row>
        <table:table-row table:style-name="ro1">
          <table:table-cell office:value-type="float" office:value="1611766705.48379">
            <text:p>1611766705.48379</text:p>
          </table:table-cell>
          <table:table-cell office:value-type="float" office:value="0.00391364097595215">
            <text:p>0.003913641</text:p>
          </table:table-cell>
          <table:table-cell office:value-type="float" office:value="0.00371270831134402">
            <text:p>0.0037127083</text:p>
          </table:table-cell>
          <table:table-cell table:formula="of:=AVERAGE([.C367:.C371])" office:value-type="float" office:value="0.00371121390841315">
            <text:p>0.0037112139</text:p>
          </table:table-cell>
          <table:table-cell office:value-type="float" office:value="114">
            <text:p>114</text:p>
          </table:table-cell>
          <table:table-cell office:value-type="float" office:value="-10">
            <text:p>-10</text:p>
          </table:table-cell>
          <table:table-cell office:value-type="float" office:value="370">
            <text:p>370</text:p>
          </table:table-cell>
          <table:table-cell/>
        </table:table-row>
        <table:table-row table:style-name="ro1">
          <table:table-cell office:value-type="float" office:value="1611766706.24563">
            <text:p>1611766706.24563</text:p>
          </table:table-cell>
          <table:table-cell office:value-type="float" office:value="0.00387692451477051">
            <text:p>0.0038769245</text:p>
          </table:table-cell>
          <table:table-cell office:value-type="float" office:value="0.00370662727423624">
            <text:p>0.0037066273</text:p>
          </table:table-cell>
          <table:table-cell table:formula="of:=AVERAGE([.C368:.C372])" office:value-type="float" office:value="0.00371063954723644">
            <text:p>0.0037106395</text:p>
          </table:table-cell>
          <table:table-cell office:value-type="float" office:value="115">
            <text:p>115</text:p>
          </table:table-cell>
          <table:table-cell office:value-type="float" office:value="-6">
            <text:p>-6</text:p>
          </table:table-cell>
          <table:table-cell office:value-type="float" office:value="371">
            <text:p>371</text:p>
          </table:table-cell>
          <table:table-cell/>
        </table:table-row>
        <table:table-row table:style-name="ro1">
          <table:table-cell office:value-type="float" office:value="1611766706.94576">
            <text:p>1611766706.94576</text:p>
          </table:table-cell>
          <table:table-cell office:value-type="float" office:value="0.0038154125213623">
            <text:p>0.0038154125</text:p>
          </table:table-cell>
          <table:table-cell office:value-type="float" office:value="0.00370691970769626">
            <text:p>0.0037069197</text:p>
          </table:table-cell>
          <table:table-cell table:formula="of:=AVERAGE([.C369:.C373])" office:value-type="float" office:value="0.00370988320705016">
            <text:p>0.0037098832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372">
            <text:p>372</text:p>
          </table:table-cell>
          <table:table-cell/>
        </table:table-row>
        <table:table-row table:style-name="ro1">
          <table:table-cell office:value-type="float" office:value="1611766707.70758">
            <text:p>1611766707.70758</text:p>
          </table:table-cell>
          <table:table-cell office:value-type="float" office:value="0.00391006469726562">
            <text:p>0.0039100647</text:p>
          </table:table-cell>
          <table:table-cell office:value-type="float" office:value="0.00370873624475059">
            <text:p>0.0037087362</text:p>
          </table:table-cell>
          <table:table-cell table:formula="of:=AVERAGE([.C370:.C374])" office:value-type="float" office:value="0.00370943106328094">
            <text:p>0.0037094311</text:p>
          </table:table-cell>
          <table:table-cell office:value-type="float" office:value="113">
            <text:p>113</text:p>
          </table:table-cell>
          <table:table-cell office:value-type="float" office:value="-10">
            <text:p>-10</text:p>
          </table:table-cell>
          <table:table-cell office:value-type="float" office:value="373">
            <text:p>373</text:p>
          </table:table-cell>
          <table:table-cell/>
        </table:table-row>
        <table:table-row table:style-name="ro1">
          <table:table-cell office:value-type="float" office:value="1611766708.408">
            <text:p>1611766708.408</text:p>
          </table:table-cell>
          <table:table-cell office:value-type="float" office:value="0.00268149375915527">
            <text:p>0.0026814938</text:p>
          </table:table-cell>
          <table:table-cell office:value-type="float" office:value="0.00370598960708857">
            <text:p>0.0037059896</text:p>
          </table:table-cell>
          <table:table-cell table:formula="of:=AVERAGE([.C371:.C375])" office:value-type="float" office:value="0.00370819622902314">
            <text:p>0.0037081962</text:p>
          </table:table-cell>
          <table:table-cell office:value-type="float" office:value="115">
            <text:p>115</text:p>
          </table:table-cell>
          <table:table-cell office:value-type="float" office:value="-9">
            <text:p>-9</text:p>
          </table:table-cell>
          <table:table-cell office:value-type="float" office:value="374">
            <text:p>374</text:p>
          </table:table-cell>
          <table:table-cell/>
        </table:table-row>
        <table:table-row table:style-name="ro1">
          <table:table-cell office:value-type="float" office:value="1611766709.16969">
            <text:p>1611766709.16969</text:p>
          </table:table-cell>
          <table:table-cell office:value-type="float" office:value="0.00387287139892578">
            <text:p>0.0038728714</text:p>
          </table:table-cell>
          <table:table-cell office:value-type="float" office:value="0.00370659228779596">
            <text:p>0.0037065923</text:p>
          </table:table-cell>
          <table:table-cell table:formula="of:=AVERAGE([.C372:.C376])" office:value-type="float" office:value="0.00370697302431352">
            <text:p>0.003706973</text:p>
          </table:table-cell>
          <table:table-cell office:value-type="float" office:value="115">
            <text:p>115</text:p>
          </table:table-cell>
          <table:table-cell office:value-type="float" office:value="-8">
            <text:p>-8</text:p>
          </table:table-cell>
          <table:table-cell office:value-type="float" office:value="375">
            <text:p>375</text:p>
          </table:table-cell>
          <table:table-cell/>
        </table:table-row>
        <table:table-row table:style-name="ro1">
          <table:table-cell office:value-type="float" office:value="1611766709.87459">
            <text:p>1611766709.87459</text:p>
          </table:table-cell>
          <table:table-cell office:value-type="float" office:value="0.00383567810058594">
            <text:p>0.0038356781</text:p>
          </table:table-cell>
          <table:table-cell office:value-type="float" office:value="0.00370693560112784">
            <text:p>0.0037069356</text:p>
          </table:table-cell>
          <table:table-cell table:formula="of:=AVERAGE([.C373:.C377])" office:value-type="float" office:value="0.00370703468969184">
            <text:p>0.0037070347</text:p>
          </table:table-cell>
          <table:table-cell office:value-type="float" office:value="109">
            <text:p>109</text:p>
          </table:table-cell>
          <table:table-cell office:value-type="float" office:value="-8">
            <text:p>-8</text:p>
          </table:table-cell>
          <table:table-cell office:value-type="float" office:value="376">
            <text:p>376</text:p>
          </table:table-cell>
          <table:table-cell/>
        </table:table-row>
        <table:table-row table:style-name="ro1">
          <table:table-cell office:value-type="float" office:value="1611766710.63145">
            <text:p>1611766710.63145</text:p>
          </table:table-cell>
          <table:table-cell office:value-type="float" office:value="0.00395727157592773">
            <text:p>0.0039572716</text:p>
          </table:table-cell>
          <table:table-cell office:value-type="float" office:value="0.0037126525343255">
            <text:p>0.0037126525</text:p>
          </table:table-cell>
          <table:table-cell table:formula="of:=AVERAGE([.C374:.C378])" office:value-type="float" office:value="0.00370818125501769">
            <text:p>0.0037081813</text:p>
          </table:table-cell>
          <table:table-cell office:value-type="float" office:value="116">
            <text:p>116</text:p>
          </table:table-cell>
          <table:table-cell office:value-type="float" office:value="-11">
            <text:p>-11</text:p>
          </table:table-cell>
          <table:table-cell office:value-type="float" office:value="377">
            <text:p>377</text:p>
          </table:table-cell>
          <table:table-cell/>
        </table:table-row>
        <table:table-row table:style-name="ro1">
          <table:table-cell office:value-type="float" office:value="1611766711.33647">
            <text:p>1611766711.33647</text:p>
          </table:table-cell>
          <table:table-cell office:value-type="float" office:value="0.00386357307434082">
            <text:p>0.0038635731</text:p>
          </table:table-cell>
          <table:table-cell office:value-type="float" office:value="0.00371613770400503">
            <text:p>0.0037161377</text:p>
          </table:table-cell>
          <table:table-cell table:formula="of:=AVERAGE([.C375:.C379])" office:value-type="float" office:value="0.00370966154686858">
            <text:p>0.0037096615</text:p>
          </table:table-cell>
          <table:table-cell office:value-type="float" office:value="111">
            <text:p>111</text:p>
          </table:table-cell>
          <table:table-cell office:value-type="float" office:value="-6">
            <text:p>-6</text:p>
          </table:table-cell>
          <table:table-cell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1611766712.09816">
            <text:p>1611766712.09816</text:p>
          </table:table-cell>
          <table:table-cell office:value-type="float" office:value="0.00385212898254394">
            <text:p>0.003852129</text:p>
          </table:table-cell>
          <table:table-cell office:value-type="float" office:value="0.00371818645374351">
            <text:p>0.0037181865</text:p>
          </table:table-cell>
          <table:table-cell table:formula="of:=AVERAGE([.C376:.C380])" office:value-type="float" office:value="0.00371210091619957">
            <text:p>0.0037121009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379">
            <text:p>379</text:p>
          </table:table-cell>
          <table:table-cell/>
        </table:table-row>
        <table:table-row table:style-name="ro1">
          <table:table-cell office:value-type="float" office:value="1611766712.79824">
            <text:p>1611766712.79824</text:p>
          </table:table-cell>
          <table:table-cell office:value-type="float" office:value="0.00390768051147461">
            <text:p>0.0039076805</text:p>
          </table:table-cell>
          <table:table-cell office:value-type="float" office:value="0.00371868512231649">
            <text:p>0.0037186851</text:p>
          </table:table-cell>
          <table:table-cell table:formula="of:=AVERAGE([.C377:.C381])" office:value-type="float" office:value="0.00371451948310367">
            <text:p>0.0037145195</text:p>
          </table:table-cell>
          <table:table-cell office:value-type="float" office:value="111">
            <text:p>111</text:p>
          </table:table-cell>
          <table:table-cell office:value-type="float" office:value="-9">
            <text:p>-9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1611766713.55694">
            <text:p>1611766713.55694</text:p>
          </table:table-cell>
          <table:table-cell office:value-type="float" office:value="0.0039513111114502">
            <text:p>0.0039513111</text:p>
          </table:table-cell>
          <table:table-cell office:value-type="float" office:value="0.00373055673420018">
            <text:p>0.0037305567</text:p>
          </table:table-cell>
          <table:table-cell table:formula="of:=AVERAGE([.C378:.C382])" office:value-type="float" office:value="0.00371924370971814">
            <text:p>0.0037192437</text:p>
          </table:table-cell>
          <table:table-cell office:value-type="float" office:value="113">
            <text:p>113</text:p>
          </table:table-cell>
          <table:table-cell office:value-type="float" office:value="-9">
            <text:p>-9</text:p>
          </table:table-cell>
          <table:table-cell office:value-type="float" office:value="381">
            <text:p>381</text:p>
          </table:table-cell>
          <table:table-cell/>
        </table:table-row>
        <table:table-row table:style-name="ro1">
          <table:table-cell office:value-type="float" office:value="1611766714.25697">
            <text:p>1611766714.25697</text:p>
          </table:table-cell>
          <table:table-cell office:value-type="float" office:value="0.00373506546020508">
            <text:p>0.0037350655</text:p>
          </table:table-cell>
          <table:table-cell office:value-type="float" office:value="0.00373056853714783">
            <text:p>0.0037305685</text:p>
          </table:table-cell>
          <table:table-cell table:formula="of:=AVERAGE([.C379:.C383])" office:value-type="float" office:value="0.00372282691028261">
            <text:p>0.0037228269</text:p>
          </table:table-cell>
          <table:table-cell office:value-type="float" office:value="114">
            <text:p>114</text:p>
          </table:table-cell>
          <table:table-cell office:value-type="float" office:value="-8">
            <text:p>-8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float" office:value="1611766715.01862">
            <text:p>1611766715.01862</text:p>
          </table:table-cell>
          <table:table-cell office:value-type="float" office:value="0.00385499000549316">
            <text:p>0.00385499</text:p>
          </table:table-cell>
          <table:table-cell office:value-type="float" office:value="0.00372868653968708">
            <text:p>0.0037286865</text:p>
          </table:table-cell>
          <table:table-cell table:formula="of:=AVERAGE([.C380:.C384])" office:value-type="float" office:value="0.00372533667741902">
            <text:p>0.0037253367</text:p>
          </table:table-cell>
          <table:table-cell office:value-type="float" office:value="116">
            <text:p>116</text:p>
          </table:table-cell>
          <table:table-cell office:value-type="float" office:value="-9">
            <text:p>-9</text:p>
          </table:table-cell>
          <table:table-cell office:value-type="float" office:value="383">
            <text:p>383</text:p>
          </table:table-cell>
          <table:table-cell/>
        </table:table-row>
        <table:table-row table:style-name="ro1">
          <table:table-cell office:value-type="float" office:value="1611766715.71883">
            <text:p>1611766715.71883</text:p>
          </table:table-cell>
          <table:table-cell office:value-type="float" office:value="0.00384879112243652">
            <text:p>0.0038487911</text:p>
          </table:table-cell>
          <table:table-cell office:value-type="float" office:value="0.003728999312038">
            <text:p>0.0037289993</text:p>
          </table:table-cell>
          <table:table-cell table:formula="of:=AVERAGE([.C381:.C385])" office:value-type="float" office:value="0.00372749924907792">
            <text:p>0.0037274992</text:p>
          </table:table-cell>
          <table:table-cell office:value-type="float" office:value="116">
            <text:p>116</text:p>
          </table:table-cell>
          <table:table-cell office:value-type="float" office:value="-8">
            <text:p>-8</text:p>
          </table:table-cell>
          <table:table-cell office:value-type="float" office:value="384">
            <text:p>384</text:p>
          </table:table-cell>
          <table:table-cell/>
        </table:table-row>
        <table:table-row table:style-name="ro1">
          <table:table-cell office:value-type="float" office:value="1611766716.48423">
            <text:p>1611766716.48423</text:p>
          </table:table-cell>
          <table:table-cell office:value-type="float" office:value="0.00382685661315918">
            <text:p>0.0038268566</text:p>
          </table:table-cell>
          <table:table-cell office:value-type="float" office:value="0.00372300130551344">
            <text:p>0.0037230013</text:p>
          </table:table-cell>
          <table:table-cell table:formula="of:=AVERAGE([.C382:.C386])" office:value-type="float" office:value="0.00372836248571731">
            <text:p>0.0037283625</text:p>
          </table:table-cell>
          <table:table-cell office:value-type="float" office:value="112">
            <text:p>112</text:p>
          </table:table-cell>
          <table:table-cell office:value-type="float" office:value="-7">
            <text:p>-7</text:p>
          </table:table-cell>
          <table:table-cell office:value-type="float" office:value="385">
            <text:p>385</text:p>
          </table:table-cell>
          <table:table-cell/>
        </table:table-row>
        <table:table-row table:style-name="ro1">
          <table:table-cell office:value-type="float" office:value="1611766717.18419">
            <text:p>1611766717.18419</text:p>
          </table:table-cell>
          <table:table-cell office:value-type="float" office:value="0.00394105911254883">
            <text:p>0.0039410591</text:p>
          </table:table-cell>
          <table:table-cell office:value-type="float" office:value="0.00372356622211198">
            <text:p>0.0037235662</text:p>
          </table:table-cell>
          <table:table-cell table:formula="of:=AVERAGE([.C383:.C387])" office:value-type="float" office:value="0.00372696438329967">
            <text:p>0.0037269644</text:p>
          </table:table-cell>
          <table:table-cell office:value-type="float" office:value="112">
            <text:p>112</text:p>
          </table:table-cell>
          <table:table-cell office:value-type="float" office:value="-6">
            <text:p>-6</text:p>
          </table:table-cell>
          <table:table-cell office:value-type="float" office:value="386">
            <text:p>38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7">01/27/2021</text:date>, <text:time>11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1:10:34</dc:date>
    <dc:creator>Michael Carroll</dc:creator>
    <meta:document-statistic meta:table-count="1" meta:cell-count="2709" meta:object-count="1"/>
    <meta:generator>OpenOffice/4.1.8$Unix OpenOffice.org_project/418m3$Build-98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interval-major="0.0005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275cm" svg:height="12.919cm" xlink:href=".." xlink:type="simple" chart:class="chart:line" chart:style-name="ch1">
        <chart:title svg:x="11.508cm" svg:y="0.394cm" chart:style-name="ch2">
          <text:p>Half-Periods Time Deltas for Light 0</text:p>
        </chart:title>
        <chart:subtitle svg:x="13.863cm" svg:y="1.431cm" chart:style-name="ch3">
          <text:p> (strong laser)</text:p>
        </chart:subtitle>
        <chart:legend chart:legend-position="end" svg:x="27.264cm" svg:y="5.662cm" style:legend-expansion="high" chart:style-name="ch4"/>
        <chart:plot-area chart:style-name="ch5" table:cell-range-address="Sheet1.B1:Sheet1.D387" chart:data-source-has-labels="row" svg:x="1.055cm" svg:y="2.63cm" svg:width="24.999cm" svg:height="9.611cm">
          <chartooo:coordinate-region svg:x="2.338cm" svg:y="2.83cm" svg:width="23.436cm" svg:height="8.36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387" chart:label-cell-address="Sheet1.B1:Sheet1.B1" chart:class="chart:line">
            <chart:data-point chart:repeated="386"/>
          </chart:series>
          <chart:series chart:style-name="ch10" chart:values-cell-range-address="Sheet1.C2:Sheet1.C387" chart:label-cell-address="Sheet1.C1:Sheet1.C1" chart:class="chart:line">
            <chart:data-point chart:repeated="386"/>
          </chart:series>
          <chart:series chart:style-name="ch11" chart:values-cell-range-address="Sheet1.D2:Sheet1.D387" chart:label-cell-address="Sheet1.D1:Sheet1.D1" chart:class="chart:line">
            <chart:data-point chart:repeated="3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Delta</text:p>
                <draw:g>
                  <svg:desc>Sheet1.B1:Sheet1.B1</svg:desc>
                </draw:g>
              </table:table-cell>
              <table:table-cell office:value-type="string">
                <text:p>Run Avg</text:p>
                <draw:g>
                  <svg:desc>Sheet1.C1:Sheet1.C1</svg:desc>
                </draw:g>
              </table:table-cell>
              <table:table-cell office:value-type="string">
                <text:p>5pt SMA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54969024658203">
                <text:p>0.000854969024658203</text:p>
                <draw:g>
                  <svg:desc>Sheet1.B2:Sheet1.B387</svg:desc>
                </draw:g>
              </table:table-cell>
              <table:table-cell office:value-type="float" office:value="0.000854969024658203">
                <text:p>0.000854969024658203</text:p>
                <draw:g>
                  <svg:desc>Sheet1.C2:Sheet1.C387</svg:desc>
                </draw:g>
              </table:table-cell>
              <table:table-cell office:value-type="float" office:value="0.000854969024658203">
                <text:p>0.000854969024658203</text:p>
                <draw:g>
                  <svg:desc>Sheet1.D2:Sheet1.D3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74655151367188">
                <text:p>0.000974655151367188</text:p>
              </table:table-cell>
              <table:table-cell office:value-type="float" office:value="0.000914812088012695">
                <text:p>0.000914812088012695</text:p>
              </table:table-cell>
              <table:table-cell office:value-type="float" office:value="0.000884890556335449">
                <text:p>0.000884890556335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03163719177246">
                <text:p>0.00103163719177246</text:p>
              </table:table-cell>
              <table:table-cell office:value-type="float" office:value="0.00242905616760254">
                <text:p>0.00242905616760254</text:p>
              </table:table-cell>
              <table:table-cell office:value-type="float" office:value="0.00139961242675781">
                <text:p>0.00139961242675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05049324035645">
                <text:p>0.00405049324035645</text:p>
              </table:table-cell>
              <table:table-cell office:value-type="float" office:value="0.00283441543579102">
                <text:p>0.00283441543579102</text:p>
              </table:table-cell>
              <table:table-cell office:value-type="float" office:value="0.00175831317901611">
                <text:p>0.00175831317901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3330192565918">
                <text:p>0.0043330192565918</text:p>
              </table:table-cell>
              <table:table-cell office:value-type="float" office:value="0.00338084357125419">
                <text:p>0.00338084357125419</text:p>
              </table:table-cell>
              <table:table-cell office:value-type="float" office:value="0.00208281925746373">
                <text:p>0.00208281925746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04763221740723">
                <text:p>0.00404763221740723</text:p>
              </table:table-cell>
              <table:table-cell office:value-type="float" office:value="0.00349197501227969">
                <text:p>0.00349197501227969</text:p>
              </table:table-cell>
              <table:table-cell office:value-type="float" office:value="0.00261022045498803">
                <text:p>0.002610220454988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35073471069336">
                <text:p>0.00335073471069336</text:p>
              </table:table-cell>
              <table:table-cell office:value-type="float" office:value="0.00355453305430227">
                <text:p>0.00355453305430227</text:p>
              </table:table-cell>
              <table:table-cell office:value-type="float" office:value="0.00313816464824594">
                <text:p>0.00313816464824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77988815307617">
                <text:p>0.00377988815307617</text:p>
              </table:table-cell>
              <table:table-cell office:value-type="float" office:value="0.003582702441649">
                <text:p>0.003582702441649</text:p>
              </table:table-cell>
              <table:table-cell office:value-type="float" office:value="0.00336889390305523">
                <text:p>0.00336889390305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90744209289551">
                <text:p>0.00390744209289551</text:p>
              </table:table-cell>
              <table:table-cell office:value-type="float" office:value="0.00368223434839493">
                <text:p>0.00368223434839493</text:p>
              </table:table-cell>
              <table:table-cell office:value-type="float" office:value="0.00353845768557602">
                <text:p>0.00353845768557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9173965454102">
                <text:p>0.00409173965454102</text:p>
              </table:table-cell>
              <table:table-cell office:value-type="float" office:value="0.00372318487900954">
                <text:p>0.00372318487900954</text:p>
              </table:table-cell>
              <table:table-cell office:value-type="float" office:value="0.00360692594712709">
                <text:p>0.00360692594712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75914573669434">
                <text:p>0.00375914573669434</text:p>
              </table:table-cell>
              <table:table-cell office:value-type="float" office:value="0.00381048809398304">
                <text:p>0.00381048809398304</text:p>
              </table:table-cell>
              <table:table-cell office:value-type="float" office:value="0.00367062856346776">
                <text:p>0.00367062856346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444995880127">
                <text:p>0.0038444995880127</text:p>
              </table:table-cell>
              <table:table-cell office:value-type="float" office:value="0.00381332238515218">
                <text:p>0.00381332238515218</text:p>
              </table:table-cell>
              <table:table-cell office:value-type="float" office:value="0.00372238642963774">
                <text:p>0.00372238642963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95274162292481">
                <text:p>0.00395274162292481</text:p>
              </table:table-cell>
              <table:table-cell office:value-type="float" office:value="0.00377063945407781">
                <text:p>0.00377063945407781</text:p>
              </table:table-cell>
              <table:table-cell office:value-type="float" office:value="0.0037599738321235">
                <text:p>0.0037599738321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86714935302734">
                <text:p>0.00386714935302734</text:p>
              </table:table-cell>
              <table:table-cell office:value-type="float" office:value="0.00377753301828849">
                <text:p>0.00377753301828849</text:p>
              </table:table-cell>
              <table:table-cell office:value-type="float" office:value="0.00377903356610221">
                <text:p>0.00377903356610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82900238037109">
                <text:p>0.00382900238037109</text:p>
              </table:table-cell>
              <table:table-cell office:value-type="float" office:value="0.00366952377453185">
                <text:p>0.00366952377453185</text:p>
              </table:table-cell>
              <table:table-cell office:value-type="float" office:value="0.00376830134520668">
                <text:p>0.00376830134520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1483306884766">
                <text:p>0.00391483306884766</text:p>
              </table:table-cell>
              <table:table-cell office:value-type="float" office:value="0.00368485560542659">
                <text:p>0.00368485560542659</text:p>
              </table:table-cell>
              <table:table-cell office:value-type="float" office:value="0.00374317484749538">
                <text:p>0.00374317484749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18615341186523">
                <text:p>0.00418615341186523</text:p>
              </table:table-cell>
              <table:table-cell office:value-type="float" office:value="0.00360385844019615">
                <text:p>0.00360385844019615</text:p>
              </table:table-cell>
              <table:table-cell office:value-type="float" office:value="0.00370128205850418">
                <text:p>0.00370128205850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06885147094727">
                <text:p>0.00406885147094727</text:p>
              </table:table-cell>
              <table:table-cell office:value-type="float" office:value="0.00362969138634899">
                <text:p>0.00362969138634899</text:p>
              </table:table-cell>
              <table:table-cell office:value-type="float" office:value="0.00367309244495841">
                <text:p>0.00367309244495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77004051208496">
                <text:p>0.00477004051208496</text:p>
              </table:table-cell>
              <table:table-cell office:value-type="float" office:value="0.00376185999855024">
                <text:p>0.00376185999855024</text:p>
              </table:table-cell>
              <table:table-cell office:value-type="float" office:value="0.00366995784101076">
                <text:p>0.003669957841010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81922721862793">
                <text:p>0.00381922721862793</text:p>
              </table:table-cell>
              <table:table-cell office:value-type="float" office:value="0.00376472835955412">
                <text:p>0.00376472835955412</text:p>
              </table:table-cell>
              <table:table-cell office:value-type="float" office:value="0.00368899875801522">
                <text:p>0.00368899875801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1674041748047">
                <text:p>0.00391674041748047</text:p>
              </table:table-cell>
              <table:table-cell office:value-type="float" office:value="0.00378448440915062">
                <text:p>0.00378448440915062</text:p>
              </table:table-cell>
              <table:table-cell office:value-type="float" office:value="0.00370892451876002">
                <text:p>0.00370892451876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99661064147949">
                <text:p>0.00399661064147949</text:p>
              </table:table-cell>
              <table:table-cell office:value-type="float" office:value="0.00379412651062012">
                <text:p>0.00379412651062012</text:p>
              </table:table-cell>
              <table:table-cell office:value-type="float" office:value="0.00374697813284482">
                <text:p>0.00374697813284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02657890319824">
                <text:p>0.00502657890319824</text:p>
              </table:table-cell>
              <table:table-cell office:value-type="float" office:value="0.00375216210713901">
                <text:p>0.00375216210713901</text:p>
              </table:table-cell>
              <table:table-cell office:value-type="float" office:value="0.00377147227700282">
                <text:p>0.00377147227700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97586822509766">
                <text:p>0.00397586822509766</text:p>
              </table:table-cell>
              <table:table-cell office:value-type="float" office:value="0.00376148319538729">
                <text:p>0.00376148319538729</text:p>
              </table:table-cell>
              <table:table-cell office:value-type="float" office:value="0.00377139691637023">
                <text:p>0.00377139691637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975131988525391">
                <text:p>0.000975131988525391</text:p>
              </table:table-cell>
              <table:table-cell office:value-type="float" office:value="0.00359458758913237">
                <text:p>0.00359458758913237</text:p>
              </table:table-cell>
              <table:table-cell office:value-type="float" office:value="0.00373736876228588">
                <text:p>0.00373736876228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92651557922363">
                <text:p>0.00392651557922363</text:p>
              </table:table-cell>
              <table:table-cell office:value-type="float" office:value="0.00360735405028973">
                <text:p>0.00360735405028973</text:p>
              </table:table-cell>
              <table:table-cell office:value-type="float" office:value="0.0037019426905137">
                <text:p>0.0037019426905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7989616394043">
                <text:p>0.0037989616394043</text:p>
              </table:table-cell>
              <table:table-cell office:value-type="float" office:value="0.00358458431248454">
                <text:p>0.00358458431248454</text:p>
              </table:table-cell>
              <table:table-cell office:value-type="float" office:value="0.00366003425088659">
                <text:p>0.003660034250886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00567054748535">
                <text:p>0.00400567054748535</text:p>
              </table:table-cell>
              <table:table-cell office:value-type="float" office:value="0.00359962310659171">
                <text:p>0.00359962310659171</text:p>
              </table:table-cell>
              <table:table-cell office:value-type="float" office:value="0.00362952645077713">
                <text:p>0.00362952645077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86476516723633">
                <text:p>0.00386476516723633</text:p>
              </table:table-cell>
              <table:table-cell office:value-type="float" office:value="0.00363516589932703">
                <text:p>0.00363516589932703</text:p>
              </table:table-cell>
              <table:table-cell office:value-type="float" office:value="0.00360426299156508">
                <text:p>0.00360426299156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80849838256836">
                <text:p>0.00380849838256836</text:p>
              </table:table-cell>
              <table:table-cell office:value-type="float" office:value="0.00364094364876841">
                <text:p>0.00364094364876841</text:p>
              </table:table-cell>
              <table:table-cell office:value-type="float" office:value="0.00361353420349228">
                <text:p>0.00361353420349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71241569519043">
                <text:p>0.00371241569519043</text:p>
              </table:table-cell>
              <table:table-cell office:value-type="float" office:value="0.00365930752942212">
                <text:p>0.00365930752942212</text:p>
              </table:table-cell>
              <table:table-cell office:value-type="float" office:value="0.00362392489931876">
                <text:p>0.003623924899318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86357307434082">
                <text:p>0.00386357307434082</text:p>
              </table:table-cell>
              <table:table-cell office:value-type="float" office:value="0.00366569082770083">
                <text:p>0.00366569082770083</text:p>
              </table:table-cell>
              <table:table-cell office:value-type="float" office:value="0.00364014620236202">
                <text:p>0.003640146202362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86404991149902">
                <text:p>0.00386404991149902</text:p>
              </table:table-cell>
              <table:table-cell office:value-type="float" office:value="0.00354366739683588">
                <text:p>0.00354366739683588</text:p>
              </table:table-cell>
              <table:table-cell office:value-type="float" office:value="0.00362895506041085">
                <text:p>0.003628955060410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9982795715332">
                <text:p>0.0039982795715332</text:p>
              </table:table-cell>
              <table:table-cell office:value-type="float" office:value="0.00355703834315051">
                <text:p>0.00355703834315051</text:p>
              </table:table-cell>
              <table:table-cell office:value-type="float" office:value="0.00361332954917555">
                <text:p>0.003613329549175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7346305847168">
                <text:p>0.00097346305847168</text:p>
              </table:table-cell>
              <table:table-cell office:value-type="float" office:value="0.00340901401400151">
                <text:p>0.00340901401400151</text:p>
              </table:table-cell>
              <table:table-cell office:value-type="float" office:value="0.00356694362222217">
                <text:p>0.003566943622222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959873199462891">
                <text:p>0.000959873199462891</text:p>
              </table:table-cell>
              <table:table-cell office:value-type="float" office:value="0.00334098232470877">
                <text:p>0.00334098232470877</text:p>
              </table:table-cell>
              <table:table-cell office:value-type="float" office:value="0.0035032785812795">
                <text:p>0.0035032785812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85761260986328">
                <text:p>0.00385761260986328</text:p>
              </table:table-cell>
              <table:table-cell office:value-type="float" office:value="0.00337756991311486">
                <text:p>0.00337756991311486</text:p>
              </table:table-cell>
              <table:table-cell office:value-type="float" office:value="0.00344565439836231">
                <text:p>0.00344565439836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85928153991699">
                <text:p>0.00385928153991699</text:p>
              </table:table-cell>
              <table:table-cell office:value-type="float" office:value="0.00339024653487281">
                <text:p>0.00339024653487281</text:p>
              </table:table-cell>
              <table:table-cell office:value-type="float" office:value="0.00341497022596969">
                <text:p>0.00341497022596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98898124694824">
                <text:p>0.00398898124694824</text:p>
              </table:table-cell>
              <table:table-cell office:value-type="float" office:value="0.00340382054320767">
                <text:p>0.00340382054320767</text:p>
              </table:table-cell>
              <table:table-cell office:value-type="float" office:value="0.00338432666598112">
                <text:p>0.003384326665981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87167930603027">
                <text:p>0.00387167930603027</text:p>
              </table:table-cell>
              <table:table-cell office:value-type="float" office:value="0.00341551701227824">
                <text:p>0.00341551701227824</text:p>
              </table:table-cell>
              <table:table-cell office:value-type="float" office:value="0.00338562726563647">
                <text:p>0.00338562726563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8597583770752">
                <text:p>0.0038597583770752</text:p>
              </table:table-cell>
              <table:table-cell office:value-type="float" office:value="0.00344884327550471">
                <text:p>0.00344884327550471</text:p>
              </table:table-cell>
              <table:table-cell office:value-type="float" office:value="0.00340719945579566">
                <text:p>0.003407199455795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91650199890137">
                <text:p>0.00391650199890137</text:p>
              </table:table-cell>
              <table:table-cell office:value-type="float" office:value="0.00345997800701416">
                <text:p>0.00345997800701416</text:p>
              </table:table-cell>
              <table:table-cell office:value-type="float" office:value="0.00342368107457552">
                <text:p>0.00342368107457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91769409179687">
                <text:p>0.00391769409179687</text:p>
              </table:table-cell>
              <table:table-cell office:value-type="float" office:value="0.00348063900281764">
                <text:p>0.00348063900281764</text:p>
              </table:table-cell>
              <table:table-cell office:value-type="float" office:value="0.00344175956816449">
                <text:p>0.003441759568164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89480590820313">
                <text:p>0.00389480590820313</text:p>
              </table:table-cell>
              <table:table-cell office:value-type="float" office:value="0.00349005188703095">
                <text:p>0.00349005188703095</text:p>
              </table:table-cell>
              <table:table-cell office:value-type="float" office:value="0.00345900583692914">
                <text:p>0.003459005836929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85355949401855">
                <text:p>0.00385355949401855</text:p>
              </table:table-cell>
              <table:table-cell office:value-type="float" office:value="0.00346013268614127">
                <text:p>0.00346013268614127</text:p>
              </table:table-cell>
              <table:table-cell office:value-type="float" office:value="0.00346792897170175">
                <text:p>0.00346792897170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84092330932617">
                <text:p>0.00384092330932617</text:p>
              </table:table-cell>
              <table:table-cell office:value-type="float" office:value="0.00346841074316703">
                <text:p>0.00346841074316703</text:p>
              </table:table-cell>
              <table:table-cell office:value-type="float" office:value="0.00347184246523421">
                <text:p>0.00347184246523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89592552185059">
                <text:p>0.00489592552185059</text:p>
              </table:table-cell>
              <table:table-cell office:value-type="float" office:value="0.00352034746810932">
                <text:p>0.00352034746810932</text:p>
              </table:table-cell>
              <table:table-cell office:value-type="float" office:value="0.00348391635745324">
                <text:p>0.00348391635745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89139556884766">
                <text:p>0.00489139556884766</text:p>
              </table:table-cell>
              <table:table-cell office:value-type="float" office:value="0.00354891097020803">
                <text:p>0.00354891097020803</text:p>
              </table:table-cell>
              <table:table-cell office:value-type="float" office:value="0.00349757075093132">
                <text:p>0.00349757075093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87239456176758">
                <text:p>0.00387239456176758</text:p>
              </table:table-cell>
              <table:table-cell office:value-type="float" office:value="0.00356155777685275">
                <text:p>0.00356155777685275</text:p>
              </table:table-cell>
              <table:table-cell office:value-type="float" office:value="0.00351187192889568">
                <text:p>0.0035118719288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06789779663086">
                <text:p>0.00406789779663086</text:p>
              </table:table-cell>
              <table:table-cell office:value-type="float" office:value="0.00357168457724831">
                <text:p>0.00357168457724831</text:p>
              </table:table-cell>
              <table:table-cell office:value-type="float" office:value="0.00353418230711709">
                <text:p>0.003534182307117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83949279785156">
                <text:p>0.00383949279785156</text:p>
              </table:table-cell>
              <table:table-cell office:value-type="float" office:value="0.00358434391054535">
                <text:p>0.00358434391054535</text:p>
              </table:table-cell>
              <table:table-cell office:value-type="float" office:value="0.00355736894059275">
                <text:p>0.00355736894059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401782989501953">
                <text:p>0.00401782989501953</text:p>
              </table:table-cell>
              <table:table-cell office:value-type="float" office:value="0.00359268017947754">
                <text:p>0.00359268017947754</text:p>
              </table:table-cell>
              <table:table-cell office:value-type="float" office:value="0.0035718354828664">
                <text:p>0.0035718354828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306439399719238">
                <text:p>0.00306439399719238</text:p>
              </table:table-cell>
              <table:table-cell office:value-type="float" office:value="0.00359590487393244">
                <text:p>0.00359590487393244</text:p>
              </table:table-cell>
              <table:table-cell office:value-type="float" office:value="0.00358123426361128">
                <text:p>0.00358123426361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77464294433594">
                <text:p>0.00377464294433594</text:p>
              </table:table-cell>
              <table:table-cell office:value-type="float" office:value="0.00359921483819917">
                <text:p>0.00359921483819917</text:p>
              </table:table-cell>
              <table:table-cell office:value-type="float" office:value="0.00358876567588056">
                <text:p>0.003588765675880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7543773651123">
                <text:p>0.0037543773651123</text:p>
              </table:table-cell>
              <table:table-cell office:value-type="float" office:value="0.00361285984249655">
                <text:p>0.00361285984249655</text:p>
              </table:table-cell>
              <table:table-cell office:value-type="float" office:value="0.00359700072893021">
                <text:p>0.00359700072893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81183624267578">
                <text:p>0.00381183624267578</text:p>
              </table:table-cell>
              <table:table-cell office:value-type="float" office:value="0.00361641299249975">
                <text:p>0.00361641299249975</text:p>
              </table:table-cell>
              <table:table-cell office:value-type="float" office:value="0.00360341454532109">
                <text:p>0.003603414545321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83377075195313">
                <text:p>0.00383377075195313</text:p>
              </table:table-cell>
              <table:table-cell office:value-type="float" office:value="0.00364648050931263">
                <text:p>0.00364648050931263</text:p>
              </table:table-cell>
              <table:table-cell office:value-type="float" office:value="0.00361417461128811">
                <text:p>0.00361417461128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0583610534668">
                <text:p>0.0040583610534668</text:p>
              </table:table-cell>
              <table:table-cell office:value-type="float" office:value="0.00365358189800494">
                <text:p>0.00365358189800494</text:p>
              </table:table-cell>
              <table:table-cell office:value-type="float" office:value="0.00362571001610261">
                <text:p>0.003625710016102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766277313232422">
                <text:p>0.000766277313232422</text:p>
              </table:table-cell>
              <table:table-cell office:value-type="float" office:value="0.00356142001792381">
                <text:p>0.00356142001792381</text:p>
              </table:table-cell>
              <table:table-cell office:value-type="float" office:value="0.00361815105204754">
                <text:p>0.00361815105204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85145568847656">
                <text:p>0.000985145568847656</text:p>
              </table:table-cell>
              <table:table-cell office:value-type="float" office:value="0.0035184821104392">
                <text:p>0.0035184821104392</text:p>
              </table:table-cell>
              <table:table-cell office:value-type="float" office:value="0.00359927550563607">
                <text:p>0.00359927550563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67069244384766">
                <text:p>0.00367069244384766</text:p>
              </table:table-cell>
              <table:table-cell office:value-type="float" office:value="0.00353270928084427">
                <text:p>0.00353270928084427</text:p>
              </table:table-cell>
              <table:table-cell office:value-type="float" office:value="0.00358253476330497">
                <text:p>0.00358253476330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98492813110352">
                <text:p>0.00398492813110352</text:p>
              </table:table-cell>
              <table:table-cell office:value-type="float" office:value="0.00354000313326781">
                <text:p>0.00354000313326781</text:p>
              </table:table-cell>
              <table:table-cell office:value-type="float" office:value="0.00356123928809601">
                <text:p>0.00356123928809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86540794372559">
                <text:p>0.00486540794372559</text:p>
              </table:table-cell>
              <table:table-cell office:value-type="float" office:value="0.0035701352534745">
                <text:p>0.0035701352534745</text:p>
              </table:table-cell>
              <table:table-cell office:value-type="float" office:value="0.00354454995918992">
                <text:p>0.003544549959189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03635406494141">
                <text:p>0.00503635406494141</text:p>
              </table:table-cell>
              <table:table-cell office:value-type="float" office:value="0.00359304492240367">
                <text:p>0.00359304492240367</text:p>
              </table:table-cell>
              <table:table-cell office:value-type="float" office:value="0.00355087494008589">
                <text:p>0.003550874940085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85618209838867">
                <text:p>0.00385618209838867</text:p>
              </table:table-cell>
              <table:table-cell office:value-type="float" office:value="0.00359421783769634">
                <text:p>0.00359421783769634</text:p>
              </table:table-cell>
              <table:table-cell office:value-type="float" office:value="0.00356602208553732">
                <text:p>0.003566022085537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99088859558106">
                <text:p>0.00399088859558106</text:p>
              </table:table-cell>
              <table:table-cell office:value-type="float" office:value="0.0036002280006946">
                <text:p>0.0036002280006946</text:p>
              </table:table-cell>
              <table:table-cell office:value-type="float" office:value="0.00357952582950738">
                <text:p>0.00357952582950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89504432678223">
                <text:p>0.00389504432678223</text:p>
              </table:table-cell>
              <table:table-cell office:value-type="float" office:value="0.00361253980770357">
                <text:p>0.00361253980770357</text:p>
              </table:table-cell>
              <table:table-cell office:value-type="float" office:value="0.00359403316439453">
                <text:p>0.00359403316439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408697128295898">
                <text:p>0.00408697128295898</text:p>
              </table:table-cell>
              <table:table-cell office:value-type="float" office:value="0.00361951674116321">
                <text:p>0.00361951674116321</text:p>
              </table:table-cell>
              <table:table-cell office:value-type="float" office:value="0.00360390946193228">
                <text:p>0.00360390946193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89242172241211">
                <text:p>0.00389242172241211</text:p>
              </table:table-cell>
              <table:table-cell office:value-type="float" office:value="0.00362726980937276">
                <text:p>0.00362726980937276</text:p>
              </table:table-cell>
              <table:table-cell office:value-type="float" office:value="0.00361075443932609">
                <text:p>0.003610754439326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492143630981445">
                <text:p>0.00492143630981445</text:p>
              </table:table-cell>
              <table:table-cell office:value-type="float" office:value="0.00364575790223621">
                <text:p>0.00364575790223621</text:p>
              </table:table-cell>
              <table:table-cell office:value-type="float" office:value="0.00362106245223407">
                <text:p>0.003621062452234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0054016113281">
                <text:p>0.00110054016113281</text:p>
              </table:table-cell>
              <table:table-cell office:value-type="float" office:value="0.00361559446407058">
                <text:p>0.00361559446407058</text:p>
              </table:table-cell>
              <table:table-cell office:value-type="float" office:value="0.00362413574490926">
                <text:p>0.003624135744909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16825103759766">
                <text:p>0.00116825103759766</text:p>
              </table:table-cell>
              <table:table-cell office:value-type="float" office:value="0.00358160358314734">
                <text:p>0.00358160358314734</text:p>
              </table:table-cell>
              <table:table-cell office:value-type="float" office:value="0.00361794849999802">
                <text:p>0.00361794849999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78894805908203">
                <text:p>0.00378894805908203</text:p>
              </table:table-cell>
              <table:table-cell office:value-type="float" office:value="0.0035912196806115">
                <text:p>0.0035912196806115</text:p>
              </table:table-cell>
              <table:table-cell office:value-type="float" office:value="0.00361228908788768">
                <text:p>0.003612289087887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94320487976074">
                <text:p>0.00394320487976074</text:p>
              </table:table-cell>
              <table:table-cell office:value-type="float" office:value="0.00359597623735676">
                <text:p>0.00359597623735676</text:p>
              </table:table-cell>
              <table:table-cell office:value-type="float" office:value="0.00360603037348448">
                <text:p>0.003606030373484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478911399841309">
                <text:p>0.00478911399841309</text:p>
              </table:table-cell>
              <table:table-cell office:value-type="float" office:value="0.00362392484405894">
                <text:p>0.00362392484405894</text:p>
              </table:table-cell>
              <table:table-cell office:value-type="float" office:value="0.00360166376184903">
                <text:p>0.003601663761849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91864776611328">
                <text:p>0.00391864776611328</text:p>
              </table:table-cell>
              <table:table-cell office:value-type="float" office:value="0.00362780277724387">
                <text:p>0.00362780277724387</text:p>
              </table:table-cell>
              <table:table-cell office:value-type="float" office:value="0.00360410542448368">
                <text:p>0.00360410542448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61299514770508">
                <text:p>0.00361299514770508</text:p>
              </table:table-cell>
              <table:table-cell office:value-type="float" office:value="0.00363493887140724">
                <text:p>0.00363493887140724</text:p>
              </table:table-cell>
              <table:table-cell office:value-type="float" office:value="0.00361477248213566">
                <text:p>0.003614772482135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89862060546875">
                <text:p>0.00389862060546875</text:p>
              </table:table-cell>
              <table:table-cell office:value-type="float" office:value="0.00363831940645931">
                <text:p>0.00363831940645931</text:p>
              </table:table-cell>
              <table:table-cell office:value-type="float" office:value="0.00362419242730523">
                <text:p>0.003624192427305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404834747314453">
                <text:p>0.00404834747314453</text:p>
              </table:table-cell>
              <table:table-cell office:value-type="float" office:value="0.00366069544453454">
                <text:p>0.00366069544453454</text:p>
              </table:table-cell>
              <table:table-cell office:value-type="float" office:value="0.00363713626874078">
                <text:p>0.00363713626874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84950637817383">
                <text:p>0.00384950637817383</text:p>
              </table:table-cell>
              <table:table-cell office:value-type="float" office:value="0.00366305558120503">
                <text:p>0.00366305558120503</text:p>
              </table:table-cell>
              <table:table-cell office:value-type="float" office:value="0.00364496241617">
                <text:p>0.00364496241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497317314147949">
                <text:p>0.00497317314147949</text:p>
              </table:table-cell>
              <table:table-cell office:value-type="float" office:value="0.00368448086659147">
                <text:p>0.00368448086659147</text:p>
              </table:table-cell>
              <table:table-cell office:value-type="float" office:value="0.00365629803403952">
                <text:p>0.00365629803403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466752052307129">
                <text:p>0.00466752052307129</text:p>
              </table:table-cell>
              <table:table-cell office:value-type="float" office:value="0.00369646915508513">
                <text:p>0.00369646915508513</text:p>
              </table:table-cell>
              <table:table-cell office:value-type="float" office:value="0.0036686040907751">
                <text:p>0.00366860409077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83949279785156">
                <text:p>0.00383949279785156</text:p>
              </table:table-cell>
              <table:table-cell office:value-type="float" office:value="0.00371876891933889">
                <text:p>0.00371876891933889</text:p>
              </table:table-cell>
              <table:table-cell office:value-type="float" office:value="0.00368469399335101">
                <text:p>0.003684693993351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8301944732666">
                <text:p>0.0038301944732666</text:p>
              </table:table-cell>
              <table:table-cell office:value-type="float" office:value="0.0037200954140285">
                <text:p>0.0037200954140285</text:p>
              </table:table-cell>
              <table:table-cell office:value-type="float" office:value="0.0036965739872498">
                <text:p>0.0036965739872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8602352142334">
                <text:p>0.0038602352142334</text:p>
              </table:table-cell>
              <table:table-cell office:value-type="float" office:value="0.00372738185745981">
                <text:p>0.00372738185745981</text:p>
              </table:table-cell>
              <table:table-cell office:value-type="float" office:value="0.00370943924250076">
                <text:p>0.003709439242500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405311584472656">
                <text:p>0.00405311584472656</text:p>
              </table:table-cell>
              <table:table-cell office:value-type="float" office:value="0.00373116946196291">
                <text:p>0.00373116946196291</text:p>
              </table:table-cell>
              <table:table-cell office:value-type="float" office:value="0.00371877696157505">
                <text:p>0.003718776961575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90481948852539">
                <text:p>0.00390481948852539</text:p>
              </table:table-cell>
              <table:table-cell office:value-type="float" office:value="0.00373469153544406">
                <text:p>0.00373469153544406</text:p>
              </table:table-cell>
              <table:table-cell office:value-type="float" office:value="0.00372642143764683">
                <text:p>0.00372642143764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404620170593262">
                <text:p>0.00404620170593262</text:p>
              </table:table-cell>
              <table:table-cell office:value-type="float" office:value="0.00373823142374507">
                <text:p>0.00373823142374507</text:p>
              </table:table-cell>
              <table:table-cell office:value-type="float" office:value="0.00373031393852807">
                <text:p>0.003730313938528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90791893005371">
                <text:p>0.00390791893005371</text:p>
              </table:table-cell>
              <table:table-cell office:value-type="float" office:value="0.00374736846163032">
                <text:p>0.00374736846163032</text:p>
              </table:table-cell>
              <table:table-cell office:value-type="float" office:value="0.00373576854804843">
                <text:p>0.00373576854804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51381301879883">
                <text:p>0.00351381301879883</text:p>
              </table:table-cell>
              <table:table-cell office:value-type="float" office:value="0.00374477340115441">
                <text:p>0.00374477340115441</text:p>
              </table:table-cell>
              <table:table-cell office:value-type="float" office:value="0.00373924685678735">
                <text:p>0.003739246856787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477075576782227">
                <text:p>0.00477075576782227</text:p>
              </table:table-cell>
              <table:table-cell office:value-type="float" office:value="0.00376175176565303">
                <text:p>0.00376175176565303</text:p>
              </table:table-cell>
              <table:table-cell office:value-type="float" office:value="0.00374536331752538">
                <text:p>0.00374536331752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82685661315918">
                <text:p>0.00382685661315918</text:p>
              </table:table-cell>
              <table:table-cell office:value-type="float" office:value="0.00376245942703897">
                <text:p>0.00376245942703897</text:p>
              </table:table-cell>
              <table:table-cell office:value-type="float" office:value="0.00375091689584436">
                <text:p>0.003750916895844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85904312133789">
                <text:p>0.00385904312133789</text:p>
              </table:table-cell>
              <table:table-cell office:value-type="float" office:value="0.00376751740773519">
                <text:p>0.00376751740773519</text:p>
              </table:table-cell>
              <table:table-cell office:value-type="float" office:value="0.00375677409264238">
                <text:p>0.00375677409264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84807586669922">
                <text:p>0.00384807586669922</text:p>
              </table:table-cell>
              <table:table-cell office:value-type="float" office:value="0.00376837441261778">
                <text:p>0.00376837441261778</text:p>
              </table:table-cell>
              <table:table-cell office:value-type="float" office:value="0.00376097528283988">
                <text:p>0.003760975282839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82399559020996">
                <text:p>0.00382399559020996</text:p>
              </table:table-cell>
              <table:table-cell office:value-type="float" office:value="0.00378173271076844">
                <text:p>0.00378173271076844</text:p>
              </table:table-cell>
              <table:table-cell office:value-type="float" office:value="0.00376836714476268">
                <text:p>0.00376836714476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80158424377441">
                <text:p>0.00380158424377441</text:p>
              </table:table-cell>
              <table:table-cell office:value-type="float" office:value="0.00378193949757058">
                <text:p>0.00378193949757058</text:p>
              </table:table-cell>
              <table:table-cell office:value-type="float" office:value="0.00377240469114619">
                <text:p>0.00377240469114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88646125793457">
                <text:p>0.00388646125793457</text:p>
              </table:table-cell>
              <table:table-cell office:value-type="float" office:value="0.0037845140123632">
                <text:p>0.0037845140123632</text:p>
              </table:table-cell>
              <table:table-cell office:value-type="float" office:value="0.00377681560821104">
                <text:p>0.00377681560821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417208671569824">
                <text:p>0.00417208671569824</text:p>
              </table:table-cell>
              <table:table-cell office:value-type="float" office:value="0.00378846883586662">
                <text:p>0.00378846883586662</text:p>
              </table:table-cell>
              <table:table-cell office:value-type="float" office:value="0.00378100589383732">
                <text:p>0.00378100589383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87978553771973">
                <text:p>0.00387978553771973</text:p>
              </table:table-cell>
              <table:table-cell office:value-type="float" office:value="0.00379153317625418">
                <text:p>0.00379153317625418</text:p>
              </table:table-cell>
              <table:table-cell office:value-type="float" office:value="0.0037856376465646">
                <text:p>0.00378563764656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406789779663086">
                <text:p>0.00406789779663086</text:p>
              </table:table-cell>
              <table:table-cell office:value-type="float" office:value="0.00379429682245794">
                <text:p>0.00379429682245794</text:p>
              </table:table-cell>
              <table:table-cell office:value-type="float" office:value="0.0037881504689025">
                <text:p>0.00378815046890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87907028198242">
                <text:p>0.00387907028198242</text:p>
              </table:table-cell>
              <table:table-cell office:value-type="float" office:value="0.00379648722700029">
                <text:p>0.00379648722700029</text:p>
              </table:table-cell>
              <table:table-cell office:value-type="float" office:value="0.00379106001478844">
                <text:p>0.00379106001478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00278854370117">
                <text:p>0.00100278854370117</text:p>
              </table:table-cell>
              <table:table-cell office:value-type="float" office:value="0.00376909802422285">
                <text:p>0.00376909802422285</text:p>
              </table:table-cell>
              <table:table-cell office:value-type="float" office:value="0.00378797681716037">
                <text:p>0.00378797681716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94892692565918">
                <text:p>0.00394892692565918</text:p>
              </table:table-cell>
              <table:table-cell office:value-type="float" office:value="0.00375671744451834">
                <text:p>0.00375671744451834</text:p>
              </table:table-cell>
              <table:table-cell office:value-type="float" office:value="0.00378162653889072">
                <text:p>0.003781626538890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376772880554199">
                <text:p>0.00376772880554199</text:p>
              </table:table-cell>
              <table:table-cell office:value-type="float" office:value="0.00375682332298972">
                <text:p>0.00375682332298972</text:p>
              </table:table-cell>
              <table:table-cell office:value-type="float" office:value="0.00377468456823783">
                <text:p>0.003774684568237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2047290802002">
                <text:p>0.0012047290802002</text:p>
              </table:table-cell>
              <table:table-cell office:value-type="float" office:value="0.00373618529767406">
                <text:p>0.00373618529767406</text:p>
              </table:table-cell>
              <table:table-cell office:value-type="float" office:value="0.00376306226328105">
                <text:p>0.00376306226328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413274765014648">
                <text:p>0.00413274765014648</text:p>
              </table:table-cell>
              <table:table-cell office:value-type="float" office:value="0.00373992645194267">
                <text:p>0.00373992645194267</text:p>
              </table:table-cell>
              <table:table-cell office:value-type="float" office:value="0.00375175010826953">
                <text:p>0.003751750108269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96943092346191">
                <text:p>0.00396943092346191</text:p>
              </table:table-cell>
              <table:table-cell office:value-type="float" office:value="0.00374350346078793">
                <text:p>0.00374350346078793</text:p>
              </table:table-cell>
              <table:table-cell office:value-type="float" office:value="0.00374663119558254">
                <text:p>0.00374663119558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82089614868164">
                <text:p>0.00382089614868164</text:p>
              </table:table-cell>
              <table:table-cell office:value-type="float" office:value="0.00374422005974991">
                <text:p>0.00374422005974991</text:p>
              </table:table-cell>
              <table:table-cell office:value-type="float" office:value="0.00374413171862886">
                <text:p>0.003744131718628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420308113098145">
                <text:p>0.00420308113098145</text:p>
              </table:table-cell>
              <table:table-cell office:value-type="float" office:value="0.00375052574728531">
                <text:p>0.00375052574728531</text:p>
              </table:table-cell>
              <table:table-cell office:value-type="float" office:value="0.00374287220348798">
                <text:p>0.003742872203487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91221046447754">
                <text:p>0.00391221046447754</text:p>
              </table:table-cell>
              <table:table-cell office:value-type="float" office:value="0.0037519956083507">
                <text:p>0.0037519956083507</text:p>
              </table:table-cell>
              <table:table-cell office:value-type="float" office:value="0.0037460342656233">
                <text:p>0.0037460342656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388622283935547">
                <text:p>0.00388622283935547</text:p>
              </table:table-cell>
              <table:table-cell office:value-type="float" office:value="0.00376595349051552">
                <text:p>0.00376595349051552</text:p>
              </table:table-cell>
              <table:table-cell office:value-type="float" office:value="0.00375123967333787">
                <text:p>0.003751239673337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01828575134277">
                <text:p>0.00101828575134277</text:p>
              </table:table-cell>
              <table:table-cell office:value-type="float" office:value="0.00374142074284433">
                <text:p>0.00374142074284433</text:p>
              </table:table-cell>
              <table:table-cell office:value-type="float" office:value="0.00375082312974915">
                <text:p>0.003750823129749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76129150390625">
                <text:p>0.00376129150390625</text:p>
              </table:table-cell>
              <table:table-cell office:value-type="float" office:value="0.00374227365962346">
                <text:p>0.00374227365962346</text:p>
              </table:table-cell>
              <table:table-cell office:value-type="float" office:value="0.00375043384972387">
                <text:p>0.00375043384972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9219856262207">
                <text:p>0.0039219856262207</text:p>
              </table:table-cell>
              <table:table-cell office:value-type="float" office:value="0.00374385008038309">
                <text:p>0.00374385008038309</text:p>
              </table:table-cell>
              <table:table-cell office:value-type="float" office:value="0.00374909871634342">
                <text:p>0.003749098716343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94272804260254">
                <text:p>0.00394272804260254</text:p>
              </table:table-cell>
              <table:table-cell office:value-type="float" office:value="0.00375004370923007">
                <text:p>0.00375004370923007</text:p>
              </table:table-cell>
              <table:table-cell office:value-type="float" office:value="0.00374870833651929">
                <text:p>0.003748708336519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48985481262207">
                <text:p>0.0048985481262207</text:p>
              </table:table-cell>
              <table:table-cell office:value-type="float" office:value="0.00375994460937654">
                <text:p>0.00375994460937654</text:p>
              </table:table-cell>
              <table:table-cell office:value-type="float" office:value="0.0037475065602915">
                <text:p>0.0037475065602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89552116394043">
                <text:p>0.00389552116394043</text:p>
              </table:table-cell>
              <table:table-cell office:value-type="float" office:value="0.00377272821084047">
                <text:p>0.00377272821084047</text:p>
              </table:table-cell>
              <table:table-cell office:value-type="float" office:value="0.00375376805389072">
                <text:p>0.003753768053890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74031066894531">
                <text:p>0.00374031066894531</text:p>
              </table:table-cell>
              <table:table-cell office:value-type="float" office:value="0.00377245348590915">
                <text:p>0.00377245348590915</text:p>
              </table:table-cell>
              <table:table-cell office:value-type="float" office:value="0.00375980401914786">
                <text:p>0.003759804019147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420141220092773">
                <text:p>0.00420141220092773</text:p>
              </table:table-cell>
              <table:table-cell office:value-type="float" office:value="0.00377548293468832">
                <text:p>0.00377548293468832</text:p>
              </table:table-cell>
              <table:table-cell office:value-type="float" office:value="0.00376613059000891">
                <text:p>0.00376613059000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96347045898437">
                <text:p>0.00396347045898437</text:p>
              </table:table-cell>
              <table:table-cell office:value-type="float" office:value="0.00377704949739079">
                <text:p>0.00377704949739079</text:p>
              </table:table-cell>
              <table:table-cell office:value-type="float" office:value="0.00377153174764105">
                <text:p>0.00377153174764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82566452026367">
                <text:p>0.00382566452026367</text:p>
              </table:table-cell>
              <table:table-cell office:value-type="float" office:value="0.00375737974556618">
                <text:p>0.00375737974556618</text:p>
              </table:table-cell>
              <table:table-cell office:value-type="float" office:value="0.00377101877487898">
                <text:p>0.003771018774878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98111343383789">
                <text:p>0.00398111343383789</text:p>
              </table:table-cell>
              <table:table-cell office:value-type="float" office:value="0.00375921362825694">
                <text:p>0.00375921362825694</text:p>
              </table:table-cell>
              <table:table-cell office:value-type="float" office:value="0.00376831585836228">
                <text:p>0.003768315858362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9067268371582">
                <text:p>0.0039067268371582</text:p>
              </table:table-cell>
              <table:table-cell office:value-type="float" office:value="0.00376333857494983">
                <text:p>0.00376333857494983</text:p>
              </table:table-cell>
              <table:table-cell office:value-type="float" office:value="0.00376649287617041">
                <text:p>0.003766492876170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387477874755859">
                <text:p>0.00387477874755859</text:p>
              </table:table-cell>
              <table:table-cell office:value-type="float" office:value="0.00376423728601926">
                <text:p>0.00376423728601926</text:p>
              </table:table-cell>
              <table:table-cell office:value-type="float" office:value="0.0037642437464366">
                <text:p>0.00376424374643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398755073547363">
                <text:p>0.00398755073547363</text:p>
              </table:table-cell>
              <table:table-cell office:value-type="float" office:value="0.00377556709006981">
                <text:p>0.00377556709006981</text:p>
              </table:table-cell>
              <table:table-cell office:value-type="float" office:value="0.0037639472649724">
                <text:p>0.00376394726497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03282928466797">
                <text:p>0.00103282928466797</text:p>
              </table:table-cell>
              <table:table-cell office:value-type="float" office:value="0.00375379932970947">
                <text:p>0.00375379932970947</text:p>
              </table:table-cell>
              <table:table-cell office:value-type="float" office:value="0.00376323118180106">
                <text:p>0.003763231181801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92889976501465">
                <text:p>0.00392889976501465</text:p>
              </table:table-cell>
              <table:table-cell office:value-type="float" office:value="0.00376244152857727">
                <text:p>0.00376244152857727</text:p>
              </table:table-cell>
              <table:table-cell office:value-type="float" office:value="0.00376387676186513">
                <text:p>0.003763876761865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80063056945801">
                <text:p>0.00380063056945801</text:p>
              </table:table-cell>
              <table:table-cell office:value-type="float" office:value="0.00376273988045915">
                <text:p>0.00376273988045915</text:p>
              </table:table-cell>
              <table:table-cell office:value-type="float" office:value="0.00376375702296699">
                <text:p>0.003763757022966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87954711914063">
                <text:p>0.00387954711914063</text:p>
              </table:table-cell>
              <table:table-cell office:value-type="float" office:value="0.0037440744408215">
                <text:p>0.0037440744408215</text:p>
              </table:table-cell>
              <table:table-cell office:value-type="float" office:value="0.00375972445392744">
                <text:p>0.003759724453927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71494483947754">
                <text:p>0.00171494483947754</text:p>
              </table:table-cell>
              <table:table-cell office:value-type="float" office:value="0.00372846575158039">
                <text:p>0.00372846575158039</text:p>
              </table:table-cell>
              <table:table-cell office:value-type="float" office:value="0.00375030418622956">
                <text:p>0.00375030418622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86953353881836">
                <text:p>0.00386953353881836</text:p>
              </table:table-cell>
              <table:table-cell office:value-type="float" office:value="0.00373608407328341">
                <text:p>0.00373608407328341</text:p>
              </table:table-cell>
              <table:table-cell office:value-type="float" office:value="0.00374676113494434">
                <text:p>0.003746761134944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90458106994629">
                <text:p>0.00390458106994629</text:p>
              </table:table-cell>
              <table:table-cell office:value-type="float" office:value="0.00373736056568237">
                <text:p>0.00373736056568237</text:p>
              </table:table-cell>
              <table:table-cell office:value-type="float" office:value="0.00374174494236536">
                <text:p>0.003741744942365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24573707580566">
                <text:p>0.00124573707580566</text:p>
              </table:table-cell>
              <table:table-cell office:value-type="float" office:value="0.0037219637205839">
                <text:p>0.0037219637205839</text:p>
              </table:table-cell>
              <table:table-cell office:value-type="float" office:value="0.00373358971039031">
                <text:p>0.003733589710390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41649341583252">
                <text:p>0.0041649341583252</text:p>
              </table:table-cell>
              <table:table-cell office:value-type="float" office:value="0.00372526947011929">
                <text:p>0.00372526947011929</text:p>
              </table:table-cell>
              <table:table-cell office:value-type="float" office:value="0.00372982871624987">
                <text:p>0.00372982871624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97801399230957">
                <text:p>0.00397801399230957</text:p>
              </table:table-cell>
              <table:table-cell office:value-type="float" office:value="0.00373010090941214">
                <text:p>0.00373010090941214</text:p>
              </table:table-cell>
              <table:table-cell office:value-type="float" office:value="0.00373015574781622">
                <text:p>0.00373015574781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67021560668945">
                <text:p>0.00367021560668945</text:p>
              </table:table-cell>
              <table:table-cell office:value-type="float" office:value="0.00372966057630388">
                <text:p>0.00372966057630388</text:p>
              </table:table-cell>
              <table:table-cell office:value-type="float" office:value="0.00372887104842031">
                <text:p>0.00372887104842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05025482177734">
                <text:p>0.00405025482177734</text:p>
              </table:table-cell>
              <table:table-cell office:value-type="float" office:value="0.00373470290153856">
                <text:p>0.00373470290153856</text:p>
              </table:table-cell>
              <table:table-cell office:value-type="float" office:value="0.00372833951559155">
                <text:p>0.003728339515591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82757186889648">
                <text:p>0.00382757186889648</text:p>
              </table:table-cell>
              <table:table-cell office:value-type="float" office:value="0.00373537586507014">
                <text:p>0.00373537586507014</text:p>
              </table:table-cell>
              <table:table-cell office:value-type="float" office:value="0.0037310219444888">
                <text:p>0.0037310219444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91936302185059">
                <text:p>0.00391936302185059</text:p>
              </table:table-cell>
              <table:table-cell office:value-type="float" office:value="0.00374245568789748">
                <text:p>0.00374245568789748</text:p>
              </table:table-cell>
              <table:table-cell office:value-type="float" office:value="0.00373445918804444">
                <text:p>0.0037344591880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02712821960449">
                <text:p>0.00402712821960449</text:p>
              </table:table-cell>
              <table:table-cell office:value-type="float" office:value="0.00374448906312396">
                <text:p>0.00374448906312396</text:p>
              </table:table-cell>
              <table:table-cell office:value-type="float" office:value="0.0037373368187868">
                <text:p>0.0037373368187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93557548522949">
                <text:p>0.00393557548522949</text:p>
              </table:table-cell>
              <table:table-cell office:value-type="float" office:value="0.00373195566044156">
                <text:p>0.00373195566044156</text:p>
              </table:table-cell>
              <table:table-cell office:value-type="float" office:value="0.00373779583561434">
                <text:p>0.003737795835614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91864776611328">
                <text:p>0.00391864776611328</text:p>
              </table:table-cell>
              <table:table-cell office:value-type="float" office:value="0.00373327039358009">
                <text:p>0.00373327039358009</text:p>
              </table:table-cell>
              <table:table-cell office:value-type="float" office:value="0.00373750933402264">
                <text:p>0.00373750933402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96251678466797">
                <text:p>0.00396251678466797</text:p>
              </table:table-cell>
              <table:table-cell office:value-type="float" office:value="0.00372701129506213">
                <text:p>0.00372701129506213</text:p>
              </table:table-cell>
              <table:table-cell office:value-type="float" office:value="0.00373583642002104">
                <text:p>0.003735836420021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99255752563477">
                <text:p>0.00399255752563477</text:p>
              </table:table-cell>
              <table:table-cell office:value-type="float" office:value="0.00372885536610777">
                <text:p>0.00372885536610777</text:p>
              </table:table-cell>
              <table:table-cell office:value-type="float" office:value="0.0037331163556631">
                <text:p>0.00373311635566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91435623168945">
                <text:p>0.00391435623168945</text:p>
              </table:table-cell>
              <table:table-cell office:value-type="float" office:value="0.00371411360675952">
                <text:p>0.00371411360675952</text:p>
              </table:table-cell>
              <table:table-cell office:value-type="float" office:value="0.00372704126439021">
                <text:p>0.003727041264390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89687919616699">
                <text:p>0.00489687919616699</text:p>
              </table:table-cell>
              <table:table-cell office:value-type="float" office:value="0.00372221474093354">
                <text:p>0.00372221474093354</text:p>
              </table:table-cell>
              <table:table-cell office:value-type="float" office:value="0.00372509308048861">
                <text:p>0.003725093080488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84259223937988">
                <text:p>0.00384259223937988</text:p>
              </table:table-cell>
              <table:table-cell office:value-type="float" office:value="0.00373136646500999">
                <text:p>0.00373136646500999</text:p>
              </table:table-cell>
              <table:table-cell office:value-type="float" office:value="0.00372471229477459">
                <text:p>0.003724712294774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8306713104248">
                <text:p>0.0038306713104248</text:p>
              </table:table-cell>
              <table:table-cell office:value-type="float" office:value="0.00373203744369523">
                <text:p>0.00373203744369523</text:p>
              </table:table-cell>
              <table:table-cell office:value-type="float" office:value="0.00372571752450121">
                <text:p>0.003725717524501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82184982299805">
                <text:p>0.00382184982299805</text:p>
              </table:table-cell>
              <table:table-cell office:value-type="float" office:value="0.0037386848919399">
                <text:p>0.0037386848919399</text:p>
              </table:table-cell>
              <table:table-cell office:value-type="float" office:value="0.00372768342966763">
                <text:p>0.003727683429667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9515495300293">
                <text:p>0.0039515495300293</text:p>
              </table:table-cell>
              <table:table-cell office:value-type="float" office:value="0.00374010398952716">
                <text:p>0.00374010398952716</text:p>
              </table:table-cell>
              <table:table-cell office:value-type="float" office:value="0.00373288150622116">
                <text:p>0.00373288150622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04141235351563">
                <text:p>0.00104141235351563</text:p>
              </table:table-cell>
              <table:table-cell office:value-type="float" office:value="0.00372561783347507">
                <text:p>0.00372561783347507</text:p>
              </table:table-cell>
              <table:table-cell office:value-type="float" office:value="0.00373356212472947">
                <text:p>0.003733562124729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70502471923828">
                <text:p>0.00370502471923828</text:p>
              </table:table-cell>
              <table:table-cell office:value-type="float" office:value="0.00372548235246035">
                <text:p>0.00372548235246035</text:p>
              </table:table-cell>
              <table:table-cell office:value-type="float" office:value="0.00373238530221954">
                <text:p>0.003732385302219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40128231048584">
                <text:p>0.0040128231048584</text:p>
              </table:table-cell>
              <table:table-cell office:value-type="float" office:value="0.00372784340112506">
                <text:p>0.00372784340112506</text:p>
              </table:table-cell>
              <table:table-cell office:value-type="float" office:value="0.00373154649370551">
                <text:p>0.003731546493705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488519668579102">
                <text:p>0.00488519668579102</text:p>
              </table:table-cell>
              <table:table-cell office:value-type="float" office:value="0.00373535868219432">
                <text:p>0.00373535868219432</text:p>
              </table:table-cell>
              <table:table-cell office:value-type="float" office:value="0.00373088125175639">
                <text:p>0.003730881251756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97372245788574">
                <text:p>0.00397372245788574</text:p>
              </table:table-cell>
              <table:table-cell office:value-type="float" office:value="0.00373752896969852">
                <text:p>0.00373752896969852</text:p>
              </table:table-cell>
              <table:table-cell office:value-type="float" office:value="0.00373036624779067">
                <text:p>0.003730366247790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416350364685059">
                <text:p>0.00416350364685059</text:p>
              </table:table-cell>
              <table:table-cell office:value-type="float" office:value="0.00374025957660334">
                <text:p>0.00374025957660334</text:p>
              </table:table-cell>
              <table:table-cell office:value-type="float" office:value="0.00373329459641632">
                <text:p>0.003733294596416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84306907653809">
                <text:p>0.00384306907653809</text:p>
              </table:table-cell>
              <table:table-cell office:value-type="float" office:value="0.00374288966160234">
                <text:p>0.00374288966160234</text:p>
              </table:table-cell>
              <table:table-cell office:value-type="float" office:value="0.00373677605824472">
                <text:p>0.00373677605824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995159149169922">
                <text:p>0.000995159149169922</text:p>
              </table:table-cell>
              <table:table-cell office:value-type="float" office:value="0.00372549896215657">
                <text:p>0.00372549896215657</text:p>
              </table:table-cell>
              <table:table-cell office:value-type="float" office:value="0.00373630717045102">
                <text:p>0.00373630717045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482773780822754">
                <text:p>0.00482773780822754</text:p>
              </table:table-cell>
              <table:table-cell office:value-type="float" office:value="0.00373489615116089">
                <text:p>0.00373489615116089</text:p>
              </table:table-cell>
              <table:table-cell office:value-type="float" office:value="0.00373621466424433">
                <text:p>0.003736214664244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954151153564453">
                <text:p>0.000954151153564453</text:p>
              </table:table-cell>
              <table:table-cell office:value-type="float" office:value="0.00371751649492591">
                <text:p>0.00371751649492591</text:p>
              </table:table-cell>
              <table:table-cell office:value-type="float" office:value="0.00373221216928981">
                <text:p>0.003732212169289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79514694213867">
                <text:p>0.00379514694213867</text:p>
              </table:table-cell>
              <table:table-cell office:value-type="float" office:value="0.00372587610445455">
                <text:p>0.00372587610445455</text:p>
              </table:table-cell>
              <table:table-cell office:value-type="float" office:value="0.00372933547486005">
                <text:p>0.00372933547486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77345085144043">
                <text:p>0.00377345085144043</text:p>
              </table:table-cell>
              <table:table-cell office:value-type="float" office:value="0.00372616977573224">
                <text:p>0.00372616977573224</text:p>
              </table:table-cell>
              <table:table-cell office:value-type="float" office:value="0.00372599149768603">
                <text:p>0.003725991497686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99923324584961">
                <text:p>0.00399923324584961</text:p>
              </table:table-cell>
              <table:table-cell office:value-type="float" office:value="0.00373074138302757">
                <text:p>0.00373074138302757</text:p>
              </table:table-cell>
              <table:table-cell office:value-type="float" office:value="0.00372703998186023">
                <text:p>0.003727039981860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96561622619629">
                <text:p>0.00396561622619629</text:p>
              </table:table-cell>
              <table:table-cell office:value-type="float" office:value="0.00373217354670543">
                <text:p>0.00373217354670543</text:p>
              </table:table-cell>
              <table:table-cell office:value-type="float" office:value="0.00372649546096914">
                <text:p>0.003726495460969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91149520874023">
                <text:p>0.00391149520874023</text:p>
              </table:table-cell>
              <table:table-cell office:value-type="float" office:value="0.00373502919581029">
                <text:p>0.00373502919581029</text:p>
              </table:table-cell>
              <table:table-cell office:value-type="float" office:value="0.00372999800114602">
                <text:p>0.003729998001146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9360523223877">
                <text:p>0.0039360523223877</text:p>
              </table:table-cell>
              <table:table-cell office:value-type="float" office:value="0.00373624017850052">
                <text:p>0.00373624017850052</text:p>
              </table:table-cell>
              <table:table-cell office:value-type="float" office:value="0.00373207081595521">
                <text:p>0.003732070815955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952482223510742">
                <text:p>0.000952482223510742</text:p>
              </table:table-cell>
              <table:table-cell office:value-type="float" office:value="0.00370479605227669">
                <text:p>0.00370479605227669</text:p>
              </table:table-cell>
              <table:table-cell office:value-type="float" office:value="0.0037277960712641">
                <text:p>0.00372779607126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9212703704834">
                <text:p>0.0039212703704834</text:p>
              </table:table-cell>
              <table:table-cell office:value-type="float" office:value="0.00370608458988507">
                <text:p>0.00370608458988507</text:p>
              </table:table-cell>
              <table:table-cell office:value-type="float" office:value="0.0037228647126356">
                <text:p>0.0037228647126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5092830657959">
                <text:p>0.0035092830657959</text:p>
              </table:table-cell>
              <table:table-cell office:value-type="float" office:value="0.00369109035874157">
                <text:p>0.00369109035874157</text:p>
              </table:table-cell>
              <table:table-cell office:value-type="float" office:value="0.00371464807504283">
                <text:p>0.003714648075042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05716896057129">
                <text:p>0.00405716896057129</text:p>
              </table:table-cell>
              <table:table-cell office:value-type="float" office:value="0.00369324376228175">
                <text:p>0.00369324376228175</text:p>
              </table:table-cell>
              <table:table-cell office:value-type="float" office:value="0.00370629098833712">
                <text:p>0.003706290988337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8597583770752">
                <text:p>0.0038597583770752</text:p>
              </table:table-cell>
              <table:table-cell office:value-type="float" office:value="0.00369547968754102">
                <text:p>0.00369547968754102</text:p>
              </table:table-cell>
              <table:table-cell office:value-type="float" office:value="0.00369813889014522">
                <text:p>0.003698138890145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70407104492188">
                <text:p>0.00370407104492188</text:p>
              </table:table-cell>
              <table:table-cell office:value-type="float" office:value="0.00369552963729323">
                <text:p>0.00369552963729323</text:p>
              </table:table-cell>
              <table:table-cell office:value-type="float" office:value="0.00369628560714853">
                <text:p>0.003696285607148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91626358032227">
                <text:p>0.00391626358032227</text:p>
              </table:table-cell>
              <table:table-cell office:value-type="float" office:value="0.00369869624564154">
                <text:p>0.00369869624564154</text:p>
              </table:table-cell>
              <table:table-cell office:value-type="float" office:value="0.00369480793829982">
                <text:p>0.003694807938299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94034385681152">
                <text:p>0.00394034385681152</text:p>
              </table:table-cell>
              <table:table-cell office:value-type="float" office:value="0.00370008502501608">
                <text:p>0.00370008502501608</text:p>
              </table:table-cell>
              <table:table-cell office:value-type="float" office:value="0.00369660687155472">
                <text:p>0.003696606871554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89473342895508">
                <text:p>0.00489473342895508</text:p>
              </table:table-cell>
              <table:table-cell office:value-type="float" office:value="0.00370923401674249">
                <text:p>0.00370923401674249</text:p>
              </table:table-cell>
              <table:table-cell office:value-type="float" office:value="0.00369980492244687">
                <text:p>0.003699804922446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92961502075195">
                <text:p>0.00392961502075195</text:p>
              </table:table-cell>
              <table:table-cell office:value-type="float" office:value="0.00371048618153799">
                <text:p>0.00371048618153799</text:p>
              </table:table-cell>
              <table:table-cell office:value-type="float" office:value="0.00370280622124627">
                <text:p>0.003702806221246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78155708312988">
                <text:p>0.00378155708312988</text:p>
              </table:table-cell>
              <table:table-cell office:value-type="float" office:value="0.00371279212700182">
                <text:p>0.00371279212700182</text:p>
              </table:table-cell>
              <table:table-cell office:value-type="float" office:value="0.00370625871918798">
                <text:p>0.003706258719187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83830070495606">
                <text:p>0.00383830070495606</text:p>
              </table:table-cell>
              <table:table-cell office:value-type="float" office:value="0.00371349723137235">
                <text:p>0.00371349723137235</text:p>
              </table:table-cell>
              <table:table-cell office:value-type="float" office:value="0.00370921891633415">
                <text:p>0.003709218916334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78036499023438">
                <text:p>0.00378036499023438</text:p>
              </table:table-cell>
              <table:table-cell office:value-type="float" office:value="0.00371619766460641">
                <text:p>0.00371619766460641</text:p>
              </table:table-cell>
              <table:table-cell office:value-type="float" office:value="0.00371244144425221">
                <text:p>0.00371244144425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00614738464356">
                <text:p>0.00400614738464356</text:p>
              </table:table-cell>
              <table:table-cell office:value-type="float" office:value="0.00371780849638439">
                <text:p>0.00371780849638439</text:p>
              </table:table-cell>
              <table:table-cell office:value-type="float" office:value="0.00371415634018059">
                <text:p>0.00371415634018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998020172119141">
                <text:p>0.000998020172119141</text:p>
              </table:table-cell>
              <table:table-cell office:value-type="float" office:value="0.00368838063209403">
                <text:p>0.00368838063209403</text:p>
              </table:table-cell>
              <table:table-cell office:value-type="float" office:value="0.0037097352302918">
                <text:p>0.00370973523029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386142730712891">
                <text:p>0.00386142730712891</text:p>
              </table:table-cell>
              <table:table-cell office:value-type="float" office:value="0.00368933143800082">
                <text:p>0.00368933143800082</text:p>
              </table:table-cell>
              <table:table-cell office:value-type="float" office:value="0.0037050430924916">
                <text:p>0.0037050430924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53972816467285">
                <text:p>0.00453972816467285</text:p>
              </table:table-cell>
              <table:table-cell office:value-type="float" office:value="0.00369468809689606">
                <text:p>0.00369468809689606</text:p>
              </table:table-cell>
              <table:table-cell office:value-type="float" office:value="0.00370128126559634">
                <text:p>0.003701281265596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8456916809082">
                <text:p>0.0038456916809082</text:p>
              </table:table-cell>
              <table:table-cell office:value-type="float" office:value="0.0036955087685483">
                <text:p>0.0036955087685483</text:p>
              </table:table-cell>
              <table:table-cell office:value-type="float" office:value="0.00369714348638472">
                <text:p>0.003697143486384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9370059967041">
                <text:p>0.0039370059967041</text:p>
              </table:table-cell>
              <table:table-cell office:value-type="float" office:value="0.0036989736523962">
                <text:p>0.0036989736523962</text:p>
              </table:table-cell>
              <table:table-cell office:value-type="float" office:value="0.00369337651758708">
                <text:p>0.003693376517587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05120849609375">
                <text:p>0.00405120849609375</text:p>
              </table:table-cell>
              <table:table-cell office:value-type="float" office:value="0.003700867388115">
                <text:p>0.003700867388115</text:p>
              </table:table-cell>
              <table:table-cell office:value-type="float" office:value="0.00369587386879127">
                <text:p>0.003695873868791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91840934753418">
                <text:p>0.00391840934753418</text:p>
              </table:table-cell>
              <table:table-cell office:value-type="float" office:value="0.00368896118090956">
                <text:p>0.00368896118090956</text:p>
              </table:table-cell>
              <table:table-cell office:value-type="float" office:value="0.00369579981737302">
                <text:p>0.003695799817373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964641571044922">
                <text:p>0.000964641571044922</text:p>
              </table:table-cell>
              <table:table-cell office:value-type="float" office:value="0.00367447011915496">
                <text:p>0.00367447011915496</text:p>
              </table:table-cell>
              <table:table-cell office:value-type="float" office:value="0.0036917562218248">
                <text:p>0.00369175622182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948667526245117">
                <text:p>0.000948667526245117</text:p>
              </table:table-cell>
              <table:table-cell office:value-type="float" office:value="0.00366107434512155">
                <text:p>0.00366107434512155</text:p>
              </table:table-cell>
              <table:table-cell office:value-type="float" office:value="0.00368486933713945">
                <text:p>0.003684869337139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94082069396973">
                <text:p>0.00394082069396973</text:p>
              </table:table-cell>
              <table:table-cell office:value-type="float" office:value="0.00366254669432601">
                <text:p>0.00366254669432601</text:p>
              </table:table-cell>
              <table:table-cell office:value-type="float" office:value="0.00367758394552542">
                <text:p>0.003677583945525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07664680480957">
                <text:p>0.00507664680480957</text:p>
              </table:table-cell>
              <table:table-cell office:value-type="float" office:value="0.00367745642445807">
                <text:p>0.00367745642445807</text:p>
              </table:table-cell>
              <table:table-cell office:value-type="float" office:value="0.00367290175279403">
                <text:p>0.003672901752794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8292407989502">
                <text:p>0.0038292407989502</text:p>
              </table:table-cell>
              <table:table-cell office:value-type="float" office:value="0.00367824696807521">
                <text:p>0.00367824696807521</text:p>
              </table:table-cell>
              <table:table-cell office:value-type="float" office:value="0.00367075891022716">
                <text:p>0.003670758910227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88073921203613">
                <text:p>0.00388073921203613</text:p>
              </table:table-cell>
              <table:table-cell office:value-type="float" office:value="0.00366570733584782">
                <text:p>0.00366570733584782</text:p>
              </table:table-cell>
              <table:table-cell office:value-type="float" office:value="0.00366900635356573">
                <text:p>0.003669006353565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392866134643555">
                <text:p>0.00392866134643555</text:p>
              </table:table-cell>
              <table:table-cell office:value-type="float" office:value="0.00366706276889209">
                <text:p>0.00366706276889209</text:p>
              </table:table-cell>
              <table:table-cell office:value-type="float" office:value="0.00367020403831984">
                <text:p>0.003670204038319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394105911254883">
                <text:p>0.00394105911254883</text:p>
              </table:table-cell>
              <table:table-cell office:value-type="float" office:value="0.00366950511634163">
                <text:p>0.00366950511634163</text:p>
              </table:table-cell>
              <table:table-cell office:value-type="float" office:value="0.00367159572272296">
                <text:p>0.003671595722722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392246246337891">
                <text:p>0.00392246246337891</text:p>
              </table:table-cell>
              <table:table-cell office:value-type="float" office:value="0.00367079571505101">
                <text:p>0.00367079571505101</text:p>
              </table:table-cell>
              <table:table-cell office:value-type="float" office:value="0.00367026358084155">
                <text:p>0.003670263580841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85737419128418">
                <text:p>0.00385737419128418</text:p>
              </table:table-cell>
              <table:table-cell office:value-type="float" office:value="0.00367874462370249">
                <text:p>0.00367874462370249</text:p>
              </table:table-cell>
              <table:table-cell office:value-type="float" office:value="0.00367036311196701">
                <text:p>0.003670363111967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93748283386231">
                <text:p>0.00393748283386231</text:p>
              </table:table-cell>
              <table:table-cell office:value-type="float" office:value="0.00368005138233966">
                <text:p>0.00368005138233966</text:p>
              </table:table-cell>
              <table:table-cell office:value-type="float" office:value="0.00367323192126538">
                <text:p>0.003673231921265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502157211303711">
                <text:p>0.00502157211303711</text:p>
              </table:table-cell>
              <table:table-cell office:value-type="float" office:value="0.00369352963151249">
                <text:p>0.00369352963151249</text:p>
              </table:table-cell>
              <table:table-cell office:value-type="float" office:value="0.00367852529378946">
                <text:p>0.003678525293789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99947166442871">
                <text:p>0.00399947166442871</text:p>
              </table:table-cell>
              <table:table-cell office:value-type="float" office:value="0.00369505934167707">
                <text:p>0.00369505934167707</text:p>
              </table:table-cell>
              <table:table-cell office:value-type="float" office:value="0.00368363613885654">
                <text:p>0.003683636138856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9210319519043">
                <text:p>0.0039210319519043</text:p>
              </table:table-cell>
              <table:table-cell office:value-type="float" office:value="0.00369827324767701">
                <text:p>0.00369827324767701</text:p>
              </table:table-cell>
              <table:table-cell office:value-type="float" office:value="0.00368913164538174">
                <text:p>0.00368913164538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88979911804199">
                <text:p>0.00388979911804199</text:p>
              </table:table-cell>
              <table:table-cell office:value-type="float" office:value="0.0036992213955501">
                <text:p>0.0036992213955501</text:p>
              </table:table-cell>
              <table:table-cell office:value-type="float" office:value="0.00369322699975127">
                <text:p>0.003693226999751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7844181060791">
                <text:p>0.0037844181060791</text:p>
              </table:table-cell>
              <table:table-cell office:value-type="float" office:value="0.00370102743786086">
                <text:p>0.00370102743786086</text:p>
              </table:table-cell>
              <table:table-cell office:value-type="float" office:value="0.00369742221085551">
                <text:p>0.003697422210855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10914421081543">
                <text:p>0.00410914421081543</text:p>
              </table:table-cell>
              <table:table-cell office:value-type="float" office:value="0.00370302801027731">
                <text:p>0.00370302801027731</text:p>
              </table:table-cell>
              <table:table-cell office:value-type="float" office:value="0.00369932188660847">
                <text:p>0.003699321886608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959396362304688">
                <text:p>0.000959396362304688</text:p>
              </table:table-cell>
              <table:table-cell office:value-type="float" office:value="0.00369587681338115">
                <text:p>0.00369587681338115</text:p>
              </table:table-cell>
              <table:table-cell office:value-type="float" office:value="0.00369948538094929">
                <text:p>0.003699485380949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950813293457031">
                <text:p>0.000950813293457031</text:p>
              </table:table-cell>
              <table:table-cell office:value-type="float" office:value="0.00368255126231356">
                <text:p>0.00368255126231356</text:p>
              </table:table-cell>
              <table:table-cell office:value-type="float" office:value="0.0036963409838766">
                <text:p>0.00369634098387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94861602783203">
                <text:p>0.00494861602783203</text:p>
              </table:table-cell>
              <table:table-cell office:value-type="float" office:value="0.00369040111858599">
                <text:p>0.00369040111858599</text:p>
              </table:table-cell>
              <table:table-cell office:value-type="float" office:value="0.00369457692848378">
                <text:p>0.003694576928483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87763977050781">
                <text:p>0.00387763977050781</text:p>
              </table:table-cell>
              <table:table-cell office:value-type="float" office:value="0.00369130130441254">
                <text:p>0.00369130130441254</text:p>
              </table:table-cell>
              <table:table-cell office:value-type="float" office:value="0.00369263170179411">
                <text:p>0.003692631701794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93748283386231">
                <text:p>0.00393748283386231</text:p>
              </table:table-cell>
              <table:table-cell office:value-type="float" office:value="0.00369477627283677">
                <text:p>0.00369477627283677</text:p>
              </table:table-cell>
              <table:table-cell office:value-type="float" office:value="0.003690981354306">
                <text:p>0.0036909813543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85372543334961">
                <text:p>0.00485372543334961</text:p>
              </table:table-cell>
              <table:table-cell office:value-type="float" office:value="0.00370029507836302">
                <text:p>0.00370029507836302</text:p>
              </table:table-cell>
              <table:table-cell office:value-type="float" office:value="0.00369186500730238">
                <text:p>0.003691865007302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88574600219727">
                <text:p>0.00388574600219727</text:p>
              </table:table-cell>
              <table:table-cell office:value-type="float" office:value="0.00369751445985986">
                <text:p>0.00369751445985986</text:p>
              </table:table-cell>
              <table:table-cell office:value-type="float" office:value="0.00369485764681164">
                <text:p>0.003694857646811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402069091796875">
                <text:p>0.00402069091796875</text:p>
              </table:table-cell>
              <table:table-cell office:value-type="float" office:value="0.00369903887711509">
                <text:p>0.00369903887711509</text:p>
              </table:table-cell>
              <table:table-cell office:value-type="float" office:value="0.00369658519851746">
                <text:p>0.003696585198517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93509864807129">
                <text:p>0.00393509864807129</text:p>
              </table:table-cell>
              <table:table-cell office:value-type="float" office:value="0.00370694284963719">
                <text:p>0.00370694284963719</text:p>
              </table:table-cell>
              <table:table-cell office:value-type="float" office:value="0.00369971350756239">
                <text:p>0.00369971350756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9207935333252">
                <text:p>0.0039207935333252</text:p>
              </table:table-cell>
              <table:table-cell office:value-type="float" office:value="0.00370794215189742">
                <text:p>0.00370794215189742</text:p>
              </table:table-cell>
              <table:table-cell office:value-type="float" office:value="0.00370234668337452">
                <text:p>0.00370234668337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93979454040527">
                <text:p>0.00493979454040527</text:p>
              </table:table-cell>
              <table:table-cell office:value-type="float" office:value="0.0037149210296552">
                <text:p>0.0037149210296552</text:p>
              </table:table-cell>
              <table:table-cell office:value-type="float" office:value="0.00370527187363295">
                <text:p>0.003705271873632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979423522949219">
                <text:p>0.000979423522949219</text:p>
              </table:table-cell>
              <table:table-cell office:value-type="float" office:value="0.00370225668934638">
                <text:p>0.00370225668934638</text:p>
              </table:table-cell>
              <table:table-cell office:value-type="float" office:value="0.00370622031953026">
                <text:p>0.003706220319530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7691593170166">
                <text:p>0.0037691593170166</text:p>
              </table:table-cell>
              <table:table-cell office:value-type="float" office:value="0.003705582429659">
                <text:p>0.003705582429659</text:p>
              </table:table-cell>
              <table:table-cell office:value-type="float" office:value="0.00370752903003904">
                <text:p>0.0037075290300390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484919548034668">
                <text:p>0.00484919548034668</text:p>
              </table:table-cell>
              <table:table-cell office:value-type="float" office:value="0.00371082836108417">
                <text:p>0.00371082836108417</text:p>
              </table:table-cell>
              <table:table-cell office:value-type="float" office:value="0.00370830613232843">
                <text:p>0.003708306132328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86428833007813">
                <text:p>0.00386428833007813</text:p>
              </table:table-cell>
              <table:table-cell office:value-type="float" office:value="0.00370047958666719">
                <text:p>0.00370047958666719</text:p>
              </table:table-cell>
              <table:table-cell office:value-type="float" office:value="0.00370681361928239">
                <text:p>0.003706813619282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83281707763672">
                <text:p>0.00383281707763672</text:p>
              </table:table-cell>
              <table:table-cell office:value-type="float" office:value="0.00370108112071705">
                <text:p>0.00370108112071705</text:p>
              </table:table-cell>
              <table:table-cell office:value-type="float" office:value="0.00370404563749476">
                <text:p>0.003704045637494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400209426879883">
                <text:p>0.00400209426879883</text:p>
              </table:table-cell>
              <table:table-cell office:value-type="float" office:value="0.00370272785691972">
                <text:p>0.00370272785691972</text:p>
              </table:table-cell>
              <table:table-cell office:value-type="float" office:value="0.00370413987100942">
                <text:p>0.003704139871009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99041175842285">
                <text:p>0.00399041175842285</text:p>
              </table:table-cell>
              <table:table-cell office:value-type="float" office:value="0.00370402373034991">
                <text:p>0.00370402373034991</text:p>
              </table:table-cell>
              <table:table-cell office:value-type="float" office:value="0.00370382813114761">
                <text:p>0.003703828131147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93388557434082">
                <text:p>0.00093388557434082</text:p>
              </table:table-cell>
              <table:table-cell office:value-type="float" office:value="0.00369735745965738">
                <text:p>0.00369735745965738</text:p>
              </table:table-cell>
              <table:table-cell office:value-type="float" office:value="0.00370113395086225">
                <text:p>0.00370113395086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88169288635254">
                <text:p>0.00388169288635254</text:p>
              </table:table-cell>
              <table:table-cell office:value-type="float" office:value="0.00369818038566941">
                <text:p>0.00369818038566941</text:p>
              </table:table-cell>
              <table:table-cell office:value-type="float" office:value="0.0037006741106627">
                <text:p>0.00370067411066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83758544921875">
                <text:p>0.00383758544921875</text:p>
              </table:table-cell>
              <table:table-cell office:value-type="float" office:value="0.00370106286754563">
                <text:p>0.00370106286754563</text:p>
              </table:table-cell>
              <table:table-cell office:value-type="float" office:value="0.00370067046002841">
                <text:p>0.003700670460028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91118431091309">
                <text:p>0.00491118431091309</text:p>
              </table:table-cell>
              <table:table-cell office:value-type="float" office:value="0.00370641738720655">
                <text:p>0.00370641738720655</text:p>
              </table:table-cell>
              <table:table-cell office:value-type="float" office:value="0.00370140836608578">
                <text:p>0.003701408366085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400304794311523">
                <text:p>0.00400304794311523</text:p>
              </table:table-cell>
              <table:table-cell office:value-type="float" office:value="0.00370920975214177">
                <text:p>0.00370920975214177</text:p>
              </table:table-cell>
              <table:table-cell office:value-type="float" office:value="0.00370244557044415">
                <text:p>0.003702445570444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8299560546875">
                <text:p>0.0038299560546875</text:p>
              </table:table-cell>
              <table:table-cell office:value-type="float" office:value="0.00370973934118802">
                <text:p>0.00370973934118802</text:p>
              </table:table-cell>
              <table:table-cell office:value-type="float" office:value="0.00370492194675028">
                <text:p>0.003704921946750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80134582519531">
                <text:p>0.00380134582519531</text:p>
              </table:table-cell>
              <table:table-cell office:value-type="float" office:value="0.00371091352876328">
                <text:p>0.00371091352876328</text:p>
              </table:table-cell>
              <table:table-cell office:value-type="float" office:value="0.00370746857536905">
                <text:p>0.003707468575369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91101837158203">
                <text:p>0.00391101837158203</text:p>
              </table:table-cell>
              <table:table-cell office:value-type="float" office:value="0.00371178354981901">
                <text:p>0.00371178354981901</text:p>
              </table:table-cell>
              <table:table-cell office:value-type="float" office:value="0.00370961271182373">
                <text:p>0.0037096127118237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89575958251953">
                <text:p>0.00389575958251953</text:p>
              </table:table-cell>
              <table:table-cell office:value-type="float" office:value="0.00370522880506432">
                <text:p>0.00370522880506432</text:p>
              </table:table-cell>
              <table:table-cell office:value-type="float" office:value="0.00370937499539528">
                <text:p>0.003709374995395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77678871154785">
                <text:p>0.00377678871154785</text:p>
              </table:table-cell>
              <table:table-cell office:value-type="float" office:value="0.00370553725293709">
                <text:p>0.00370553725293709</text:p>
              </table:table-cell>
              <table:table-cell office:value-type="float" office:value="0.00370864049555434">
                <text:p>0.003708640495554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00543212890625">
                <text:p>0.00400543212890625</text:p>
              </table:table-cell>
              <table:table-cell office:value-type="float" office:value="0.00370853058619007">
                <text:p>0.00370853058619007</text:p>
              </table:table-cell>
              <table:table-cell office:value-type="float" office:value="0.00370839874455475">
                <text:p>0.003708398744554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84759902954102">
                <text:p>0.00384759902954102</text:p>
              </table:table-cell>
              <table:table-cell office:value-type="float" office:value="0.00370912489577704">
                <text:p>0.00370912489577704</text:p>
              </table:table-cell>
              <table:table-cell office:value-type="float" office:value="0.00370804101795751">
                <text:p>0.003708041017957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90267372131348">
                <text:p>0.00390267372131348</text:p>
              </table:table-cell>
              <table:table-cell office:value-type="float" office:value="0.00371142466409337">
                <text:p>0.00371142466409337</text:p>
              </table:table-cell>
              <table:table-cell office:value-type="float" office:value="0.00370796924081238">
                <text:p>0.003707969240812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91936302185059">
                <text:p>0.00391936302185059</text:p>
              </table:table-cell>
              <table:table-cell office:value-type="float" office:value="0.00371230575882963">
                <text:p>0.00371230575882963</text:p>
              </table:table-cell>
              <table:table-cell office:value-type="float" office:value="0.00370938463156544">
                <text:p>0.003709384631565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92341613769531">
                <text:p>0.00392341613769531</text:p>
              </table:table-cell>
              <table:table-cell office:value-type="float" office:value="0.00371917962573638">
                <text:p>0.00371917962573638</text:p>
              </table:table-cell>
              <table:table-cell office:value-type="float" office:value="0.0037121131061253">
                <text:p>0.00371211310612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93199920654297">
                <text:p>0.00393199920654297</text:p>
              </table:table-cell>
              <table:table-cell office:value-type="float" office:value="0.00372007382565574">
                <text:p>0.00372007382565574</text:p>
              </table:table-cell>
              <table:table-cell office:value-type="float" office:value="0.00371442175401843">
                <text:p>0.003714421754018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91268730163574">
                <text:p>0.00391268730163574</text:p>
              </table:table-cell>
              <table:table-cell office:value-type="float" office:value="0.00372613791142548">
                <text:p>0.00372613791142548</text:p>
              </table:table-cell>
              <table:table-cell office:value-type="float" office:value="0.00371782435714812">
                <text:p>0.003717824357148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412583351135254">
                <text:p>0.00412583351135254</text:p>
              </table:table-cell>
              <table:table-cell office:value-type="float" office:value="0.00372780330975851">
                <text:p>0.00372780330975851</text:p>
              </table:table-cell>
              <table:table-cell office:value-type="float" office:value="0.00372110008628115">
                <text:p>0.003721100086281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89671325683594">
                <text:p>0.00389671325683594</text:p>
              </table:table-cell>
              <table:table-cell office:value-type="float" office:value="0.00372912971224229">
                <text:p>0.00372912971224229</text:p>
              </table:table-cell>
              <table:table-cell office:value-type="float" office:value="0.00372446487696368">
                <text:p>0.003724464876963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95345687866211">
                <text:p>0.00395345687866211</text:p>
              </table:table-cell>
              <table:table-cell office:value-type="float" office:value="0.00373005668400436">
                <text:p>0.00373005668400436</text:p>
              </table:table-cell>
              <table:table-cell office:value-type="float" office:value="0.00372664028861727">
                <text:p>0.0037266402886172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88240814208984">
                <text:p>0.00388240814208984</text:p>
              </table:table-cell>
              <table:table-cell office:value-type="float" office:value="0.00373137447236906">
                <text:p>0.00373137447236906</text:p>
              </table:table-cell>
              <table:table-cell office:value-type="float" office:value="0.00372890041795994">
                <text:p>0.00372890041795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402688980102539">
                <text:p>0.00402688980102539</text:p>
              </table:table-cell>
              <table:table-cell office:value-type="float" office:value="0.0037325856007652">
                <text:p>0.0037325856007652</text:p>
              </table:table-cell>
              <table:table-cell office:value-type="float" office:value="0.00373018995582788">
                <text:p>0.003730189955827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93104553222656">
                <text:p>0.00393104553222656</text:p>
              </table:table-cell>
              <table:table-cell office:value-type="float" office:value="0.00373889102163363">
                <text:p>0.00373889102163363</text:p>
              </table:table-cell>
              <table:table-cell office:value-type="float" office:value="0.00373240749820291">
                <text:p>0.003732407498202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70573997497559">
                <text:p>0.00370573997497559</text:p>
              </table:table-cell>
              <table:table-cell office:value-type="float" office:value="0.00373875626128137">
                <text:p>0.00373875626128137</text:p>
              </table:table-cell>
              <table:table-cell office:value-type="float" office:value="0.00373433280801072">
                <text:p>0.003734332808010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89218330383301">
                <text:p>0.00389218330383301</text:p>
              </table:table-cell>
              <table:table-cell office:value-type="float" office:value="0.00374428377650442">
                <text:p>0.00374428377650442</text:p>
              </table:table-cell>
              <table:table-cell office:value-type="float" office:value="0.00373717822651074">
                <text:p>0.003737178226510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8902759552002">
                <text:p>0.0038902759552002</text:p>
              </table:table-cell>
              <table:table-cell office:value-type="float" office:value="0.00374487245464432">
                <text:p>0.00374487245464432</text:p>
              </table:table-cell>
              <table:table-cell office:value-type="float" office:value="0.00373987782296579">
                <text:p>0.003739877822965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00590896606445">
                <text:p>0.00400590896606445</text:p>
              </table:table-cell>
              <table:table-cell office:value-type="float" office:value="0.00374659108294568">
                <text:p>0.00374659108294568</text:p>
              </table:table-cell>
              <table:table-cell office:value-type="float" office:value="0.00374267891940188">
                <text:p>0.003742678919401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88193130493164">
                <text:p>0.00388193130493164</text:p>
              </table:table-cell>
              <table:table-cell office:value-type="float" office:value="0.00374713244383363">
                <text:p>0.00374713244383363</text:p>
              </table:table-cell>
              <table:table-cell office:value-type="float" office:value="0.00374432720384188">
                <text:p>0.00374432720384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406312942504883">
                <text:p>0.00406312942504883</text:p>
              </table:table-cell>
              <table:table-cell office:value-type="float" office:value="0.00374868373961286">
                <text:p>0.00374868373961286</text:p>
              </table:table-cell>
              <table:table-cell office:value-type="float" office:value="0.00374631269950818">
                <text:p>0.003746312699508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91864776611328">
                <text:p>0.00391864776611328</text:p>
              </table:table-cell>
              <table:table-cell office:value-type="float" office:value="0.00374935820003548">
                <text:p>0.00374935820003548</text:p>
              </table:table-cell>
              <table:table-cell office:value-type="float" office:value="0.00374732758421439">
                <text:p>0.003747327584214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8917064666748">
                <text:p>0.0038917064666748</text:p>
              </table:table-cell>
              <table:table-cell office:value-type="float" office:value="0.00375118448711347">
                <text:p>0.00375118448711347</text:p>
              </table:table-cell>
              <table:table-cell office:value-type="float" office:value="0.00374858999070822">
                <text:p>0.003748589990708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94201278686523">
                <text:p>0.00394201278686523</text:p>
              </table:table-cell>
              <table:table-cell office:value-type="float" office:value="0.00375193577963218">
                <text:p>0.00375193577963218</text:p>
              </table:table-cell>
              <table:table-cell office:value-type="float" office:value="0.00374965893004552">
                <text:p>0.003749658930045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86691093444824">
                <text:p>0.00386691093444824</text:p>
              </table:table-cell>
              <table:table-cell office:value-type="float" office:value="0.00375323029107929">
                <text:p>0.00375323029107929</text:p>
              </table:table-cell>
              <table:table-cell office:value-type="float" office:value="0.00375087849949466">
                <text:p>0.003750878499494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80849838256836">
                <text:p>0.00380849838256836</text:p>
              </table:table-cell>
              <table:table-cell office:value-type="float" office:value="0.00375344618206167">
                <text:p>0.00375344618206167</text:p>
              </table:table-cell>
              <table:table-cell office:value-type="float" office:value="0.00375183098798442">
                <text:p>0.003751830987984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98015975952148">
                <text:p>0.00398015975952148</text:p>
              </table:table-cell>
              <table:table-cell office:value-type="float" office:value="0.00375534699653697">
                <text:p>0.00375534699653697</text:p>
              </table:table-cell>
              <table:table-cell office:value-type="float" office:value="0.00375302874728472">
                <text:p>0.003753028747284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91674041748047">
                <text:p>0.00391674041748047</text:p>
              </table:table-cell>
              <table:table-cell office:value-type="float" office:value="0.0037559725524321">
                <text:p>0.0037559725524321</text:p>
              </table:table-cell>
              <table:table-cell office:value-type="float" office:value="0.00375398636034844">
                <text:p>0.003753986360348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8142204284668">
                <text:p>0.0038142204284668</text:p>
              </table:table-cell>
              <table:table-cell office:value-type="float" office:value="0.00376082876350257">
                <text:p>0.00376082876350257</text:p>
              </table:table-cell>
              <table:table-cell office:value-type="float" office:value="0.00375576495712252">
                <text:p>0.003755764957122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504446029663086">
                <text:p>0.00504446029663086</text:p>
              </table:table-cell>
              <table:table-cell office:value-type="float" office:value="0.00376576580786076">
                <text:p>0.00376576580786076</text:p>
              </table:table-cell>
              <table:table-cell office:value-type="float" office:value="0.00375827206047882">
                <text:p>0.003758272060478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957727432250977">
                <text:p>0.000957727432250977</text:p>
              </table:table-cell>
              <table:table-cell office:value-type="float" office:value="0.00375629327972216">
                <text:p>0.00375629327972216</text:p>
              </table:table-cell>
              <table:table-cell office:value-type="float" office:value="0.00375884148001091">
                <text:p>0.003758841480010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82637977600098">
                <text:p>0.00382637977600098</text:p>
              </table:table-cell>
              <table:table-cell office:value-type="float" office:value="0.00375656078543315">
                <text:p>0.00375656078543315</text:p>
              </table:table-cell>
              <table:table-cell office:value-type="float" office:value="0.00375908423779015">
                <text:p>0.003759084237790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418329238891602">
                <text:p>0.00418329238891602</text:p>
              </table:table-cell>
              <table:table-cell office:value-type="float" office:value="0.00374935625500223">
                <text:p>0.00374935625500223</text:p>
              </table:table-cell>
              <table:table-cell office:value-type="float" office:value="0.00375776097830417">
                <text:p>0.003757760978304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402164459228516">
                <text:p>0.00402164459228516</text:p>
              </table:table-cell>
              <table:table-cell office:value-type="float" office:value="0.00375038765021921">
                <text:p>0.00375038765021921</text:p>
              </table:table-cell>
              <table:table-cell office:value-type="float" office:value="0.0037556727556475">
                <text:p>0.00375567275564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499820709228516">
                <text:p>0.00499820709228516</text:p>
              </table:table-cell>
              <table:table-cell office:value-type="float" office:value="0.00375508737210056">
                <text:p>0.00375508737210056</text:p>
              </table:table-cell>
              <table:table-cell office:value-type="float" office:value="0.00375353706849546">
                <text:p>0.003753537068495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8139820098877">
                <text:p>0.0038139820098877</text:p>
              </table:table-cell>
              <table:table-cell office:value-type="float" office:value="0.0037553087805133">
                <text:p>0.0037553087805133</text:p>
              </table:table-cell>
              <table:table-cell office:value-type="float" office:value="0.00375334016865369">
                <text:p>0.003753340168653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401616096496582">
                <text:p>0.00401616096496582</text:p>
              </table:table-cell>
              <table:table-cell office:value-type="float" office:value="0.00376121776323179">
                <text:p>0.00376121776323179</text:p>
              </table:table-cell>
              <table:table-cell office:value-type="float" office:value="0.00375427156421342">
                <text:p>0.003754271564213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78982925415039">
                <text:p>0.00478982925415039</text:p>
              </table:table-cell>
              <table:table-cell office:value-type="float" office:value="0.00376505586580985">
                <text:p>0.00376505586580985</text:p>
              </table:table-cell>
              <table:table-cell office:value-type="float" office:value="0.00375741148637494">
                <text:p>0.003757411486374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88574600219727">
                <text:p>0.00388574600219727</text:p>
              </table:table-cell>
              <table:table-cell office:value-type="float" office:value="0.00376662323081215">
                <text:p>0.00376662323081215</text:p>
              </table:table-cell>
              <table:table-cell office:value-type="float" office:value="0.00376065860249353">
                <text:p>0.003760658602493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81803512573242">
                <text:p>0.00381803512573242</text:p>
              </table:table-cell>
              <table:table-cell office:value-type="float" office:value="0.00376681364523778">
                <text:p>0.00376681364523778</text:p>
              </table:table-cell>
              <table:table-cell office:value-type="float" office:value="0.00376300385712097">
                <text:p>0.003763003857120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100350379943848">
                <text:p>0.00100350379943848</text:p>
              </table:table-cell>
              <table:table-cell office:value-type="float" office:value="0.00375736368892665">
                <text:p>0.00375736368892665</text:p>
              </table:table-cell>
              <table:table-cell office:value-type="float" office:value="0.00376341483880365">
                <text:p>0.003763414838803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99518013000488">
                <text:p>0.00399518013000488</text:p>
              </table:table-cell>
              <table:table-cell office:value-type="float" office:value="0.00375823801407768">
                <text:p>0.00375823801407768</text:p>
              </table:table-cell>
              <table:table-cell office:value-type="float" office:value="0.00376281888897282">
                <text:p>0.003762818888972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488543510437012">
                <text:p>0.00488543510437012</text:p>
              </table:table-cell>
              <table:table-cell office:value-type="float" office:value="0.00376298923846666">
                <text:p>0.00376298923846666</text:p>
              </table:table-cell>
              <table:table-cell office:value-type="float" office:value="0.00376240556350418">
                <text:p>0.003762405563504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87120246887207">
                <text:p>0.00387120246887207</text:p>
              </table:table-cell>
              <table:table-cell office:value-type="float" office:value="0.00376338417726376">
                <text:p>0.00376338417726376</text:p>
              </table:table-cell>
              <table:table-cell office:value-type="float" office:value="0.00376175775279451">
                <text:p>0.00376175775279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90195846557617">
                <text:p>0.00390195846557617</text:p>
              </table:table-cell>
              <table:table-cell office:value-type="float" office:value="0.00377189402418647">
                <text:p>0.00377189402418647</text:p>
              </table:table-cell>
              <table:table-cell office:value-type="float" office:value="0.00376277382858424">
                <text:p>0.003762773828584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482654571533203">
                <text:p>0.00482654571533203</text:p>
              </table:table-cell>
              <table:table-cell office:value-type="float" office:value="0.00377571522596598">
                <text:p>0.00377571522596598</text:p>
              </table:table-cell>
              <table:table-cell office:value-type="float" office:value="0.00376644413599211">
                <text:p>0.003766444135992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988483428955078">
                <text:p>0.000988483428955078</text:p>
              </table:table-cell>
              <table:table-cell office:value-type="float" office:value="0.00376873305367689">
                <text:p>0.00376873305367689</text:p>
              </table:table-cell>
              <table:table-cell office:value-type="float" office:value="0.00376854314391195">
                <text:p>0.003768543143911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402712821960449">
                <text:p>0.00402712821960449</text:p>
              </table:table-cell>
              <table:table-cell office:value-type="float" office:value="0.00376966253269102">
                <text:p>0.00376966253269102</text:p>
              </table:table-cell>
              <table:table-cell office:value-type="float" office:value="0.00376987780275682">
                <text:p>0.0037698778027568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92603874206543">
                <text:p>0.00392603874206543</text:p>
              </table:table-cell>
              <table:table-cell office:value-type="float" office:value="0.00377169149212013">
                <text:p>0.00377169149212013</text:p>
              </table:table-cell>
              <table:table-cell office:value-type="float" office:value="0.0037715392657281">
                <text:p>0.00377153926572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83591651916504">
                <text:p>0.00383591651916504</text:p>
              </table:table-cell>
              <table:table-cell office:value-type="float" office:value="0.00377192086721672">
                <text:p>0.00377192086721672</text:p>
              </table:table-cell>
              <table:table-cell office:value-type="float" office:value="0.00377154463433415">
                <text:p>0.003771544634334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88884544372559">
                <text:p>0.00388884544372559</text:p>
              </table:table-cell>
              <table:table-cell office:value-type="float" office:value="0.00377302522042963">
                <text:p>0.00377302522042963</text:p>
              </table:table-cell>
              <table:table-cell office:value-type="float" office:value="0.00377100663322688">
                <text:p>0.003771006633226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05788421630859">
                <text:p>0.00405788421630859</text:p>
              </table:table-cell>
              <table:table-cell office:value-type="float" office:value="0.00377403535871289">
                <text:p>0.00377403535871289</text:p>
              </table:table-cell>
              <table:table-cell office:value-type="float" office:value="0.00377206709423408">
                <text:p>0.003772067094234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01544570922852">
                <text:p>0.00401544570922852</text:p>
              </table:table-cell>
              <table:table-cell office:value-type="float" office:value="0.00376931389427516">
                <text:p>0.00376931389427516</text:p>
              </table:table-cell>
              <table:table-cell office:value-type="float" office:value="0.00377199736655091">
                <text:p>0.003771997366550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504636764526367">
                <text:p>0.00504636764526367</text:p>
              </table:table-cell>
              <table:table-cell office:value-type="float" office:value="0.00377381056241245">
                <text:p>0.00377381056241245</text:p>
              </table:table-cell>
              <table:table-cell office:value-type="float" office:value="0.00377242118060937">
                <text:p>0.003772421180609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94940376281738">
                <text:p>0.00394940376281738</text:p>
              </table:table-cell>
              <table:table-cell office:value-type="float" office:value="0.00377537059350165">
                <text:p>0.00377537059350165</text:p>
              </table:table-cell>
              <table:table-cell office:value-type="float" office:value="0.00377311112586636">
                <text:p>0.003773111125866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85141372680664">
                <text:p>0.00385141372680664</text:p>
              </table:table-cell>
              <table:table-cell office:value-type="float" office:value="0.00377563647858314">
                <text:p>0.00377563647858314</text:p>
              </table:table-cell>
              <table:table-cell office:value-type="float" office:value="0.00377363337749706">
                <text:p>0.003773633377497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91840934753418">
                <text:p>0.00391840934753418</text:p>
              </table:table-cell>
              <table:table-cell office:value-type="float" office:value="0.00376715063361125">
                <text:p>0.00376715063361125</text:p>
              </table:table-cell>
              <table:table-cell office:value-type="float" office:value="0.00377225643247673">
                <text:p>0.003772256432476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72886657714844">
                <text:p>0.00372886657714844</text:p>
              </table:table-cell>
              <table:table-cell office:value-type="float" office:value="0.00376701770285965">
                <text:p>0.00376701770285965</text:p>
              </table:table-cell>
              <table:table-cell office:value-type="float" office:value="0.00377179719419363">
                <text:p>0.003771797194193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8673152923584">
                <text:p>0.0048673152923584</text:p>
              </table:table-cell>
              <table:table-cell office:value-type="float" office:value="0.00377499032027969">
                <text:p>0.00377499032027969</text:p>
              </table:table-cell>
              <table:table-cell office:value-type="float" office:value="0.00377203314576708">
                <text:p>0.003772033145767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94177436828613">
                <text:p>0.00394177436828613</text:p>
              </table:table-cell>
              <table:table-cell office:value-type="float" office:value="0.00377556543768661">
                <text:p>0.00377556543768661</text:p>
              </table:table-cell>
              <table:table-cell office:value-type="float" office:value="0.00377207211460407">
                <text:p>0.003772072114604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81326675415039">
                <text:p>0.00381326675415039</text:p>
              </table:table-cell>
              <table:table-cell office:value-type="float" office:value="0.003776942792796">
                <text:p>0.003776942792796</text:p>
              </table:table-cell>
              <table:table-cell office:value-type="float" office:value="0.00377233337744664">
                <text:p>0.003772333377446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02092933654785">
                <text:p>0.00402092933654785</text:p>
              </table:table-cell>
              <table:table-cell office:value-type="float" office:value="0.00377777836315131">
                <text:p>0.00377777836315131</text:p>
              </table:table-cell>
              <table:table-cell office:value-type="float" office:value="0.00377445892335465">
                <text:p>0.003774458923354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90362739562988">
                <text:p>0.00390362739562988</text:p>
              </table:table-cell>
              <table:table-cell office:value-type="float" office:value="0.00377891500828709">
                <text:p>0.00377891500828709</text:p>
              </table:table-cell>
              <table:table-cell office:value-type="float" office:value="0.00377683838444014">
                <text:p>0.003776838384440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84902954101563">
                <text:p>0.00384902954101563</text:p>
              </table:table-cell>
              <table:table-cell office:value-type="float" office:value="0.00377915349309229">
                <text:p>0.00377915349309229</text:p>
              </table:table-cell>
              <table:table-cell office:value-type="float" office:value="0.00377767101900266">
                <text:p>0.003777671019002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377066206880733">
                <text:p>0.00377066206880733</text:p>
              </table:table-cell>
              <table:table-cell office:value-type="float" office:value="0.00377669034522681">
                <text:p>0.003776690345226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85713577270508">
                <text:p>0.00385713577270508</text:p>
              </table:table-cell>
              <table:table-cell office:value-type="float" office:value="0.00377095420969888">
                <text:p>0.00377095420969888</text:p>
              </table:table-cell>
              <table:table-cell office:value-type="float" office:value="0.00377549262860738">
                <text:p>0.003775492628607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484943389892578">
                <text:p>0.00484943389892578</text:p>
              </table:table-cell>
              <table:table-cell office:value-type="float" office:value="0.00377579655949208">
                <text:p>0.00377579655949208</text:p>
              </table:table-cell>
              <table:table-cell office:value-type="float" office:value="0.00377509626787553">
                <text:p>0.00377509626787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95059585571289">
                <text:p>0.00395059585571289</text:p>
              </table:table-cell>
              <table:table-cell office:value-type="float" office:value="0.00377638313431161">
                <text:p>0.00377638313431161</text:p>
              </table:table-cell>
              <table:table-cell office:value-type="float" office:value="0.00377458989308044">
                <text:p>0.003774589893080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95798683166504">
                <text:p>0.00395798683166504</text:p>
              </table:table-cell>
              <table:table-cell office:value-type="float" office:value="0.00376783055309163">
                <text:p>0.00376783055309163</text:p>
              </table:table-cell>
              <table:table-cell office:value-type="float" office:value="0.0037723253050803">
                <text:p>0.00377232530508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400018692016602">
                <text:p>0.00400018692016602</text:p>
              </table:table-cell>
              <table:table-cell office:value-type="float" office:value="0.00376860507431521">
                <text:p>0.00376860507431521</text:p>
              </table:table-cell>
              <table:table-cell office:value-type="float" office:value="0.00377191390618188">
                <text:p>0.00377191390618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96800041198731">
                <text:p>0.00396800041198731</text:p>
              </table:table-cell>
              <table:table-cell office:value-type="float" office:value="0.00376713089022136">
                <text:p>0.00376713089022136</text:p>
              </table:table-cell>
              <table:table-cell office:value-type="float" office:value="0.00377114924228638">
                <text:p>0.003771149242286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85832786560059">
                <text:p>0.00385832786560059</text:p>
              </table:table-cell>
              <table:table-cell office:value-type="float" office:value="0.00376743286696103">
                <text:p>0.00376743286696103</text:p>
              </table:table-cell>
              <table:table-cell office:value-type="float" office:value="0.00376947650378017">
                <text:p>0.003769476503780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391054153442383">
                <text:p>0.00391054153442383</text:p>
              </table:table-cell>
              <table:table-cell office:value-type="float" office:value="0.00376875346711997">
                <text:p>0.00376875346711997</text:p>
              </table:table-cell>
              <table:table-cell office:value-type="float" office:value="0.00376795057034184">
                <text:p>0.003767950570341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399565696716309">
                <text:p>0.00399565696716309</text:p>
              </table:table-cell>
              <table:table-cell office:value-type="float" office:value="0.00376949986021222">
                <text:p>0.00376949986021222</text:p>
              </table:table-cell>
              <table:table-cell office:value-type="float" office:value="0.00376828443176596">
                <text:p>0.003768284431765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38750171661377">
                <text:p>0.0038750171661377</text:p>
              </table:table-cell>
              <table:table-cell office:value-type="float" office:value="0.00377351767818185">
                <text:p>0.00377351767818185</text:p>
              </table:table-cell>
              <table:table-cell office:value-type="float" office:value="0.00376926695253928">
                <text:p>0.003769266952539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383639335632324">
                <text:p>0.00383639335632324</text:p>
              </table:table-cell>
              <table:table-cell office:value-type="float" office:value="0.0037737231542542">
                <text:p>0.0037737231542542</text:p>
              </table:table-cell>
              <table:table-cell office:value-type="float" office:value="0.00377058540534585">
                <text:p>0.00377058540534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391983985900879">
                <text:p>0.00391983985900879</text:p>
              </table:table-cell>
              <table:table-cell office:value-type="float" office:value="0.00377518074885424">
                <text:p>0.00377518074885424</text:p>
              </table:table-cell>
              <table:table-cell office:value-type="float" office:value="0.0037721349817245">
                <text:p>0.00377213498172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395369529724121">
                <text:p>0.00395369529724121</text:p>
              </table:table-cell>
              <table:table-cell office:value-type="float" office:value="0.00377576034154381">
                <text:p>0.00377576034154381</text:p>
              </table:table-cell>
              <table:table-cell office:value-type="float" office:value="0.00377353635660926">
                <text:p>0.003773536356609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04141235351563">
                <text:p>0.00104141235351563</text:p>
              </table:table-cell>
              <table:table-cell office:value-type="float" office:value="0.00376827103480461">
                <text:p>0.00376827103480461</text:p>
              </table:table-cell>
              <table:table-cell office:value-type="float" office:value="0.00377329059152774">
                <text:p>0.003773290591527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85324859619141">
                <text:p>0.00485324859619141</text:p>
              </table:table-cell>
              <table:table-cell office:value-type="float" office:value="0.00377177096242199">
                <text:p>0.00377177096242199</text:p>
              </table:table-cell>
              <table:table-cell office:value-type="float" office:value="0.00377294124837577">
                <text:p>0.003772941248375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399112701416016">
                <text:p>0.00399112701416016</text:p>
              </table:table-cell>
              <table:table-cell office:value-type="float" office:value="0.00376989750012765">
                <text:p>0.00376989750012765</text:p>
              </table:table-cell>
              <table:table-cell office:value-type="float" office:value="0.00377217611755046">
                <text:p>0.003772176117550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378036499023438">
                <text:p>0.00378036499023438</text:p>
              </table:table-cell>
              <table:table-cell office:value-type="float" office:value="0.00376993104977542">
                <text:p>0.00376993104977542</text:p>
              </table:table-cell>
              <table:table-cell office:value-type="float" office:value="0.00377112617773469">
                <text:p>0.003771126177734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391864776611328">
                <text:p>0.00391864776611328</text:p>
              </table:table-cell>
              <table:table-cell office:value-type="float" office:value="0.00377117145732393">
                <text:p>0.00377117145732393</text:p>
              </table:table-cell>
              <table:table-cell office:value-type="float" office:value="0.00377020840089072">
                <text:p>0.003770208400890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412154197692871">
                <text:p>0.00412154197692871</text:p>
              </table:table-cell>
              <table:table-cell office:value-type="float" office:value="0.0037722872870042">
                <text:p>0.0037722872870042</text:p>
              </table:table-cell>
              <table:table-cell office:value-type="float" office:value="0.00377101165133064">
                <text:p>0.003771011651330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95672225952148">
                <text:p>0.00495672225952148</text:p>
              </table:table-cell>
              <table:table-cell office:value-type="float" office:value="0.00377684451730429">
                <text:p>0.00377684451730429</text:p>
              </table:table-cell>
              <table:table-cell office:value-type="float" office:value="0.0037720263623071">
                <text:p>0.00377202636230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383353233337402">
                <text:p>0.00383353233337402</text:p>
              </table:table-cell>
              <table:table-cell office:value-type="float" office:value="0.0037770239091273">
                <text:p>0.0037770239091273</text:p>
              </table:table-cell>
              <table:table-cell office:value-type="float" office:value="0.00377345164410703">
                <text:p>0.003773451644107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3997802734375">
                <text:p>0.003997802734375</text:p>
              </table:table-cell>
              <table:table-cell office:value-type="float" office:value="0.00377808158706039">
                <text:p>0.00377808158706039</text:p>
              </table:table-cell>
              <table:table-cell office:value-type="float" office:value="0.00377508175156402">
                <text:p>0.003775081751564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389766693115234">
                <text:p>0.00389766693115234</text:p>
              </table:table-cell>
              <table:table-cell office:value-type="float" office:value="0.00377845764160156">
                <text:p>0.00377845764160156</text:p>
              </table:table-cell>
              <table:table-cell office:value-type="float" office:value="0.00377653898841955">
                <text:p>0.003776538988419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390911102294922">
                <text:p>0.00390911102294922</text:p>
              </table:table-cell>
              <table:table-cell office:value-type="float" office:value="0.00377131256266754">
                <text:p>0.00377131256266754</text:p>
              </table:table-cell>
              <table:table-cell office:value-type="float" office:value="0.00377634404355222">
                <text:p>0.00377634404355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390791893005371">
                <text:p>0.00390791893005371</text:p>
              </table:table-cell>
              <table:table-cell office:value-type="float" office:value="0.00377173945756562">
                <text:p>0.00377173945756562</text:p>
              </table:table-cell>
              <table:table-cell office:value-type="float" office:value="0.00377532303160448">
                <text:p>0.003775323031604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400209426879883">
                <text:p>0.00400209426879883</text:p>
              </table:table-cell>
              <table:table-cell office:value-type="float" office:value="0.00376602317762878">
                <text:p>0.00376602317762878</text:p>
              </table:table-cell>
              <table:table-cell office:value-type="float" office:value="0.00377312288530478">
                <text:p>0.003773122885304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988245010375977">
                <text:p>0.000988245010375977</text:p>
              </table:table-cell>
              <table:table-cell office:value-type="float" office:value="0.00375739653735781">
                <text:p>0.00375739653735781</text:p>
              </table:table-cell>
              <table:table-cell office:value-type="float" office:value="0.00376898587536426">
                <text:p>0.003768985875364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97746467590332">
                <text:p>0.00497746467590332</text:p>
              </table:table-cell>
              <table:table-cell office:value-type="float" office:value="0.00376235213595437">
                <text:p>0.00376235213595437</text:p>
              </table:table-cell>
              <table:table-cell office:value-type="float" office:value="0.00376576477423482">
                <text:p>0.003765764774234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388383865356445">
                <text:p>0.00388383865356445</text:p>
              </table:table-cell>
              <table:table-cell office:value-type="float" office:value="0.00376272709434206">
                <text:p>0.00376272709434206</text:p>
              </table:table-cell>
              <table:table-cell office:value-type="float" office:value="0.00376404768056973">
                <text:p>0.003764047680569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384330749511719">
                <text:p>0.00384330749511719</text:p>
              </table:table-cell>
              <table:table-cell office:value-type="float" office:value="0.0037551243883535">
                <text:p>0.0037551243883535</text:p>
              </table:table-cell>
              <table:table-cell office:value-type="float" office:value="0.0037607246667273">
                <text:p>0.00376072466672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391578674316406">
                <text:p>0.00391578674316406</text:p>
              </table:table-cell>
              <table:table-cell office:value-type="float" office:value="0.00375561721766274">
                <text:p>0.00375561721766274</text:p>
              </table:table-cell>
              <table:table-cell office:value-type="float" office:value="0.0037586434747341">
                <text:p>0.003758643474734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83663177490234">
                <text:p>0.00383663177490234</text:p>
              </table:table-cell>
              <table:table-cell office:value-type="float" office:value="0.00374862683706875">
                <text:p>0.00374862683706875</text:p>
              </table:table-cell>
              <table:table-cell office:value-type="float" office:value="0.00375688953467628">
                <text:p>0.003756889534676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38609504699707">
                <text:p>0.0038609504699707</text:p>
              </table:table-cell>
              <table:table-cell office:value-type="float" office:value="0.00374896928716906">
                <text:p>0.00374896928716906</text:p>
              </table:table-cell>
              <table:table-cell office:value-type="float" office:value="0.00375421296491922">
                <text:p>0.003754212964919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385475158691406">
                <text:p>0.00385475158691406</text:p>
              </table:table-cell>
              <table:table-cell office:value-type="float" office:value="0.00374200270859658">
                <text:p>0.00374200270859658</text:p>
              </table:table-cell>
              <table:table-cell office:value-type="float" office:value="0.00375006808777013">
                <text:p>0.003750068087770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39513111114502">
                <text:p>0.0039513111114502</text:p>
              </table:table-cell>
              <table:table-cell office:value-type="float" office:value="0.00374263697648401">
                <text:p>0.00374263697648401</text:p>
              </table:table-cell>
              <table:table-cell office:value-type="float" office:value="0.00374757060539623">
                <text:p>0.003747570605396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477981567382813">
                <text:p>0.00477981567382813</text:p>
              </table:table-cell>
              <table:table-cell office:value-type="float" office:value="0.00373843648315731">
                <text:p>0.00373843648315731</text:p>
              </table:table-cell>
              <table:table-cell office:value-type="float" office:value="0.00374413445849514">
                <text:p>0.00374413445849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389909744262695">
                <text:p>0.00389909744262695</text:p>
              </table:table-cell>
              <table:table-cell office:value-type="float" office:value="0.00373892040170993">
                <text:p>0.00373892040170993</text:p>
              </table:table-cell>
              <table:table-cell office:value-type="float" office:value="0.00374219317142338">
                <text:p>0.003742193171423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391125679016113">
                <text:p>0.00391125679016113</text:p>
              </table:table-cell>
              <table:table-cell office:value-type="float" office:value="0.00374050189511332">
                <text:p>0.00374050189511332</text:p>
              </table:table-cell>
              <table:table-cell office:value-type="float" office:value="0.00374049969301223">
                <text:p>0.003740499693012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398921966552734">
                <text:p>0.00398921966552734</text:p>
              </table:table-cell>
              <table:table-cell office:value-type="float" office:value="0.00374124655909659">
                <text:p>0.00374124655909659</text:p>
              </table:table-cell>
              <table:table-cell office:value-type="float" office:value="0.00374034846311223">
                <text:p>0.003740348463112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443577766418457">
                <text:p>0.00443577766418457</text:p>
              </table:table-cell>
              <table:table-cell office:value-type="float" office:value="0.00373660908274051">
                <text:p>0.00373660908274051</text:p>
              </table:table-cell>
              <table:table-cell office:value-type="float" office:value="0.00373914288436353">
                <text:p>0.003739142884363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391340255737305">
                <text:p>0.00391340255737305</text:p>
              </table:table-cell>
              <table:table-cell office:value-type="float" office:value="0.00373713525379596">
                <text:p>0.00373713525379596</text:p>
              </table:table-cell>
              <table:table-cell office:value-type="float" office:value="0.00373888263849126">
                <text:p>0.00373888263849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83639335632324">
                <text:p>0.00383639335632324</text:p>
              </table:table-cell>
              <table:table-cell office:value-type="float" office:value="0.00373867009812878">
                <text:p>0.00373867009812878</text:p>
              </table:table-cell>
              <table:table-cell office:value-type="float" office:value="0.00373883257777503">
                <text:p>0.003738832577775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84426116943359">
                <text:p>0.00384426116943359</text:p>
              </table:table-cell>
              <table:table-cell office:value-type="float" office:value="0.00373898249774803">
                <text:p>0.00373898249774803</text:p>
              </table:table-cell>
              <table:table-cell office:value-type="float" office:value="0.00373852869830197">
                <text:p>0.00373852869830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8599967956543">
                <text:p>0.0038599967956543</text:p>
              </table:table-cell>
              <table:table-cell office:value-type="float" office:value="0.00374020648920887">
                <text:p>0.00374020648920887</text:p>
              </table:table-cell>
              <table:table-cell office:value-type="float" office:value="0.00373832068432443">
                <text:p>0.003738320684324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84283065795898">
                <text:p>0.00384283065795898</text:p>
              </table:table-cell>
              <table:table-cell office:value-type="float" office:value="0.00374050832499932">
                <text:p>0.00374050832499932</text:p>
              </table:table-cell>
              <table:table-cell office:value-type="float" office:value="0.00373910053277619">
                <text:p>0.003739100532776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400161743164063">
                <text:p>0.00400161743164063</text:p>
              </table:table-cell>
              <table:table-cell office:value-type="float" office:value="0.00374400737458522">
                <text:p>0.00374400737458522</text:p>
              </table:table-cell>
              <table:table-cell office:value-type="float" office:value="0.00374047495693404">
                <text:p>0.003740474956934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741243362426758">
                <text:p>0.000741243362426758</text:p>
              </table:table-cell>
              <table:table-cell office:value-type="float" office:value="0.00373522736285377">
                <text:p>0.00373522736285377</text:p>
              </table:table-cell>
              <table:table-cell office:value-type="float" office:value="0.00373978640987904">
                <text:p>0.003739786409879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394201278686523">
                <text:p>0.00394201278686523</text:p>
              </table:table-cell>
              <table:table-cell office:value-type="float" office:value="0.00373920792913717">
                <text:p>0.00373920792913717</text:p>
              </table:table-cell>
              <table:table-cell office:value-type="float" office:value="0.00373983149615687">
                <text:p>0.003739831496156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387978553771973">
                <text:p>0.00387978553771973</text:p>
              </table:table-cell>
              <table:table-cell office:value-type="float" office:value="0.00373961658497607">
                <text:p>0.00373961658497607</text:p>
              </table:table-cell>
              <table:table-cell office:value-type="float" office:value="0.00373971351531031">
                <text:p>0.003739713515310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382804870605469">
                <text:p>0.00382804870605469</text:p>
              </table:table-cell>
              <table:table-cell office:value-type="float" office:value="0.00374153424384321">
                <text:p>0.00374153424384321</text:p>
              </table:table-cell>
              <table:table-cell office:value-type="float" office:value="0.00373991869907909">
                <text:p>0.003739918699079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39207935333252">
                <text:p>0.0039207935333252</text:p>
              </table:table-cell>
              <table:table-cell office:value-type="float" office:value="0.00374205233427524">
                <text:p>0.00374205233427524</text:p>
              </table:table-cell>
              <table:table-cell office:value-type="float" office:value="0.00373952769101709">
                <text:p>0.003739527691017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395560264587402">
                <text:p>0.00395560264587402</text:p>
              </table:table-cell>
              <table:table-cell office:value-type="float" office:value="0.00373535087010029">
                <text:p>0.00373535087010029</text:p>
              </table:table-cell>
              <table:table-cell office:value-type="float" office:value="0.0037395523924664">
                <text:p>0.003739552392466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974893569946289">
                <text:p>0.000974893569946289</text:p>
              </table:table-cell>
              <table:table-cell office:value-type="float" office:value="0.00372741852153663">
                <text:p>0.00372741852153663</text:p>
              </table:table-cell>
              <table:table-cell office:value-type="float" office:value="0.00373719451094629">
                <text:p>0.003737194510946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87279891967773">
                <text:p>0.00487279891967773</text:p>
              </table:table-cell>
              <table:table-cell office:value-type="float" office:value="0.0037345539138841">
                <text:p>0.0037345539138841</text:p>
              </table:table-cell>
              <table:table-cell office:value-type="float" office:value="0.0037361819767279">
                <text:p>0.00373618197672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395107269287109">
                <text:p>0.00395107269287109</text:p>
              </table:table-cell>
              <table:table-cell office:value-type="float" office:value="0.00373517253896692">
                <text:p>0.00373517253896692</text:p>
              </table:table-cell>
              <table:table-cell office:value-type="float" office:value="0.00373490963575264">
                <text:p>0.003734909635752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392770767211914">
                <text:p>0.00392770767211914</text:p>
              </table:table-cell>
              <table:table-cell office:value-type="float" office:value="0.00372890659381746">
                <text:p>0.00372890659381746</text:p>
              </table:table-cell>
              <table:table-cell office:value-type="float" office:value="0.00373228048766108">
                <text:p>0.003732280487661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38905143737793">
                <text:p>0.0038905143737793</text:p>
              </table:table-cell>
              <table:table-cell office:value-type="float" office:value="0.00372936570682872">
                <text:p>0.00372936570682872</text:p>
              </table:table-cell>
              <table:table-cell office:value-type="float" office:value="0.00373108345500677">
                <text:p>0.003731083455006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341367721557617">
                <text:p>0.00341367721557617</text:p>
              </table:table-cell>
              <table:table-cell office:value-type="float" office:value="0.00372938995496997">
                <text:p>0.00372938995496997</text:p>
              </table:table-cell>
              <table:table-cell office:value-type="float" office:value="0.00373147774169343">
                <text:p>0.003731477741693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99558448791504">
                <text:p>0.00499558448791504</text:p>
              </table:table-cell>
              <table:table-cell office:value-type="float" office:value="0.0037329667756845">
                <text:p>0.0037329667756845</text:p>
              </table:table-cell>
              <table:table-cell office:value-type="float" office:value="0.00373116031405351">
                <text:p>0.003731160314053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395560264587402">
                <text:p>0.00395560264587402</text:p>
              </table:table-cell>
              <table:table-cell office:value-type="float" office:value="0.00373665546073086">
                <text:p>0.00373665546073086</text:p>
              </table:table-cell>
              <table:table-cell office:value-type="float" office:value="0.0037314568984063">
                <text:p>0.00373145689840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115489959716797">
                <text:p>0.00115489959716797</text:p>
              </table:table-cell>
              <table:table-cell office:value-type="float" office:value="0.0037298886598848">
                <text:p>0.0037298886598848</text:p>
              </table:table-cell>
              <table:table-cell office:value-type="float" office:value="0.00373165331161977">
                <text:p>0.003731653311619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484156608581543">
                <text:p>0.00484156608581543</text:p>
              </table:table-cell>
              <table:table-cell office:value-type="float" office:value="0.00372609662919763">
                <text:p>0.00372609662919763</text:p>
              </table:table-cell>
              <table:table-cell office:value-type="float" office:value="0.00373099949609355">
                <text:p>0.003730999496093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391888618469238">
                <text:p>0.00391888618469238</text:p>
              </table:table-cell>
              <table:table-cell office:value-type="float" office:value="0.00372663514750907">
                <text:p>0.00372663514750907</text:p>
              </table:table-cell>
              <table:table-cell office:value-type="float" office:value="0.00373044853460137">
                <text:p>0.003730448534601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01544570922852">
                <text:p>0.00401544570922852</text:p>
              </table:table-cell>
              <table:table-cell office:value-type="float" office:value="0.0037317142046841">
                <text:p>0.0037317142046841</text:p>
              </table:table-cell>
              <table:table-cell office:value-type="float" office:value="0.00373019802040129">
                <text:p>0.0037301980204012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02663040161133">
                <text:p>0.00102663040161133</text:p>
              </table:table-cell>
              <table:table-cell office:value-type="float" office:value="0.00372420008300889">
                <text:p>0.00372420008300889</text:p>
              </table:table-cell>
              <table:table-cell office:value-type="float" office:value="0.0037277069448569">
                <text:p>0.00372770694485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951290130615234">
                <text:p>0.000951290130615234</text:p>
              </table:table-cell>
              <table:table-cell office:value-type="float" office:value="0.00371826631708468">
                <text:p>0.00371826631708468</text:p>
              </table:table-cell>
              <table:table-cell office:value-type="float" office:value="0.00372538247629687">
                <text:p>0.003725382476296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388693809509277">
                <text:p>0.00388693809509277</text:p>
              </table:table-cell>
              <table:table-cell office:value-type="float" office:value="0.00371873226122282">
                <text:p>0.00371873226122282</text:p>
              </table:table-cell>
              <table:table-cell office:value-type="float" office:value="0.00372390960270191">
                <text:p>0.003723909602701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385141372680664">
                <text:p>0.00385141372680664</text:p>
              </table:table-cell>
              <table:table-cell office:value-type="float" office:value="0.00371195179008826">
                <text:p>0.00371195179008826</text:p>
              </table:table-cell>
              <table:table-cell office:value-type="float" office:value="0.00372097293121775">
                <text:p>0.003720972931217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496649742126465">
                <text:p>0.00496649742126465</text:p>
              </table:table-cell>
              <table:table-cell office:value-type="float" office:value="0.00371539834402006">
                <text:p>0.00371539834402006</text:p>
              </table:table-cell>
              <table:table-cell office:value-type="float" office:value="0.00371770975908494">
                <text:p>0.003717709759084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391221046447754">
                <text:p>0.00391221046447754</text:p>
              </table:table-cell>
              <table:table-cell office:value-type="float" office:value="0.00370902927587187">
                <text:p>0.00370902927587187</text:p>
              </table:table-cell>
              <table:table-cell office:value-type="float" office:value="0.00371467559765754">
                <text:p>0.003714675597657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388097763061523">
                <text:p>0.00388097763061523</text:p>
              </table:table-cell>
              <table:table-cell office:value-type="float" office:value="0.0037094990801198">
                <text:p>0.0037094990801198</text:p>
              </table:table-cell>
              <table:table-cell office:value-type="float" office:value="0.00371292215026456">
                <text:p>0.003712922150264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380682945251465">
                <text:p>0.00380682945251465</text:p>
              </table:table-cell>
              <table:table-cell office:value-type="float" office:value="0.00371070140862768">
                <text:p>0.00371070140862768</text:p>
              </table:table-cell>
              <table:table-cell office:value-type="float" office:value="0.00371131597974553">
                <text:p>0.003711315979745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81946563720703">
                <text:p>0.00381946563720703</text:p>
              </table:table-cell>
              <table:table-cell office:value-type="float" office:value="0.00371099696359665">
                <text:p>0.00371099696359665</text:p>
              </table:table-cell>
              <table:table-cell office:value-type="float" office:value="0.00371112501444721">
                <text:p>0.0037111250144472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396132469177246">
                <text:p>0.00396132469177246</text:p>
              </table:table-cell>
              <table:table-cell office:value-type="float" office:value="0.00371216377837761">
                <text:p>0.00371216377837761</text:p>
              </table:table-cell>
              <table:table-cell office:value-type="float" office:value="0.00371047810131872">
                <text:p>0.003710478101318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391364097595215">
                <text:p>0.00391364097595215</text:p>
              </table:table-cell>
              <table:table-cell office:value-type="float" office:value="0.00371270831134402">
                <text:p>0.00371270831134402</text:p>
              </table:table-cell>
              <table:table-cell office:value-type="float" office:value="0.00371121390841315">
                <text:p>0.003711213908413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387692451477051">
                <text:p>0.00387692451477051</text:p>
              </table:table-cell>
              <table:table-cell office:value-type="float" office:value="0.00370662727423624">
                <text:p>0.00370662727423624</text:p>
              </table:table-cell>
              <table:table-cell office:value-type="float" office:value="0.00371063954723644">
                <text:p>0.003710639547236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38154125213623">
                <text:p>0.0038154125213623</text:p>
              </table:table-cell>
              <table:table-cell office:value-type="float" office:value="0.00370691970769626">
                <text:p>0.00370691970769626</text:p>
              </table:table-cell>
              <table:table-cell office:value-type="float" office:value="0.00370988320705016">
                <text:p>0.00370988320705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391006469726562">
                <text:p>0.00391006469726562</text:p>
              </table:table-cell>
              <table:table-cell office:value-type="float" office:value="0.00370873624475059">
                <text:p>0.00370873624475059</text:p>
              </table:table-cell>
              <table:table-cell office:value-type="float" office:value="0.00370943106328094">
                <text:p>0.003709431063280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68149375915527">
                <text:p>0.00268149375915527</text:p>
              </table:table-cell>
              <table:table-cell office:value-type="float" office:value="0.00370598960708857">
                <text:p>0.00370598960708857</text:p>
              </table:table-cell>
              <table:table-cell office:value-type="float" office:value="0.00370819622902314">
                <text:p>0.003708196229023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387287139892578">
                <text:p>0.00387287139892578</text:p>
              </table:table-cell>
              <table:table-cell office:value-type="float" office:value="0.00370659228779596">
                <text:p>0.00370659228779596</text:p>
              </table:table-cell>
              <table:table-cell office:value-type="float" office:value="0.00370697302431352">
                <text:p>0.0037069730243135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383567810058594">
                <text:p>0.00383567810058594</text:p>
              </table:table-cell>
              <table:table-cell office:value-type="float" office:value="0.00370693560112784">
                <text:p>0.00370693560112784</text:p>
              </table:table-cell>
              <table:table-cell office:value-type="float" office:value="0.00370703468969184">
                <text:p>0.003707034689691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395727157592773">
                <text:p>0.00395727157592773</text:p>
              </table:table-cell>
              <table:table-cell office:value-type="float" office:value="0.0037126525343255">
                <text:p>0.0037126525343255</text:p>
              </table:table-cell>
              <table:table-cell office:value-type="float" office:value="0.00370818125501769">
                <text:p>0.003708181255017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386357307434082">
                <text:p>0.00386357307434082</text:p>
              </table:table-cell>
              <table:table-cell office:value-type="float" office:value="0.00371613770400503">
                <text:p>0.00371613770400503</text:p>
              </table:table-cell>
              <table:table-cell office:value-type="float" office:value="0.00370966154686858">
                <text:p>0.003709661546868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385212898254394">
                <text:p>0.00385212898254394</text:p>
              </table:table-cell>
              <table:table-cell office:value-type="float" office:value="0.00371818645374351">
                <text:p>0.00371818645374351</text:p>
              </table:table-cell>
              <table:table-cell office:value-type="float" office:value="0.00371210091619957">
                <text:p>0.003712100916199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390768051147461">
                <text:p>0.00390768051147461</text:p>
              </table:table-cell>
              <table:table-cell office:value-type="float" office:value="0.00371868512231649">
                <text:p>0.00371868512231649</text:p>
              </table:table-cell>
              <table:table-cell office:value-type="float" office:value="0.00371451948310367">
                <text:p>0.003714519483103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39513111114502">
                <text:p>0.0039513111114502</text:p>
              </table:table-cell>
              <table:table-cell office:value-type="float" office:value="0.00373055673420018">
                <text:p>0.00373055673420018</text:p>
              </table:table-cell>
              <table:table-cell office:value-type="float" office:value="0.00371924370971814">
                <text:p>0.003719243709718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373506546020508">
                <text:p>0.00373506546020508</text:p>
              </table:table-cell>
              <table:table-cell office:value-type="float" office:value="0.00373056853714783">
                <text:p>0.00373056853714783</text:p>
              </table:table-cell>
              <table:table-cell office:value-type="float" office:value="0.00372282691028261">
                <text:p>0.003722826910282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385499000549316">
                <text:p>0.00385499000549316</text:p>
              </table:table-cell>
              <table:table-cell office:value-type="float" office:value="0.00372868653968708">
                <text:p>0.00372868653968708</text:p>
              </table:table-cell>
              <table:table-cell office:value-type="float" office:value="0.00372533667741902">
                <text:p>0.003725336677419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384879112243652">
                <text:p>0.00384879112243652</text:p>
              </table:table-cell>
              <table:table-cell office:value-type="float" office:value="0.003728999312038">
                <text:p>0.003728999312038</text:p>
              </table:table-cell>
              <table:table-cell office:value-type="float" office:value="0.00372749924907792">
                <text:p>0.0037274992490779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382685661315918">
                <text:p>0.00382685661315918</text:p>
              </table:table-cell>
              <table:table-cell office:value-type="float" office:value="0.00372300130551344">
                <text:p>0.00372300130551344</text:p>
              </table:table-cell>
              <table:table-cell office:value-type="float" office:value="0.00372836248571731">
                <text:p>0.003728362485717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394105911254883">
                <text:p>0.00394105911254883</text:p>
              </table:table-cell>
              <table:table-cell office:value-type="float" office:value="0.00372356622211198">
                <text:p>0.00372356622211198</text:p>
              </table:table-cell>
              <table:table-cell office:value-type="float" office:value="0.00372696438329967">
                <text:p>0.00372696438329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Unix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